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.055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8f8f"/>
    </style:style>
    <style:style style:name="ce2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#dadab5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6"/>
        <table:table-column table:style-name="co2" table:number-columns-repeated="6" table:default-cell-style-name="Default"/>
        <table:table-column table:style-name="co2" table:number-columns-repeated="7" table:default-cell-style-name="ce6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异亮氨酸</text:p>
          </table:table-cell>
          <table:table-cell office:value-type="string" calcext:value-type="string">
            <text:p>亮氨酸</text:p>
          </table:table-cell>
          <table:table-cell office:value-type="string" calcext:value-type="string">
            <text:p>赖氨酸</text:p>
          </table:table-cell>
          <table:table-cell office:value-type="string" calcext:value-type="string">
            <text:p>蛋氨酸</text:p>
          </table:table-cell>
          <table:table-cell office:value-type="string" calcext:value-type="string">
            <text:p>胱氨酸</text:p>
          </table:table-cell>
          <table:table-cell office:value-type="string" calcext:value-type="string">
            <text:p>苯丙氨酸</text:p>
          </table:table-cell>
          <table:table-cell office:value-type="string" calcext:value-type="string">
            <text:p>酪氨酸</text:p>
          </table:table-cell>
          <table:table-cell office:value-type="string" calcext:value-type="string">
            <text:p>苏氨酸</text:p>
          </table:table-cell>
          <table:table-cell office:value-type="string" calcext:value-type="string">
            <text:p>色氨酸</text:p>
          </table:table-cell>
          <table:table-cell office:value-type="string" calcext:value-type="string">
            <text:p>缬氨酸</text:p>
          </table:table-cell>
          <table:table-cell office:value-type="string" calcext:value-type="string">
            <text:p>精氨酸</text:p>
          </table:table-cell>
          <table:table-cell office:value-type="string" calcext:value-type="string">
            <text:p>组氨酸</text:p>
          </table:table-cell>
          <table:table-cell office:value-type="string" calcext:value-type="string">
            <text:p>丙氨酸</text:p>
          </table:table-cell>
          <table:table-cell office:value-type="string" calcext:value-type="string">
            <text:p>天冬氨酸</text:p>
          </table:table-cell>
          <table:table-cell office:value-type="string" calcext:value-type="string">
            <text:p>谷氨酸</text:p>
          </table:table-cell>
          <table:table-cell office:value-type="string" calcext:value-type="string">
            <text:p>甘氨酸</text:p>
          </table:table-cell>
          <table:table-cell office:value-type="string" calcext:value-type="string">
            <text:p>脯氨酸</text:p>
          </table:table-cell>
          <table:table-cell office:value-type="string" calcext:value-type="string">
            <text:p>丝氨酸</text:p>
          </table:table-cell>
          <table:table-cell/>
        </table:table-row>
        <table:table-row table:style-name="ro1">
          <table:table-cell office:value-type="string" calcext:value-type="string">
            <text:p>猪肉（瘦）</text:p>
          </table:table-cell>
          <table:table-cell office:value-type="float" office:value="922" calcext:value-type="float">
            <text:p>922</text:p>
          </table:table-cell>
          <table:table-cell office:value-type="float" office:value="1694" calcext:value-type="float">
            <text:p>1694</text:p>
          </table:table-cell>
          <table:table-cell office:value-type="float" office:value="1521" calcext:value-type="float">
            <text:p>1521</text:p>
          </table:table-cell>
          <table:table-cell office:value-type="float" office:value="420" calcext:value-type="float">
            <text:p>420</text:p>
          </table:table-cell>
          <table:table-cell office:value-type="float" office:value="254" calcext:value-type="float">
            <text:p>254</text:p>
          </table:table-cell>
          <table:table-cell office:value-type="float" office:value="889" calcext:value-type="float">
            <text:p>889</text:p>
          </table:table-cell>
          <table:table-cell office:value-type="float" office:value="711" calcext:value-type="float">
            <text:p>711</text:p>
          </table:table-cell>
          <table:table-cell office:value-type="float" office:value="926" calcext:value-type="float">
            <text:p>926</text:p>
          </table:table-cell>
          <table:table-cell office:value-type="float" office:value="267" calcext:value-type="float">
            <text:p>267</text:p>
          </table:table-cell>
          <table:table-cell office:value-type="float" office:value="1050" calcext:value-type="float">
            <text:p>1050</text:p>
          </table:table-cell>
          <table:table-cell office:value-type="float" office:value="1255" calcext:value-type="float">
            <text:p>1255</text:p>
          </table:table-cell>
          <table:table-cell office:value-type="float" office:value="735" calcext:value-type="float">
            <text:p>735</text:p>
          </table:table-cell>
          <table:table-cell office:value-type="float" office:value="1153" calcext:value-type="float">
            <text:p>1153</text:p>
          </table:table-cell>
          <table:table-cell office:value-type="float" office:value="1850" calcext:value-type="float">
            <text:p>1850</text:p>
          </table:table-cell>
          <table:table-cell office:value-type="float" office:value="3126" calcext:value-type="float">
            <text:p>3126</text:p>
          </table:table-cell>
          <table:table-cell office:value-type="float" office:value="864" calcext:value-type="float">
            <text:p>864</text:p>
          </table:table-cell>
          <table:table-cell office:value-type="float" office:value="905" calcext:value-type="float">
            <text:p>905</text:p>
          </table:table-cell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/>
          <table:table-cell table:formula="of:=SUM([.B2:.S2])" office:value-type="float" office:value="19320" calcext:value-type="float">
            <text:p>19320</text:p>
          </table:table-cell>
          <table:table-cell table:formula="of:=[.B3]" office:value-type="float" office:value="19320" calcext:value-type="float">
            <text:p>19320</text:p>
          </table:table-cell>
          <table:table-cell table:formula="of:=[.C3]" office:value-type="float" office:value="19320" calcext:value-type="float">
            <text:p>19320</text:p>
          </table:table-cell>
          <table:table-cell table:formula="of:=[.D3]" office:value-type="float" office:value="19320" calcext:value-type="float">
            <text:p>19320</text:p>
          </table:table-cell>
          <table:table-cell table:style-name="Default" table:formula="of:=[.E3]" office:value-type="float" office:value="19320" calcext:value-type="float">
            <text:p>19320</text:p>
          </table:table-cell>
          <table:table-cell table:formula="of:=[.F3]" office:value-type="float" office:value="19320" calcext:value-type="float">
            <text:p>19320</text:p>
          </table:table-cell>
          <table:table-cell table:formula="of:=[.G3]" office:value-type="float" office:value="19320" calcext:value-type="float">
            <text:p>19320</text:p>
          </table:table-cell>
          <table:table-cell table:formula="of:=[.H3]" office:value-type="float" office:value="19320" calcext:value-type="float">
            <text:p>19320</text:p>
          </table:table-cell>
          <table:table-cell table:formula="of:=[.I3]" office:value-type="float" office:value="19320" calcext:value-type="float">
            <text:p>19320</text:p>
          </table:table-cell>
          <table:table-cell table:formula="of:=[.J3]" office:value-type="float" office:value="19320" calcext:value-type="float">
            <text:p>19320</text:p>
          </table:table-cell>
          <table:table-cell table:formula="of:=[.K3]" office:value-type="float" office:value="19320" calcext:value-type="float">
            <text:p>19320</text:p>
          </table:table-cell>
          <table:table-cell table:style-name="Default" table:formula="of:=[.L3]" office:value-type="float" office:value="19320" calcext:value-type="float">
            <text:p>19320</text:p>
          </table:table-cell>
          <table:table-cell table:style-name="Default" table:formula="of:=[.M3]" office:value-type="float" office:value="19320" calcext:value-type="float">
            <text:p>19320</text:p>
          </table:table-cell>
          <table:table-cell table:style-name="Default" table:formula="of:=[.N3]" office:value-type="float" office:value="19320" calcext:value-type="float">
            <text:p>19320</text:p>
          </table:table-cell>
          <table:table-cell table:style-name="Default" table:formula="of:=[.O3]" office:value-type="float" office:value="19320" calcext:value-type="float">
            <text:p>19320</text:p>
          </table:table-cell>
          <table:table-cell table:style-name="Default" table:formula="of:=[.P3]" office:value-type="float" office:value="19320" calcext:value-type="float">
            <text:p>19320</text:p>
          </table:table-cell>
          <table:table-cell table:style-name="Default" table:formula="of:=[.Q3]" office:value-type="float" office:value="19320" calcext:value-type="float">
            <text:p>19320</text:p>
          </table:table-cell>
          <table:table-cell table:style-name="Default" table:formula="of:=[.R3]" office:value-type="float" office:value="19320" calcext:value-type="float">
            <text:p>19320</text:p>
          </table:table-cell>
          <table:table-cell/>
        </table:table-row>
        <table:table-row table:style-name="ro1">
          <table:table-cell/>
          <table:table-cell table:formula="of:=[.B2]/[.B3]" office:value-type="float" office:value="0.0477225672877847" calcext:value-type="float">
            <text:p>0.047722567287785</text:p>
          </table:table-cell>
          <table:table-cell table:formula="of:=[.C2]/[.C3]" office:value-type="float" office:value="0.0876811594202898" calcext:value-type="float">
            <text:p>0.08768115942029</text:p>
          </table:table-cell>
          <table:table-cell table:formula="of:=[.D2]/[.D3]" office:value-type="float" office:value="0.0787267080745342" calcext:value-type="float">
            <text:p>0.078726708074534</text:p>
          </table:table-cell>
          <table:table-cell table:formula="of:=[.E2]/[.E3]" office:value-type="float" office:value="0.0217391304347826" calcext:value-type="float">
            <text:p>0.021739130434783</text:p>
          </table:table-cell>
          <table:table-cell table:style-name="Default" table:formula="of:=[.F2]/[.F3]" office:value-type="float" office:value="0.0131469979296066" calcext:value-type="float">
            <text:p>0.013146997929607</text:p>
          </table:table-cell>
          <table:table-cell table:formula="of:=[.G2]/[.G3]" office:value-type="float" office:value="0.0460144927536232" calcext:value-type="float">
            <text:p>0.046014492753623</text:p>
          </table:table-cell>
          <table:table-cell table:formula="of:=[.H2]/[.H3]" office:value-type="float" office:value="0.0368012422360248" calcext:value-type="float">
            <text:p>0.036801242236025</text:p>
          </table:table-cell>
          <table:table-cell table:formula="of:=[.I2]/[.I3]" office:value-type="float" office:value="0.0479296066252588" calcext:value-type="float">
            <text:p>0.047929606625259</text:p>
          </table:table-cell>
          <table:table-cell table:formula="of:=[.J2]/[.J3]" office:value-type="float" office:value="0.0138198757763975" calcext:value-type="float">
            <text:p>0.013819875776398</text:p>
          </table:table-cell>
          <table:table-cell table:formula="of:=[.K2]/[.K3]" office:value-type="float" office:value="0.0543478260869565" calcext:value-type="float">
            <text:p>0.054347826086957</text:p>
          </table:table-cell>
          <table:table-cell table:formula="of:=[.L2]/[.L3]" office:value-type="float" office:value="0.0649585921325052" calcext:value-type="float">
            <text:p>0.064958592132505</text:p>
          </table:table-cell>
          <table:table-cell table:style-name="Default" table:formula="of:=[.M2]/[.M3]" office:value-type="float" office:value="0.0380434782608696" calcext:value-type="float">
            <text:p>0.03804347826087</text:p>
          </table:table-cell>
          <table:table-cell table:style-name="Default" table:formula="of:=[.N2]/[.N3]" office:value-type="float" office:value="0.0596790890269151" calcext:value-type="float">
            <text:p>0.059679089026915</text:p>
          </table:table-cell>
          <table:table-cell table:style-name="Default" table:formula="of:=[.O2]/[.O3]" office:value-type="float" office:value="0.0957556935817805" calcext:value-type="float">
            <text:p>0.095755693581781</text:p>
          </table:table-cell>
          <table:table-cell table:style-name="Default" table:formula="of:=[.P2]/[.P3]" office:value-type="float" office:value="0.161801242236025" calcext:value-type="float">
            <text:p>0.161801242236025</text:p>
          </table:table-cell>
          <table:table-cell table:style-name="Default" table:formula="of:=[.Q2]/[.Q3]" office:value-type="float" office:value="0.0447204968944099" calcext:value-type="float">
            <text:p>0.04472049689441</text:p>
          </table:table-cell>
          <table:table-cell table:style-name="Default" table:formula="of:=[.R2]/[.R3]" office:value-type="float" office:value="0.0468426501035197" calcext:value-type="float">
            <text:p>0.04684265010352</text:p>
          </table:table-cell>
          <table:table-cell table:style-name="Default" table:formula="of:=[.S2]/[.S3]" office:value-type="float" office:value="0.0402691511387164" calcext:value-type="float">
            <text:p>0.040269151138716</text:p>
          </table:table-cell>
          <table:table-cell/>
        </table:table-row>
        <table:table-row table:style-name="ro1">
          <table:table-cell office:value-type="string" calcext:value-type="string">
            <text:p>牛肉（肥瘦）</text:p>
          </table:table-cell>
          <table:table-cell office:value-type="float" office:value="888" calcext:value-type="float">
            <text:p>888</text:p>
          </table:table-cell>
          <table:table-cell office:value-type="float" office:value="1595" calcext:value-type="float">
            <text:p>1595</text:p>
          </table:table-cell>
          <table:table-cell office:value-type="float" office:value="1733" calcext:value-type="float">
            <text:p>1733</text:p>
          </table:table-cell>
          <table:table-cell office:value-type="float" office:value="487" calcext:value-type="float">
            <text:p>487</text:p>
          </table:table-cell>
          <table:table-cell office:value-type="float" office:value="262" calcext:value-type="float">
            <text:p>262</text:p>
          </table:table-cell>
          <table:table-cell office:value-type="float" office:value="817" calcext:value-type="float">
            <text:p>817</text:p>
          </table:table-cell>
          <table:table-cell office:value-type="float" office:value="696" calcext:value-type="float">
            <text:p>696</text:p>
          </table:table-cell>
          <table:table-cell office:value-type="float" office:value="913" calcext:value-type="float">
            <text:p>913</text:p>
          </table:table-cell>
          <table:table-cell office:value-type="float" office:value="219" calcext:value-type="float">
            <text:p>219</text:p>
          </table:table-cell>
          <table:table-cell office:value-type="float" office:value="978" calcext:value-type="float">
            <text:p>978</text:p>
          </table:table-cell>
          <table:table-cell office:value-type="float" office:value="1257" calcext:value-type="float">
            <text:p>1257</text:p>
          </table:table-cell>
          <table:table-cell office:value-type="float" office:value="679" calcext:value-type="float">
            <text:p>679</text:p>
          </table:table-cell>
          <table:table-cell office:value-type="float" office:value="1143" calcext:value-type="float">
            <text:p>1143</text:p>
          </table:table-cell>
          <table:table-cell office:value-type="float" office:value="1819" calcext:value-type="float">
            <text:p>1819</text:p>
          </table:table-cell>
          <table:table-cell office:value-type="float" office:value="3197" calcext:value-type="float">
            <text:p>3197</text:p>
          </table:table-cell>
          <table:table-cell office:value-type="float" office:value="931" calcext:value-type="float">
            <text:p>931</text:p>
          </table:table-cell>
          <table:table-cell office:value-type="float" office:value="902" calcext:value-type="float">
            <text:p>902</text:p>
          </table:table-cell>
          <table:table-cell office:value-type="float" office:value="766" calcext:value-type="float">
            <text:p>766</text:p>
          </table:table-cell>
          <table:table-cell/>
        </table:table-row>
        <table:table-row table:style-name="ro1">
          <table:table-cell/>
          <table:table-cell table:formula="of:=SUM([.B5:.S5])" office:value-type="float" office:value="19282" calcext:value-type="float">
            <text:p>19282</text:p>
          </table:table-cell>
          <table:table-cell table:formula="of:=[.B6]" office:value-type="float" office:value="19282" calcext:value-type="float">
            <text:p>19282</text:p>
          </table:table-cell>
          <table:table-cell table:formula="of:=[.C6]" office:value-type="float" office:value="19282" calcext:value-type="float">
            <text:p>19282</text:p>
          </table:table-cell>
          <table:table-cell table:formula="of:=[.D6]" office:value-type="float" office:value="19282" calcext:value-type="float">
            <text:p>19282</text:p>
          </table:table-cell>
          <table:table-cell table:style-name="Default" table:formula="of:=[.E6]" office:value-type="float" office:value="19282" calcext:value-type="float">
            <text:p>19282</text:p>
          </table:table-cell>
          <table:table-cell table:formula="of:=[.F6]" office:value-type="float" office:value="19282" calcext:value-type="float">
            <text:p>19282</text:p>
          </table:table-cell>
          <table:table-cell table:formula="of:=[.G6]" office:value-type="float" office:value="19282" calcext:value-type="float">
            <text:p>19282</text:p>
          </table:table-cell>
          <table:table-cell table:formula="of:=[.H6]" office:value-type="float" office:value="19282" calcext:value-type="float">
            <text:p>19282</text:p>
          </table:table-cell>
          <table:table-cell table:formula="of:=[.I6]" office:value-type="float" office:value="19282" calcext:value-type="float">
            <text:p>19282</text:p>
          </table:table-cell>
          <table:table-cell table:formula="of:=[.J6]" office:value-type="float" office:value="19282" calcext:value-type="float">
            <text:p>19282</text:p>
          </table:table-cell>
          <table:table-cell table:formula="of:=[.K6]" office:value-type="float" office:value="19282" calcext:value-type="float">
            <text:p>19282</text:p>
          </table:table-cell>
          <table:table-cell table:style-name="Default" table:formula="of:=[.L6]" office:value-type="float" office:value="19282" calcext:value-type="float">
            <text:p>19282</text:p>
          </table:table-cell>
          <table:table-cell table:style-name="Default" table:formula="of:=[.M6]" office:value-type="float" office:value="19282" calcext:value-type="float">
            <text:p>19282</text:p>
          </table:table-cell>
          <table:table-cell table:style-name="Default" table:formula="of:=[.N6]" office:value-type="float" office:value="19282" calcext:value-type="float">
            <text:p>19282</text:p>
          </table:table-cell>
          <table:table-cell table:style-name="Default" table:formula="of:=[.O6]" office:value-type="float" office:value="19282" calcext:value-type="float">
            <text:p>19282</text:p>
          </table:table-cell>
          <table:table-cell table:style-name="Default" table:formula="of:=[.P6]" office:value-type="float" office:value="19282" calcext:value-type="float">
            <text:p>19282</text:p>
          </table:table-cell>
          <table:table-cell table:style-name="Default" table:formula="of:=[.Q6]" office:value-type="float" office:value="19282" calcext:value-type="float">
            <text:p>19282</text:p>
          </table:table-cell>
          <table:table-cell table:style-name="Default" table:formula="of:=[.R6]" office:value-type="float" office:value="19282" calcext:value-type="float">
            <text:p>19282</text:p>
          </table:table-cell>
          <table:table-cell/>
        </table:table-row>
        <table:table-row table:style-name="ro1">
          <table:table-cell/>
          <table:table-cell table:formula="of:=[.B5]/[.B6]" office:value-type="float" office:value="0.0460533139715797" calcext:value-type="float">
            <text:p>0.04605331397158</text:p>
          </table:table-cell>
          <table:table-cell table:formula="of:=[.C5]/[.C6]" office:value-type="float" office:value="0.082719634892646" calcext:value-type="float">
            <text:p>0.082719634892646</text:p>
          </table:table-cell>
          <table:table-cell table:formula="of:=[.D5]/[.D6]" office:value-type="float" office:value="0.0898765688206617" calcext:value-type="float">
            <text:p>0.089876568820662</text:p>
          </table:table-cell>
          <table:table-cell table:formula="of:=[.E5]/[.E6]" office:value-type="float" office:value="0.0252567161082875" calcext:value-type="float">
            <text:p>0.025256716108288</text:p>
          </table:table-cell>
          <table:table-cell table:style-name="Default" table:formula="of:=[.F5]/[.F6]" office:value-type="float" office:value="0.0135878020952183" calcext:value-type="float">
            <text:p>0.013587802095218</text:p>
          </table:table-cell>
          <table:table-cell table:formula="of:=[.G5]/[.G6]" office:value-type="float" office:value="0.0423711233274557" calcext:value-type="float">
            <text:p>0.042371123327456</text:p>
          </table:table-cell>
          <table:table-cell table:formula="of:=[.H5]/[.H6]" office:value-type="float" office:value="0.0360958406804273" calcext:value-type="float">
            <text:p>0.036095840680427</text:p>
          </table:table-cell>
          <table:table-cell table:formula="of:=[.I5]/[.I6]" office:value-type="float" office:value="0.0473498599730318" calcext:value-type="float">
            <text:p>0.047349859973032</text:p>
          </table:table-cell>
          <table:table-cell table:formula="of:=[.J5]/[.J6]" office:value-type="float" office:value="0.0113577429727207" calcext:value-type="float">
            <text:p>0.011357742972721</text:p>
          </table:table-cell>
          <table:table-cell table:formula="of:=[.K5]/[.K6]" office:value-type="float" office:value="0.0507208795768074" calcext:value-type="float">
            <text:p>0.050720879576807</text:p>
          </table:table-cell>
          <table:table-cell table:formula="of:=[.L5]/[.L6]" office:value-type="float" office:value="0.0651903329530132" calcext:value-type="float">
            <text:p>0.065190332953013</text:p>
          </table:table-cell>
          <table:table-cell table:style-name="Default" table:formula="of:=[.M5]/[.M6]" office:value-type="float" office:value="0.0352141893994399" calcext:value-type="float">
            <text:p>0.03521418939944</text:p>
          </table:table-cell>
          <table:table-cell table:style-name="Default" table:formula="of:=[.N5]/[.N6]" office:value-type="float" office:value="0.0592780831863915" calcext:value-type="float">
            <text:p>0.059278083186392</text:p>
          </table:table-cell>
          <table:table-cell table:style-name="Default" table:formula="of:=[.O5]/[.O6]" office:value-type="float" office:value="0.0943366870656571" calcext:value-type="float">
            <text:p>0.094336687065657</text:p>
          </table:table-cell>
          <table:table-cell table:style-name="Default" table:formula="of:=[.P5]/[.P6]" office:value-type="float" office:value="0.165802302665699" calcext:value-type="float">
            <text:p>0.165802302665699</text:p>
          </table:table-cell>
          <table:table-cell table:style-name="Default" table:formula="of:=[.Q5]/[.Q6]" office:value-type="float" office:value="0.0482833730940774" calcext:value-type="float">
            <text:p>0.048283373094077</text:p>
          </table:table-cell>
          <table:table-cell table:style-name="Default" table:formula="of:=[.R5]/[.R6]" office:value-type="float" office:value="0.0467793797323929" calcext:value-type="float">
            <text:p>0.046779379732393</text:p>
          </table:table-cell>
          <table:table-cell table:style-name="Default" table:formula="of:=[.S5]/[.S6]" office:value-type="float" office:value="0.0397261694844933" calcext:value-type="float">
            <text:p>0.039726169484493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估算的人类的</text:p>
          </table:table-cell>
          <table:table-cell table:formula="of:=([.B4]+[.B7])/2" office:value-type="float" office:value="0.0468879406296822" calcext:value-type="float">
            <text:p>0.046887940629682</text:p>
          </table:table-cell>
          <table:table-cell table:formula="of:=([.C4]+[.C7])/2" office:value-type="float" office:value="0.0852003971564679" calcext:value-type="float">
            <text:p>0.085200397156468</text:p>
          </table:table-cell>
          <table:table-cell table:formula="of:=([.D4]+[.D7])/2" office:value-type="float" office:value="0.084301638447598" calcext:value-type="float">
            <text:p>0.084301638447598</text:p>
          </table:table-cell>
          <table:table-cell table:formula="of:=([.E4]+[.E7])/2" office:value-type="float" office:value="0.0234979232715351" calcext:value-type="float">
            <text:p>0.023497923271535</text:p>
          </table:table-cell>
          <table:table-cell table:style-name="Default" table:formula="of:=([.F4]+[.F7])/2" office:value-type="float" office:value="0.0133674000124125" calcext:value-type="float">
            <text:p>0.013367400012413</text:p>
          </table:table-cell>
          <table:table-cell table:formula="of:=([.G4]+[.G7])/2" office:value-type="float" office:value="0.0441928080405394" calcext:value-type="float">
            <text:p>0.04419280804054</text:p>
          </table:table-cell>
          <table:table-cell table:formula="of:=([.H4]+[.H7])/2" office:value-type="float" office:value="0.0364485414582261" calcext:value-type="float">
            <text:p>0.036448541458226</text:p>
          </table:table-cell>
          <table:table-cell table:formula="of:=([.I4]+[.I7])/2" office:value-type="float" office:value="0.0476397332991453" calcext:value-type="float">
            <text:p>0.047639733299145</text:p>
          </table:table-cell>
          <table:table-cell table:formula="of:=([.J4]+[.J7])/2" office:value-type="float" office:value="0.0125888093745591" calcext:value-type="float">
            <text:p>0.012588809374559</text:p>
          </table:table-cell>
          <table:table-cell table:formula="of:=([.K4]+[.K7])/2" office:value-type="float" office:value="0.052534352831882" calcext:value-type="float">
            <text:p>0.052534352831882</text:p>
          </table:table-cell>
          <table:table-cell table:formula="of:=([.L4]+[.L7])/2" office:value-type="float" office:value="0.0650744625427592" calcext:value-type="float">
            <text:p>0.065074462542759</text:p>
          </table:table-cell>
          <table:table-cell table:style-name="Default" table:formula="of:=([.M4]+[.M7])/2" office:value-type="float" office:value="0.0366288338301547" calcext:value-type="float">
            <text:p>0.036628833830155</text:p>
          </table:table-cell>
          <table:table-cell table:style-name="Default" table:formula="of:=([.N4]+[.N7])/2" office:value-type="float" office:value="0.0594785861066533" calcext:value-type="float">
            <text:p>0.059478586106653</text:p>
          </table:table-cell>
          <table:table-cell table:style-name="Default" table:formula="of:=([.O4]+[.O7])/2" office:value-type="float" office:value="0.0950461903237188" calcext:value-type="float">
            <text:p>0.095046190323719</text:p>
          </table:table-cell>
          <table:table-cell table:style-name="Default" table:formula="of:=([.P4]+[.P7])/2" office:value-type="float" office:value="0.163801772450862" calcext:value-type="float">
            <text:p>0.163801772450862</text:p>
          </table:table-cell>
          <table:table-cell table:style-name="Default" table:formula="of:=([.Q4]+[.Q7])/2" office:value-type="float" office:value="0.0465019349942437" calcext:value-type="float">
            <text:p>0.046501934994244</text:p>
          </table:table-cell>
          <table:table-cell table:style-name="Default" table:formula="of:=([.R4]+[.R7])/2" office:value-type="float" office:value="0.0468110149179563" calcext:value-type="float">
            <text:p>0.046811014917956</text:p>
          </table:table-cell>
          <table:table-cell table:style-name="Default" table:formula="of:=([.S4]+[.S7])/2" office:value-type="float" office:value="0.0399976603116048" calcext:value-type="float">
            <text:p>0.039997660311605</text:p>
          </table:table-cell>
          <table:table-cell/>
        </table:table-row>
        <table:table-row table:style-name="ro1">
          <table:table-cell table:style-name="ce1" office:value-type="string" calcext:value-type="string">
            <text:p>人类的数据是根据瘦猪肉和完全牛肉的平均值估算的，直接加起来除以二。</text:p>
          </table:table-cell>
          <table:table-cell table:number-columns-repeated="4"/>
          <table:table-cell table:style-name="Default"/>
          <table:table-cell table:number-columns-repeated="6"/>
          <table:table-cell table:style-name="Default" table:number-columns-repeated="7"/>
          <table:table-cell/>
        </table:table-row>
        <table:table-row table:style-name="ro1">
          <table:table-cell table:number-columns-repeated="10"/>
          <table:table-cell table:style-name="ce6" office:value-type="string" calcext:value-type="string">
            <text:p>淡黄色表示非必须氨基酸（只考虑成年人，婴儿还需要组氨酸，但是我不考虑婴儿。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符号的含义</text:p>
          </table:table-cell>
          <table:table-cell office:value-type="string" calcext:value-type="string">
            <text:p>（无符号）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++</text:p>
          </table:table-cell>
          <table:table-cell table:style-name="Default" office:value-type="string" calcext:value-type="string">
            <text:p>++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条件必须氨基酸包括酪氨酸，半胱氨酸，就归如必须氨基酸了）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0.9到1.1之间</text:p>
          </table:table-cell>
          <table:table-cell/>
          <table:table-cell office:value-type="string" calcext:value-type="string">
            <text:p>1.1到1.2</text:p>
          </table:table-cell>
          <table:table-cell office:value-type="string" calcext:value-type="string">
            <text:p>1.2到1.3</text:p>
          </table:table-cell>
          <table:table-cell table:style-name="Default" office:value-type="string" calcext:value-type="string">
            <text:p>1.3以上</text:p>
          </table:table-cell>
          <table:table-cell office:value-type="string" calcext:value-type="string">
            <text:p>0.8到0.9</text:p>
          </table:table-cell>
          <table:table-cell office:value-type="string" calcext:value-type="string">
            <text:p>0.7到0.8</text:p>
          </table:table-cell>
          <table:table-cell office:value-type="string" calcext:value-type="string">
            <text:p>0.7以下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异亮氨酸</text:p>
          </table:table-cell>
          <table:table-cell office:value-type="string" calcext:value-type="string">
            <text:p>亮氨酸</text:p>
          </table:table-cell>
          <table:table-cell office:value-type="string" calcext:value-type="string">
            <text:p>赖氨酸</text:p>
          </table:table-cell>
          <table:table-cell office:value-type="string" calcext:value-type="string">
            <text:p>蛋氨酸</text:p>
          </table:table-cell>
          <table:table-cell office:value-type="string" calcext:value-type="string">
            <text:p>胱氨酸</text:p>
          </table:table-cell>
          <table:table-cell office:value-type="string" calcext:value-type="string">
            <text:p>苯丙氨酸</text:p>
          </table:table-cell>
          <table:table-cell office:value-type="string" calcext:value-type="string">
            <text:p>酪氨酸</text:p>
          </table:table-cell>
          <table:table-cell office:value-type="string" calcext:value-type="string">
            <text:p>苏氨酸</text:p>
          </table:table-cell>
          <table:table-cell office:value-type="string" calcext:value-type="string">
            <text:p>色氨酸</text:p>
          </table:table-cell>
          <table:table-cell office:value-type="string" calcext:value-type="string">
            <text:p>缬氨酸</text:p>
          </table:table-cell>
          <table:table-cell office:value-type="string" calcext:value-type="string">
            <text:p>精氨酸</text:p>
          </table:table-cell>
          <table:table-cell office:value-type="string" calcext:value-type="string">
            <text:p>组氨酸</text:p>
          </table:table-cell>
          <table:table-cell office:value-type="string" calcext:value-type="string">
            <text:p>丙氨酸</text:p>
          </table:table-cell>
          <table:table-cell office:value-type="string" calcext:value-type="string">
            <text:p>天冬氨酸</text:p>
          </table:table-cell>
          <table:table-cell office:value-type="string" calcext:value-type="string">
            <text:p>谷氨酸</text:p>
          </table:table-cell>
          <table:table-cell office:value-type="string" calcext:value-type="string">
            <text:p>甘氨酸</text:p>
          </table:table-cell>
          <table:table-cell office:value-type="string" calcext:value-type="string">
            <text:p>脯氨酸</text:p>
          </table:table-cell>
          <table:table-cell office:value-type="string" calcext:value-type="string">
            <text:p>丝氨酸</text:p>
          </table:table-cell>
          <table:table-cell/>
        </table:table-row>
        <table:table-row table:style-name="ro1">
          <table:table-cell office:value-type="string" calcext:value-type="string">
            <text:p>小麦粉</text:p>
          </table:table-cell>
          <table:table-cell office:value-type="float" office:value="414" calcext:value-type="float">
            <text:p>414</text:p>
          </table:table-cell>
          <table:table-cell office:value-type="float" office:value="789" calcext:value-type="float">
            <text:p>789</text:p>
          </table:table-cell>
          <table:table-cell office:value-type="float" office:value="288" calcext:value-type="float">
            <text:p>288</text:p>
          </table:table-cell>
          <table:table-cell office:value-type="float" office:value="144" calcext:value-type="float">
            <text:p>144</text:p>
          </table:table-cell>
          <table:table-cell office:value-type="float" office:value="261" calcext:value-type="float">
            <text:p>261</text:p>
          </table:table-cell>
          <table:table-cell office:value-type="float" office:value="528" calcext:value-type="float">
            <text:p>528</text:p>
          </table:table-cell>
          <table:table-cell office:value-type="float" office:value="349" calcext:value-type="float">
            <text:p>349</text:p>
          </table:table-cell>
          <table:table-cell office:value-type="float" office:value="318" calcext:value-type="float">
            <text:p>318</text:p>
          </table:table-cell>
          <table:table-cell office:value-type="float" office:value="139" calcext:value-type="float">
            <text:p>139</text:p>
          </table:table-cell>
          <table:table-cell office:value-type="float" office:value="528" calcext:value-type="float">
            <text:p>528</text:p>
          </table:table-cell>
          <table:table-cell office:value-type="float" office:value="501" calcext:value-type="float">
            <text:p>501</text:p>
          </table:table-cell>
          <table:table-cell office:value-type="float" office:value="233" calcext:value-type="float">
            <text:p>233</text:p>
          </table:table-cell>
          <table:table-cell office:value-type="float" office:value="393" calcext:value-type="float">
            <text:p>393</text:p>
          </table:table-cell>
          <table:table-cell office:value-type="float" office:value="544" calcext:value-type="float">
            <text:p>544</text:p>
          </table:table-cell>
          <table:table-cell office:value-type="float" office:value="3806" calcext:value-type="float">
            <text:p>3806</text:p>
          </table:table-cell>
          <table:table-cell office:value-type="float" office:value="445" calcext:value-type="float">
            <text:p>445</text:p>
          </table:table-cell>
          <table:table-cell office:value-type="float" office:value="1218" calcext:value-type="float">
            <text:p>1218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/>
          <table:table-cell table:formula="of:=SUM([.B16:.S16])" office:value-type="float" office:value="11418" calcext:value-type="float">
            <text:p>11418</text:p>
          </table:table-cell>
          <table:table-cell table:formula="of:=[.B17]" office:value-type="float" office:value="11418" calcext:value-type="float">
            <text:p>11418</text:p>
          </table:table-cell>
          <table:table-cell table:formula="of:=[.C17]" office:value-type="float" office:value="11418" calcext:value-type="float">
            <text:p>11418</text:p>
          </table:table-cell>
          <table:table-cell table:formula="of:=[.D17]" office:value-type="float" office:value="11418" calcext:value-type="float">
            <text:p>11418</text:p>
          </table:table-cell>
          <table:table-cell table:style-name="Default" table:formula="of:=[.E17]" office:value-type="float" office:value="11418" calcext:value-type="float">
            <text:p>11418</text:p>
          </table:table-cell>
          <table:table-cell table:formula="of:=[.F17]" office:value-type="float" office:value="11418" calcext:value-type="float">
            <text:p>11418</text:p>
          </table:table-cell>
          <table:table-cell table:formula="of:=[.G17]" office:value-type="float" office:value="11418" calcext:value-type="float">
            <text:p>11418</text:p>
          </table:table-cell>
          <table:table-cell table:formula="of:=[.H17]" office:value-type="float" office:value="11418" calcext:value-type="float">
            <text:p>11418</text:p>
          </table:table-cell>
          <table:table-cell table:formula="of:=[.I17]" office:value-type="float" office:value="11418" calcext:value-type="float">
            <text:p>11418</text:p>
          </table:table-cell>
          <table:table-cell table:formula="of:=[.J17]" office:value-type="float" office:value="11418" calcext:value-type="float">
            <text:p>11418</text:p>
          </table:table-cell>
          <table:table-cell table:formula="of:=[.K17]" office:value-type="float" office:value="11418" calcext:value-type="float">
            <text:p>11418</text:p>
          </table:table-cell>
          <table:table-cell table:style-name="Default" table:formula="of:=[.L17]" office:value-type="float" office:value="11418" calcext:value-type="float">
            <text:p>11418</text:p>
          </table:table-cell>
          <table:table-cell table:style-name="Default" table:formula="of:=[.M17]" office:value-type="float" office:value="11418" calcext:value-type="float">
            <text:p>11418</text:p>
          </table:table-cell>
          <table:table-cell table:style-name="Default" table:formula="of:=[.N17]" office:value-type="float" office:value="11418" calcext:value-type="float">
            <text:p>11418</text:p>
          </table:table-cell>
          <table:table-cell table:style-name="Default" table:formula="of:=[.O17]" office:value-type="float" office:value="11418" calcext:value-type="float">
            <text:p>11418</text:p>
          </table:table-cell>
          <table:table-cell table:style-name="Default" table:formula="of:=[.P17]" office:value-type="float" office:value="11418" calcext:value-type="float">
            <text:p>11418</text:p>
          </table:table-cell>
          <table:table-cell table:style-name="Default" table:formula="of:=[.Q17]" office:value-type="float" office:value="11418" calcext:value-type="float">
            <text:p>11418</text:p>
          </table:table-cell>
          <table:table-cell table:style-name="Default" table:formula="of:=[.R17]" office:value-type="float" office:value="11418" calcext:value-type="float">
            <text:p>11418</text:p>
          </table:table-cell>
          <table:table-cell/>
        </table:table-row>
        <table:table-row table:style-name="ro1">
          <table:table-cell/>
          <table:table-cell table:formula="of:=[.B16]/[.B17]" office:value-type="float" office:value="0.0362585391487126" calcext:value-type="float">
            <text:p>0.036258539148713</text:p>
          </table:table-cell>
          <table:table-cell table:formula="of:=[.C16]/[.C17]" office:value-type="float" office:value="0.0691014188124015" calcext:value-type="float">
            <text:p>0.069101418812402</text:p>
          </table:table-cell>
          <table:table-cell table:formula="of:=[.D16]/[.D17]" office:value-type="float" office:value="0.0252233315817131" calcext:value-type="float">
            <text:p>0.025223331581713</text:p>
          </table:table-cell>
          <table:table-cell table:formula="of:=[.E16]/[.E17]" office:value-type="float" office:value="0.0126116657908565" calcext:value-type="float">
            <text:p>0.012611665790857</text:p>
          </table:table-cell>
          <table:table-cell table:style-name="Default" table:formula="of:=[.F16]/[.F17]" office:value-type="float" office:value="0.0228586442459275" calcext:value-type="float">
            <text:p>0.022858644245928</text:p>
          </table:table-cell>
          <table:table-cell table:formula="of:=[.G16]/[.G17]" office:value-type="float" office:value="0.046242774566474" calcext:value-type="float">
            <text:p>0.046242774566474</text:p>
          </table:table-cell>
          <table:table-cell table:formula="of:=[.H16]/[.H17]" office:value-type="float" office:value="0.0305657733403398" calcext:value-type="float">
            <text:p>0.03056577334034</text:p>
          </table:table-cell>
          <table:table-cell table:formula="of:=[.I16]/[.I17]" office:value-type="float" office:value="0.0278507619548082" calcext:value-type="float">
            <text:p>0.027850761954808</text:p>
          </table:table-cell>
          <table:table-cell table:formula="of:=[.J16]/[.J17]" office:value-type="float" office:value="0.012173760728674" calcext:value-type="float">
            <text:p>0.012173760728674</text:p>
          </table:table-cell>
          <table:table-cell table:formula="of:=[.K16]/[.K17]" office:value-type="float" office:value="0.046242774566474" calcext:value-type="float">
            <text:p>0.046242774566474</text:p>
          </table:table-cell>
          <table:table-cell table:formula="of:=[.L16]/[.L17]" office:value-type="float" office:value="0.0438780872306884" calcext:value-type="float">
            <text:p>0.043878087230688</text:p>
          </table:table-cell>
          <table:table-cell table:style-name="Default" table:formula="of:=[.M16]/[.M17]" office:value-type="float" office:value="0.0204063758977054" calcext:value-type="float">
            <text:p>0.020406375897705</text:p>
          </table:table-cell>
          <table:table-cell table:style-name="Default" table:formula="of:=[.N16]/[.N17]" office:value-type="float" office:value="0.034419337887546" calcext:value-type="float">
            <text:p>0.034419337887546</text:p>
          </table:table-cell>
          <table:table-cell table:style-name="Default" table:formula="of:=[.O16]/[.O17]" office:value-type="float" office:value="0.047644070765458" calcext:value-type="float">
            <text:p>0.047644070765458</text:p>
          </table:table-cell>
          <table:table-cell table:style-name="Default" table:formula="of:=[.P16]/[.P17]" office:value-type="float" office:value="0.333333333333333" calcext:value-type="float">
            <text:p>0.333333333333333</text:p>
          </table:table-cell>
          <table:table-cell table:style-name="Default" table:formula="of:=[.Q16]/[.Q17]" office:value-type="float" office:value="0.0389735505342442" calcext:value-type="float">
            <text:p>0.038973550534244</text:p>
          </table:table-cell>
          <table:table-cell table:style-name="Default" table:formula="of:=[.R16]/[.R17]" office:value-type="float" office:value="0.106673673147662" calcext:value-type="float">
            <text:p>0.106673673147662</text:p>
          </table:table-cell>
          <table:table-cell table:style-name="Default" table:formula="of:=[.S16]/[.S17]" office:value-type="float" office:value="0.045542126466982" calcext:value-type="float">
            <text:p>0.045542126466982</text:p>
          </table:table-cell>
          <table:table-cell/>
        </table:table-row>
        <table:table-row table:style-name="ro1">
          <table:table-cell office:value-type="string" calcext:value-type="string">
            <text:p>估算的人类的</text:p>
          </table:table-cell>
          <table:table-cell office:value-type="float" office:value="0.0468879406296822" calcext:value-type="float">
            <text:p>0.046887940629682</text:p>
          </table:table-cell>
          <table:table-cell office:value-type="float" office:value="0.0852003971564679" calcext:value-type="float">
            <text:p>0.085200397156468</text:p>
          </table:table-cell>
          <table:table-cell office:value-type="float" office:value="0.084301638447598" calcext:value-type="float">
            <text:p>0.084301638447598</text:p>
          </table:table-cell>
          <table:table-cell office:value-type="float" office:value="0.0234979232715351" calcext:value-type="float">
            <text:p>0.023497923271535</text:p>
          </table:table-cell>
          <table:table-cell office:value-type="float" office:value="0.0133674000124125" calcext:value-type="float">
            <text:p>0.013367400012413</text:p>
          </table:table-cell>
          <table:table-cell office:value-type="float" office:value="0.0441928080405394" calcext:value-type="float">
            <text:p>0.044192808040539</text:p>
          </table:table-cell>
          <table:table-cell office:value-type="float" office:value="0.0364485414582261" calcext:value-type="float">
            <text:p>0.036448541458226</text:p>
          </table:table-cell>
          <table:table-cell office:value-type="float" office:value="0.0476397332991453" calcext:value-type="float">
            <text:p>0.047639733299145</text:p>
          </table:table-cell>
          <table:table-cell office:value-type="float" office:value="0.0125888093745591" calcext:value-type="float">
            <text:p>0.012588809374559</text:p>
          </table:table-cell>
          <table:table-cell office:value-type="float" office:value="0.052534352831882" calcext:value-type="float">
            <text:p>0.052534352831882</text:p>
          </table:table-cell>
          <table:table-cell office:value-type="float" office:value="0.0650744625427592" calcext:value-type="float">
            <text:p>0.065074462542759</text:p>
          </table:table-cell>
          <table:table-cell office:value-type="float" office:value="0.0366288338301547" calcext:value-type="float">
            <text:p>0.036628833830155</text:p>
          </table:table-cell>
          <table:table-cell office:value-type="float" office:value="0.0594785861066533" calcext:value-type="float">
            <text:p>0.059478586106653</text:p>
          </table:table-cell>
          <table:table-cell office:value-type="float" office:value="0.0950461903237188" calcext:value-type="float">
            <text:p>0.095046190323719</text:p>
          </table:table-cell>
          <table:table-cell office:value-type="float" office:value="0.163801772450862" calcext:value-type="float">
            <text:p>0.163801772450862</text:p>
          </table:table-cell>
          <table:table-cell office:value-type="float" office:value="0.0465019349942437" calcext:value-type="float">
            <text:p>0.046501934994244</text:p>
          </table:table-cell>
          <table:table-cell office:value-type="float" office:value="0.0468110149179563" calcext:value-type="float">
            <text:p>0.046811014917956</text:p>
          </table:table-cell>
          <table:table-cell office:value-type="float" office:value="0.0399976603116048" calcext:value-type="float">
            <text:p>0.039997660311605</text:p>
          </table:table-cell>
          <table:table-cell/>
        </table:table-row>
        <table:table-row table:style-name="ro1">
          <table:table-cell office:value-type="string" calcext:value-type="string">
            <text:p>相除</text:p>
          </table:table-cell>
          <table:table-cell table:style-name="ce2" table:formula="of:=[.B18]/[.B19]" office:value-type="float" office:value="0.773302018851288" calcext:value-type="float">
            <text:p>0.773302018851288</text:p>
          </table:table-cell>
          <table:table-cell table:style-name="ce2" table:formula="of:=[.C18]/[.C19]" office:value-type="float" office:value="0.811045735919503" calcext:value-type="float">
            <text:p>0.811045735919503</text:p>
          </table:table-cell>
          <table:table-cell table:style-name="ce2" table:formula="of:=[.D18]/[.D19]" office:value-type="float" office:value="0.299203337517478" calcext:value-type="float">
            <text:p>0.299203337517478</text:p>
          </table:table-cell>
          <table:table-cell table:style-name="ce2" table:formula="of:=[.E18]/[.E19]" office:value-type="float" office:value="0.536714059583897" calcext:value-type="float">
            <text:p>0.536714059583897</text:p>
          </table:table-cell>
          <table:table-cell table:style-name="ce2" table:formula="of:=[.F18]/[.F19]" office:value-type="float" office:value="1.71002919226639" calcext:value-type="float">
            <text:p>1.71002919226639</text:p>
          </table:table-cell>
          <table:table-cell table:style-name="ce2" table:formula="of:=[.G18]/[.G19]" office:value-type="float" office:value="1.04638688096158" calcext:value-type="float">
            <text:p>1.04638688096158</text:p>
          </table:table-cell>
          <table:table-cell table:style-name="ce2" table:formula="of:=[.H18]/[.H19]" office:value-type="float" office:value="0.838600726324576" calcext:value-type="float">
            <text:p>0.838600726324576</text:p>
          </table:table-cell>
          <table:table-cell table:style-name="ce2" table:formula="of:=[.I18]/[.I19]" office:value-type="float" office:value="0.584612045997912" calcext:value-type="float">
            <text:p>0.584612045997912</text:p>
          </table:table-cell>
          <table:table-cell table:style-name="ce2" table:formula="of:=[.J18]/[.J19]" office:value-type="float" office:value="0.967030349452756" calcext:value-type="float">
            <text:p>0.967030349452756</text:p>
          </table:table-cell>
          <table:table-cell table:style-name="ce2" table:formula="of:=[.K18]/[.K19]" office:value-type="float" office:value="0.880238778508569" calcext:value-type="float">
            <text:p>0.880238778508569</text:p>
          </table:table-cell>
          <table:table-cell table:style-name="ce2" table:formula="of:=[.L18]/[.L19]" office:value-type="float" office:value="0.674275061462965" calcext:value-type="float">
            <text:p>0.674275061462965</text:p>
          </table:table-cell>
          <table:table-cell table:style-name="ce2" table:formula="of:=[.M18]/[.M19]" office:value-type="float" office:value="0.557112355591999" calcext:value-type="float">
            <text:p>0.557112355591999</text:p>
          </table:table-cell>
          <table:table-cell table:style-name="ce2" table:formula="of:=[.N18]/[.N19]" office:value-type="float" office:value="0.57868453405781" calcext:value-type="float">
            <text:p>0.57868453405781</text:p>
          </table:table-cell>
          <table:table-cell table:style-name="ce2" table:formula="of:=[.O18]/[.O19]" office:value-type="float" office:value="0.501272808549049" calcext:value-type="float">
            <text:p>0.501272808549049</text:p>
          </table:table-cell>
          <table:table-cell table:style-name="ce2" table:formula="of:=[.P18]/[.P19]" office:value-type="float" office:value="2.03498001484281" calcext:value-type="float">
            <text:p>2.03498001484281</text:p>
          </table:table-cell>
          <table:table-cell table:style-name="ce2" table:formula="of:=[.Q18]/[.Q19]" office:value-type="float" office:value="0.838105995784231" calcext:value-type="float">
            <text:p>0.838105995784231</text:p>
          </table:table-cell>
          <table:table-cell table:style-name="ce2" table:formula="of:=[.R18]/[.R19]" office:value-type="float" office:value="2.27881564487812" calcext:value-type="float">
            <text:p>2.27881564487812</text:p>
          </table:table-cell>
          <table:table-cell table:style-name="ce2" table:formula="of:=[.S18]/[.S19]" office:value-type="float" office:value="1.13861976206065" calcext:value-type="float">
            <text:p>1.13861976206065</text:p>
          </table:table-cell>
          <table:table-cell/>
        </table:table-row>
        <table:table-row table:style-name="ro1">
          <table:table-cell/>
          <table:table-cell table:style-name="ce2" table:formula="of:=IF([.B20]&lt;0.7;&quot;---&quot;;IF([.B20]&lt;0.8;&quot;--&quot;;IF([.B20]&lt;0.9;&quot;-&quot;;IF([.B20]&gt;1.3;&quot;+++&quot;;IF([.B20]&gt;1.2;&quot;++&quot;;IF([.B20]&gt;1.1;&quot;+&quot;;&quot;&quot;))))))" office:value-type="string" office:string-value="--" calcext:value-type="string">
            <text:p>--</text:p>
          </table:table-cell>
          <table:table-cell table:style-name="ce2" table:formula="of:=IF([.C20]&lt;0.7;&quot;---&quot;;IF([.C20]&lt;0.8;&quot;--&quot;;IF([.C20]&lt;0.9;&quot;-&quot;;IF([.C20]&gt;1.3;&quot;+++&quot;;IF([.C20]&gt;1.2;&quot;++&quot;;IF([.C20]&gt;1.1;&quot;+&quot;;&quot;&quot;))))))" office:value-type="string" office:string-value="-" calcext:value-type="string">
            <text:p>-</text:p>
          </table:table-cell>
          <table:table-cell table:style-name="ce2" table:formula="of:=IF([.D20]&lt;0.7;&quot;---&quot;;IF([.D20]&lt;0.8;&quot;--&quot;;IF([.D20]&lt;0.9;&quot;-&quot;;IF([.D20]&gt;1.3;&quot;+++&quot;;IF([.D20]&gt;1.2;&quot;++&quot;;IF([.D20]&gt;1.1;&quot;+&quot;;&quot;&quot;))))))" office:value-type="string" office:string-value="---" calcext:value-type="string">
            <text:p>---</text:p>
          </table:table-cell>
          <table:table-cell table:style-name="ce2" table:formula="of:=IF([.E20]&lt;0.7;&quot;---&quot;;IF([.E20]&lt;0.8;&quot;--&quot;;IF([.E20]&lt;0.9;&quot;-&quot;;IF([.E20]&gt;1.3;&quot;+++&quot;;IF([.E20]&gt;1.2;&quot;++&quot;;IF([.E20]&gt;1.1;&quot;+&quot;;&quot;&quot;))))))" office:value-type="string" office:string-value="---" calcext:value-type="string">
            <text:p>---</text:p>
          </table:table-cell>
          <table:table-cell table:style-name="ce2" table:formula="of:=IF([.F20]&lt;0.7;&quot;---&quot;;IF([.F20]&lt;0.8;&quot;--&quot;;IF([.F20]&lt;0.9;&quot;-&quot;;IF([.F20]&gt;1.3;&quot;+++&quot;;IF([.F20]&gt;1.2;&quot;++&quot;;IF([.F20]&gt;1.1;&quot;+&quot;;&quot;&quot;))))))" office:value-type="string" office:string-value="+++" calcext:value-type="string">
            <text:p>+++</text:p>
          </table:table-cell>
          <table:table-cell table:style-name="ce2" table:formula="of:=IF([.G20]&lt;0.7;&quot;---&quot;;IF([.G20]&lt;0.8;&quot;--&quot;;IF([.G20]&lt;0.9;&quot;-&quot;;IF([.G20]&gt;1.3;&quot;+++&quot;;IF([.G20]&gt;1.2;&quot;++&quot;;IF([.G20]&gt;1.1;&quot;+&quot;;&quot;&quot;))))))">
            <text:p/>
          </table:table-cell>
          <table:table-cell table:style-name="ce2" table:formula="of:=IF([.H20]&lt;0.7;&quot;---&quot;;IF([.H20]&lt;0.8;&quot;--&quot;;IF([.H20]&lt;0.9;&quot;-&quot;;IF([.H20]&gt;1.3;&quot;+++&quot;;IF([.H20]&gt;1.2;&quot;++&quot;;IF([.H20]&gt;1.1;&quot;+&quot;;&quot;&quot;))))))" office:value-type="string" office:string-value="-" calcext:value-type="string">
            <text:p>-</text:p>
          </table:table-cell>
          <table:table-cell table:style-name="ce2" table:formula="of:=IF([.I20]&lt;0.7;&quot;---&quot;;IF([.I20]&lt;0.8;&quot;--&quot;;IF([.I20]&lt;0.9;&quot;-&quot;;IF([.I20]&gt;1.3;&quot;+++&quot;;IF([.I20]&gt;1.2;&quot;++&quot;;IF([.I20]&gt;1.1;&quot;+&quot;;&quot;&quot;))))))" office:value-type="string" office:string-value="---" calcext:value-type="string">
            <text:p>---</text:p>
          </table:table-cell>
          <table:table-cell table:style-name="ce2" table:formula="of:=IF([.J20]&lt;0.7;&quot;---&quot;;IF([.J20]&lt;0.8;&quot;--&quot;;IF([.J20]&lt;0.9;&quot;-&quot;;IF([.J20]&gt;1.3;&quot;+++&quot;;IF([.J20]&gt;1.2;&quot;++&quot;;IF([.J20]&gt;1.1;&quot;+&quot;;&quot;&quot;))))))">
            <text:p/>
          </table:table-cell>
          <table:table-cell table:style-name="ce2" table:formula="of:=IF([.K20]&lt;0.7;&quot;---&quot;;IF([.K20]&lt;0.8;&quot;--&quot;;IF([.K20]&lt;0.9;&quot;-&quot;;IF([.K20]&gt;1.3;&quot;+++&quot;;IF([.K20]&gt;1.2;&quot;++&quot;;IF([.K20]&gt;1.1;&quot;+&quot;;&quot;&quot;))))))" office:value-type="string" office:string-value="-" calcext:value-type="string">
            <text:p>-</text:p>
          </table:table-cell>
          <table:table-cell table:style-name="ce2" table:formula="of:=IF([.L20]&lt;0.7;&quot;---&quot;;IF([.L20]&lt;0.8;&quot;--&quot;;IF([.L20]&lt;0.9;&quot;-&quot;;IF([.L20]&gt;1.3;&quot;+++&quot;;IF([.L20]&gt;1.2;&quot;++&quot;;IF([.L20]&gt;1.1;&quot;+&quot;;&quot;&quot;))))))" office:value-type="string" office:string-value="---" calcext:value-type="string">
            <text:p>---</text:p>
          </table:table-cell>
          <table:table-cell table:style-name="ce2" table:formula="of:=IF([.M20]&lt;0.7;&quot;---&quot;;IF([.M20]&lt;0.8;&quot;--&quot;;IF([.M20]&lt;0.9;&quot;-&quot;;IF([.M20]&gt;1.3;&quot;+++&quot;;IF([.M20]&gt;1.2;&quot;++&quot;;IF([.M20]&gt;1.1;&quot;+&quot;;&quot;&quot;))))))" office:value-type="string" office:string-value="---" calcext:value-type="string">
            <text:p>---</text:p>
          </table:table-cell>
          <table:table-cell table:style-name="ce2" table:formula="of:=IF([.N20]&lt;0.7;&quot;---&quot;;IF([.N20]&lt;0.8;&quot;--&quot;;IF([.N20]&lt;0.9;&quot;-&quot;;IF([.N20]&gt;1.3;&quot;+++&quot;;IF([.N20]&gt;1.2;&quot;++&quot;;IF([.N20]&gt;1.1;&quot;+&quot;;&quot;&quot;))))))" office:value-type="string" office:string-value="---" calcext:value-type="string">
            <text:p>---</text:p>
          </table:table-cell>
          <table:table-cell table:style-name="ce2" table:formula="of:=IF([.O20]&lt;0.7;&quot;---&quot;;IF([.O20]&lt;0.8;&quot;--&quot;;IF([.O20]&lt;0.9;&quot;-&quot;;IF([.O20]&gt;1.3;&quot;+++&quot;;IF([.O20]&gt;1.2;&quot;++&quot;;IF([.O20]&gt;1.1;&quot;+&quot;;&quot;&quot;))))))" office:value-type="string" office:string-value="---" calcext:value-type="string">
            <text:p>---</text:p>
          </table:table-cell>
          <table:table-cell table:style-name="ce2" table:formula="of:=IF([.P20]&lt;0.7;&quot;---&quot;;IF([.P20]&lt;0.8;&quot;--&quot;;IF([.P20]&lt;0.9;&quot;-&quot;;IF([.P20]&gt;1.3;&quot;+++&quot;;IF([.P20]&gt;1.2;&quot;++&quot;;IF([.P20]&gt;1.1;&quot;+&quot;;&quot;&quot;))))))" office:value-type="string" office:string-value="+++" calcext:value-type="string">
            <text:p>+++</text:p>
          </table:table-cell>
          <table:table-cell table:style-name="ce2" table:formula="of:=IF([.Q20]&lt;0.7;&quot;---&quot;;IF([.Q20]&lt;0.8;&quot;--&quot;;IF([.Q20]&lt;0.9;&quot;-&quot;;IF([.Q20]&gt;1.3;&quot;+++&quot;;IF([.Q20]&gt;1.2;&quot;++&quot;;IF([.Q20]&gt;1.1;&quot;+&quot;;&quot;&quot;))))))" office:value-type="string" office:string-value="-" calcext:value-type="string">
            <text:p>-</text:p>
          </table:table-cell>
          <table:table-cell table:style-name="ce2" table:formula="of:=IF([.R20]&lt;0.7;&quot;---&quot;;IF([.R20]&lt;0.8;&quot;--&quot;;IF([.R20]&lt;0.9;&quot;-&quot;;IF([.R20]&gt;1.3;&quot;+++&quot;;IF([.R20]&gt;1.2;&quot;++&quot;;IF([.R20]&gt;1.1;&quot;+&quot;;&quot;&quot;))))))" office:value-type="string" office:string-value="+++" calcext:value-type="string">
            <text:p>+++</text:p>
          </table:table-cell>
          <table:table-cell table:style-name="ce2" table:formula="of:=IF([.S20]&lt;0.7;&quot;---&quot;;IF([.S20]&lt;0.8;&quot;--&quot;;IF([.S20]&lt;0.9;&quot;-&quot;;IF([.S20]&gt;1.3;&quot;+++&quot;;IF([.S20]&gt;1.2;&quot;++&quot;;IF([.S20]&gt;1.1;&quot;+&quot;;&quot;&quot;))))))" office:value-type="string" office:string-value="+" calcext:value-type="string">
            <text:p>+</text:p>
          </table:table-cell>
          <table:table-cell/>
        </table:table-row>
        <table:table-row table:style-name="ro1">
          <table:table-cell/>
          <table:table-cell table:style-name="ce2"/>
          <table:table-cell table:style-name="ce4"/>
          <table:table-cell table:style-name="ce2" table:number-columns-repeated="15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异亮氨酸</text:p>
          </table:table-cell>
          <table:table-cell office:value-type="string" calcext:value-type="string">
            <text:p>亮氨酸</text:p>
          </table:table-cell>
          <table:table-cell office:value-type="string" calcext:value-type="string">
            <text:p>赖氨酸</text:p>
          </table:table-cell>
          <table:table-cell office:value-type="string" calcext:value-type="string">
            <text:p>蛋氨酸</text:p>
          </table:table-cell>
          <table:table-cell office:value-type="string" calcext:value-type="string">
            <text:p>胱氨酸</text:p>
          </table:table-cell>
          <table:table-cell office:value-type="string" calcext:value-type="string">
            <text:p>苯丙氨酸</text:p>
          </table:table-cell>
          <table:table-cell office:value-type="string" calcext:value-type="string">
            <text:p>酪氨酸</text:p>
          </table:table-cell>
          <table:table-cell office:value-type="string" calcext:value-type="string">
            <text:p>苏氨酸</text:p>
          </table:table-cell>
          <table:table-cell office:value-type="string" calcext:value-type="string">
            <text:p>色氨酸</text:p>
          </table:table-cell>
          <table:table-cell office:value-type="string" calcext:value-type="string">
            <text:p>缬氨酸</text:p>
          </table:table-cell>
          <table:table-cell office:value-type="string" calcext:value-type="string">
            <text:p>精氨酸</text:p>
          </table:table-cell>
          <table:table-cell office:value-type="string" calcext:value-type="string">
            <text:p>组氨酸</text:p>
          </table:table-cell>
          <table:table-cell office:value-type="string" calcext:value-type="string">
            <text:p>丙氨酸</text:p>
          </table:table-cell>
          <table:table-cell office:value-type="string" calcext:value-type="string">
            <text:p>天冬氨酸</text:p>
          </table:table-cell>
          <table:table-cell office:value-type="string" calcext:value-type="string">
            <text:p>谷氨酸</text:p>
          </table:table-cell>
          <table:table-cell office:value-type="string" calcext:value-type="string">
            <text:p>甘氨酸</text:p>
          </table:table-cell>
          <table:table-cell office:value-type="string" calcext:value-type="string">
            <text:p>脯氨酸</text:p>
          </table:table-cell>
          <table:table-cell office:value-type="string" calcext:value-type="string">
            <text:p>丝氨酸</text:p>
          </table:table-cell>
          <table:table-cell/>
        </table:table-row>
        <table:table-row table:style-name="ro1">
          <table:table-cell office:value-type="string" calcext:value-type="string">
            <text:p>梗米（特等）</text:p>
          </table:table-cell>
          <table:table-cell office:value-type="float" office:value="247" calcext:value-type="float">
            <text:p>247</text:p>
          </table:table-cell>
          <table:table-cell office:value-type="float" office:value="509" calcext:value-type="float">
            <text:p>509</text:p>
          </table:table-cell>
          <table:table-cell office:value-type="float" office:value="221" calcext:value-type="float">
            <text:p>221</text:p>
          </table:table-cell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office:value-type="float" office:value="335" calcext:value-type="float">
            <text:p>335</text:p>
          </table:table-cell>
          <table:table-cell office:value-type="float" office:value="266" calcext:value-type="float">
            <text:p>266</text:p>
          </table:table-cell>
          <table:table-cell office:value-type="float" office:value="222" calcext:value-type="float">
            <text:p>222</text:p>
          </table:table-cell>
          <table:table-cell office:value-type="float" office:value="124" calcext:value-type="float">
            <text:p>124</text:p>
          </table:table-cell>
          <table:table-cell office:value-type="float" office:value="360" calcext:value-type="float">
            <text:p>360</text:p>
          </table:table-cell>
          <table:table-cell office:value-type="float" office:value="532" calcext:value-type="float">
            <text:p>532</text:p>
          </table:table-cell>
          <table:table-cell office:value-type="float" office:value="137" calcext:value-type="float">
            <text:p>137</text:p>
          </table:table-cell>
          <table:table-cell office:value-type="float" office:value="348" calcext:value-type="float">
            <text:p>348</text:p>
          </table:table-cell>
          <table:table-cell office:value-type="float" office:value="522" calcext:value-type="float">
            <text:p>522</text:p>
          </table:table-cell>
          <table:table-cell office:value-type="float" office:value="1168" calcext:value-type="float">
            <text:p>1168</text:p>
          </table:table-cell>
          <table:table-cell office:value-type="float" office:value="279" calcext:value-type="float">
            <text:p>279</text:p>
          </table:table-cell>
          <table:table-cell office:value-type="float" office:value="273" calcext:value-type="float">
            <text:p>273</text:p>
          </table:table-cell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/>
          <table:table-cell table:formula="of:=SUM([.B24:.S24])" office:value-type="float" office:value="6156" calcext:value-type="float">
            <text:p>6156</text:p>
          </table:table-cell>
          <table:table-cell table:formula="of:=[.B25]" office:value-type="float" office:value="6156" calcext:value-type="float">
            <text:p>6156</text:p>
          </table:table-cell>
          <table:table-cell table:formula="of:=[.C25]" office:value-type="float" office:value="6156" calcext:value-type="float">
            <text:p>6156</text:p>
          </table:table-cell>
          <table:table-cell table:formula="of:=[.D25]" office:value-type="float" office:value="6156" calcext:value-type="float">
            <text:p>6156</text:p>
          </table:table-cell>
          <table:table-cell table:style-name="Default" table:formula="of:=[.E25]" office:value-type="float" office:value="6156" calcext:value-type="float">
            <text:p>6156</text:p>
          </table:table-cell>
          <table:table-cell table:formula="of:=[.F25]" office:value-type="float" office:value="6156" calcext:value-type="float">
            <text:p>6156</text:p>
          </table:table-cell>
          <table:table-cell table:formula="of:=[.G25]" office:value-type="float" office:value="6156" calcext:value-type="float">
            <text:p>6156</text:p>
          </table:table-cell>
          <table:table-cell table:formula="of:=[.H25]" office:value-type="float" office:value="6156" calcext:value-type="float">
            <text:p>6156</text:p>
          </table:table-cell>
          <table:table-cell table:formula="of:=[.I25]" office:value-type="float" office:value="6156" calcext:value-type="float">
            <text:p>6156</text:p>
          </table:table-cell>
          <table:table-cell table:formula="of:=[.J25]" office:value-type="float" office:value="6156" calcext:value-type="float">
            <text:p>6156</text:p>
          </table:table-cell>
          <table:table-cell table:formula="of:=[.K25]" office:value-type="float" office:value="6156" calcext:value-type="float">
            <text:p>6156</text:p>
          </table:table-cell>
          <table:table-cell table:style-name="Default" table:formula="of:=[.L25]" office:value-type="float" office:value="6156" calcext:value-type="float">
            <text:p>6156</text:p>
          </table:table-cell>
          <table:table-cell table:style-name="Default" table:formula="of:=[.M25]" office:value-type="float" office:value="6156" calcext:value-type="float">
            <text:p>6156</text:p>
          </table:table-cell>
          <table:table-cell table:style-name="Default" table:formula="of:=[.N25]" office:value-type="float" office:value="6156" calcext:value-type="float">
            <text:p>6156</text:p>
          </table:table-cell>
          <table:table-cell table:style-name="Default" table:formula="of:=[.O25]" office:value-type="float" office:value="6156" calcext:value-type="float">
            <text:p>6156</text:p>
          </table:table-cell>
          <table:table-cell table:style-name="Default" table:formula="of:=[.P25]" office:value-type="float" office:value="6156" calcext:value-type="float">
            <text:p>6156</text:p>
          </table:table-cell>
          <table:table-cell table:style-name="Default" table:formula="of:=[.Q25]" office:value-type="float" office:value="6156" calcext:value-type="float">
            <text:p>6156</text:p>
          </table:table-cell>
          <table:table-cell table:style-name="Default" table:formula="of:=[.R25]" office:value-type="float" office:value="6156" calcext:value-type="float">
            <text:p>6156</text:p>
          </table:table-cell>
          <table:table-cell/>
        </table:table-row>
        <table:table-row table:style-name="ro1">
          <table:table-cell/>
          <table:table-cell table:formula="of:=[.B24]/[.B25]" office:value-type="float" office:value="0.0401234567901235" calcext:value-type="float">
            <text:p>0.040123456790124</text:p>
          </table:table-cell>
          <table:table-cell table:formula="of:=[.C24]/[.C25]" office:value-type="float" office:value="0.0826835607537362" calcext:value-type="float">
            <text:p>0.082683560753736</text:p>
          </table:table-cell>
          <table:table-cell table:formula="of:=[.D24]/[.D25]" office:value-type="float" office:value="0.035899935022742" calcext:value-type="float">
            <text:p>0.035899935022742</text:p>
          </table:table-cell>
          <table:table-cell table:formula="of:=[.E24]/[.E25]" office:value-type="float" office:value="0.0233918128654971" calcext:value-type="float">
            <text:p>0.023391812865497</text:p>
          </table:table-cell>
          <table:table-cell table:style-name="Default" table:formula="of:=[.F24]/[.F25]" office:value-type="float" office:value="0.0250162443144899" calcext:value-type="float">
            <text:p>0.02501624431449</text:p>
          </table:table-cell>
          <table:table-cell table:formula="of:=[.G24]/[.G25]" office:value-type="float" office:value="0.0544184535412606" calcext:value-type="float">
            <text:p>0.054418453541261</text:p>
          </table:table-cell>
          <table:table-cell table:formula="of:=[.H24]/[.H25]" office:value-type="float" office:value="0.0432098765432099" calcext:value-type="float">
            <text:p>0.04320987654321</text:p>
          </table:table-cell>
          <table:table-cell table:formula="of:=[.I24]/[.I25]" office:value-type="float" office:value="0.0360623781676413" calcext:value-type="float">
            <text:p>0.036062378167641</text:p>
          </table:table-cell>
          <table:table-cell table:formula="of:=[.J24]/[.J25]" office:value-type="float" office:value="0.0201429499675114" calcext:value-type="float">
            <text:p>0.020142949967511</text:p>
          </table:table-cell>
          <table:table-cell table:formula="of:=[.K24]/[.K25]" office:value-type="float" office:value="0.0584795321637427" calcext:value-type="float">
            <text:p>0.058479532163743</text:p>
          </table:table-cell>
          <table:table-cell table:formula="of:=[.L24]/[.L25]" office:value-type="float" office:value="0.0864197530864197" calcext:value-type="float">
            <text:p>0.08641975308642</text:p>
          </table:table-cell>
          <table:table-cell table:style-name="Default" table:formula="of:=[.M24]/[.M25]" office:value-type="float" office:value="0.0222547108512021" calcext:value-type="float">
            <text:p>0.022254710851202</text:p>
          </table:table-cell>
          <table:table-cell table:style-name="Default" table:formula="of:=[.N24]/[.N25]" office:value-type="float" office:value="0.0565302144249513" calcext:value-type="float">
            <text:p>0.056530214424951</text:p>
          </table:table-cell>
          <table:table-cell table:style-name="Default" table:formula="of:=[.O24]/[.O25]" office:value-type="float" office:value="0.0847953216374269" calcext:value-type="float">
            <text:p>0.084795321637427</text:p>
          </table:table-cell>
          <table:table-cell table:style-name="Default" table:formula="of:=[.P24]/[.P25]" office:value-type="float" office:value="0.189733593242365" calcext:value-type="float">
            <text:p>0.189733593242365</text:p>
          </table:table-cell>
          <table:table-cell table:style-name="Default" table:formula="of:=[.Q24]/[.Q25]" office:value-type="float" office:value="0.0453216374269006" calcext:value-type="float">
            <text:p>0.045321637426901</text:p>
          </table:table-cell>
          <table:table-cell table:style-name="Default" table:formula="of:=[.R24]/[.R25]" office:value-type="float" office:value="0.0443469785575049" calcext:value-type="float">
            <text:p>0.044346978557505</text:p>
          </table:table-cell>
          <table:table-cell table:style-name="Default" table:formula="of:=[.S24]/[.S25]" office:value-type="float" office:value="0.0511695906432749" calcext:value-type="float">
            <text:p>0.051169590643275</text:p>
          </table:table-cell>
          <table:table-cell/>
        </table:table-row>
        <table:table-row table:style-name="ro1">
          <table:table-cell office:value-type="string" calcext:value-type="string">
            <text:p>估算的人类的</text:p>
          </table:table-cell>
          <table:table-cell office:value-type="float" office:value="0.0468879406296822" calcext:value-type="float">
            <text:p>0.046887940629682</text:p>
          </table:table-cell>
          <table:table-cell office:value-type="float" office:value="0.0852003971564679" calcext:value-type="float">
            <text:p>0.085200397156468</text:p>
          </table:table-cell>
          <table:table-cell office:value-type="float" office:value="0.084301638447598" calcext:value-type="float">
            <text:p>0.084301638447598</text:p>
          </table:table-cell>
          <table:table-cell office:value-type="float" office:value="0.0234979232715351" calcext:value-type="float">
            <text:p>0.023497923271535</text:p>
          </table:table-cell>
          <table:table-cell office:value-type="float" office:value="0.0133674000124125" calcext:value-type="float">
            <text:p>0.013367400012413</text:p>
          </table:table-cell>
          <table:table-cell office:value-type="float" office:value="0.0441928080405394" calcext:value-type="float">
            <text:p>0.044192808040539</text:p>
          </table:table-cell>
          <table:table-cell office:value-type="float" office:value="0.0364485414582261" calcext:value-type="float">
            <text:p>0.036448541458226</text:p>
          </table:table-cell>
          <table:table-cell office:value-type="float" office:value="0.0476397332991453" calcext:value-type="float">
            <text:p>0.047639733299145</text:p>
          </table:table-cell>
          <table:table-cell office:value-type="float" office:value="0.0125888093745591" calcext:value-type="float">
            <text:p>0.012588809374559</text:p>
          </table:table-cell>
          <table:table-cell office:value-type="float" office:value="0.052534352831882" calcext:value-type="float">
            <text:p>0.052534352831882</text:p>
          </table:table-cell>
          <table:table-cell office:value-type="float" office:value="0.0650744625427592" calcext:value-type="float">
            <text:p>0.065074462542759</text:p>
          </table:table-cell>
          <table:table-cell office:value-type="float" office:value="0.0366288338301547" calcext:value-type="float">
            <text:p>0.036628833830155</text:p>
          </table:table-cell>
          <table:table-cell office:value-type="float" office:value="0.0594785861066533" calcext:value-type="float">
            <text:p>0.059478586106653</text:p>
          </table:table-cell>
          <table:table-cell office:value-type="float" office:value="0.0950461903237188" calcext:value-type="float">
            <text:p>0.095046190323719</text:p>
          </table:table-cell>
          <table:table-cell office:value-type="float" office:value="0.163801772450862" calcext:value-type="float">
            <text:p>0.163801772450862</text:p>
          </table:table-cell>
          <table:table-cell office:value-type="float" office:value="0.0465019349942437" calcext:value-type="float">
            <text:p>0.046501934994244</text:p>
          </table:table-cell>
          <table:table-cell office:value-type="float" office:value="0.0468110149179563" calcext:value-type="float">
            <text:p>0.046811014917956</text:p>
          </table:table-cell>
          <table:table-cell office:value-type="float" office:value="0.0399976603116048" calcext:value-type="float">
            <text:p>0.039997660311605</text:p>
          </table:table-cell>
          <table:table-cell/>
        </table:table-row>
        <table:table-row table:style-name="ro1">
          <table:table-cell office:value-type="string" calcext:value-type="string">
            <text:p>相除</text:p>
          </table:table-cell>
          <table:table-cell table:style-name="ce2" table:formula="of:=[.B26]/[.B27]" office:value-type="float" office:value="0.855730839343443" calcext:value-type="float">
            <text:p>0.855730839343443</text:p>
          </table:table-cell>
          <table:table-cell table:style-name="ce2" table:formula="of:=[.C26]/[.C27]" office:value-type="float" office:value="0.970459804335071" calcext:value-type="float">
            <text:p>0.970459804335071</text:p>
          </table:table-cell>
          <table:table-cell table:style-name="ce2" table:formula="of:=[.D26]/[.D27]" office:value-type="float" office:value="0.425850976135624" calcext:value-type="float">
            <text:p>0.425850976135624</text:p>
          </table:table-cell>
          <table:table-cell table:style-name="ce2" table:formula="of:=[.E26]/[.E27]" office:value-type="float" office:value="0.995484264510874" calcext:value-type="float">
            <text:p>0.995484264510874</text:p>
          </table:table-cell>
          <table:table-cell table:style-name="ce2" table:formula="of:=[.F26]/[.F27]" office:value-type="float" office:value="1.87143680081846" calcext:value-type="float">
            <text:p>1.87143680081846</text:p>
          </table:table-cell>
          <table:table-cell table:style-name="ce2" table:formula="of:=[.G26]/[.G27]" office:value-type="float" office:value="1.23138709564101" calcext:value-type="float">
            <text:p>1.23138709564101</text:p>
          </table:table-cell>
          <table:table-cell table:style-name="ce2" table:formula="of:=[.H26]/[.H27]" office:value-type="float" office:value="1.1855035843542" calcext:value-type="float">
            <text:p>1.1855035843542</text:p>
          </table:table-cell>
          <table:table-cell table:style-name="ce2" table:formula="of:=[.I26]/[.I27]" office:value-type="float" office:value="0.756981109469988" calcext:value-type="float">
            <text:p>0.756981109469988</text:p>
          </table:table-cell>
          <table:table-cell table:style-name="ce2" table:formula="of:=[.J26]/[.J27]" office:value-type="float" office:value="1.60006791493869" calcext:value-type="float">
            <text:p>1.60006791493869</text:p>
          </table:table-cell>
          <table:table-cell table:style-name="ce2" table:formula="of:=[.K26]/[.K27]" office:value-type="float" office:value="1.1131674611256" calcext:value-type="float">
            <text:p>1.1131674611256</text:p>
          </table:table-cell>
          <table:table-cell table:style-name="ce2" table:formula="of:=[.L26]/[.L27]" office:value-type="float" office:value="1.32801332058079" calcext:value-type="float">
            <text:p>1.32801332058079</text:p>
          </table:table-cell>
          <table:table-cell table:style-name="ce2" table:formula="of:=[.M26]/[.M27]" office:value-type="float" office:value="0.607573556788502" calcext:value-type="float">
            <text:p>0.607573556788502</text:p>
          </table:table-cell>
          <table:table-cell table:style-name="ce2" table:formula="of:=[.N26]/[.N27]" office:value-type="float" office:value="0.950429694538886" calcext:value-type="float">
            <text:p>0.950429694538886</text:p>
          </table:table-cell>
          <table:table-cell table:style-name="ce2" table:formula="of:=[.O26]/[.O27]" office:value-type="float" office:value="0.892148557965571" calcext:value-type="float">
            <text:p>0.892148557965571</text:p>
          </table:table-cell>
          <table:table-cell table:style-name="ce2" table:formula="of:=[.P26]/[.P27]" office:value-type="float" office:value="1.15831221117758" calcext:value-type="float">
            <text:p>1.15831221117758</text:p>
          </table:table-cell>
          <table:table-cell table:style-name="ce2" table:formula="of:=[.Q26]/[.Q27]" office:value-type="float" office:value="0.974618312818828" calcext:value-type="float">
            <text:p>0.974618312818828</text:p>
          </table:table-cell>
          <table:table-cell table:style-name="ce2" table:formula="of:=[.R26]/[.R27]" office:value-type="float" office:value="0.947362039366803" calcext:value-type="float">
            <text:p>0.947362039366803</text:p>
          </table:table-cell>
          <table:table-cell table:style-name="ce2" table:formula="of:=[.S26]/[.S27]" office:value-type="float" office:value="1.27931459601973" calcext:value-type="float">
            <text:p>1.27931459601973</text:p>
          </table:table-cell>
          <table:table-cell/>
        </table:table-row>
        <table:table-row table:style-name="ro1">
          <table:table-cell/>
          <table:table-cell table:style-name="ce2" table:formula="of:=IF([.B28]&lt;0.7;&quot;---&quot;;IF([.B28]&lt;0.8;&quot;--&quot;;IF([.B28]&lt;0.9;&quot;-&quot;;IF([.B28]&gt;1.3;&quot;+++&quot;;IF([.B28]&gt;1.2;&quot;++&quot;;IF([.B28]&gt;1.1;&quot;+&quot;;&quot;&quot;))))))" office:value-type="string" office:string-value="-" calcext:value-type="string">
            <text:p>-</text:p>
          </table:table-cell>
          <table:table-cell table:style-name="ce2" table:formula="of:=IF([.C28]&lt;0.7;&quot;---&quot;;IF([.C28]&lt;0.8;&quot;--&quot;;IF([.C28]&lt;0.9;&quot;-&quot;;IF([.C28]&gt;1.3;&quot;+++&quot;;IF([.C28]&gt;1.2;&quot;++&quot;;IF([.C28]&gt;1.1;&quot;+&quot;;&quot;&quot;))))))">
            <text:p/>
          </table:table-cell>
          <table:table-cell table:style-name="ce2" table:formula="of:=IF([.D28]&lt;0.7;&quot;---&quot;;IF([.D28]&lt;0.8;&quot;--&quot;;IF([.D28]&lt;0.9;&quot;-&quot;;IF([.D28]&gt;1.3;&quot;+++&quot;;IF([.D28]&gt;1.2;&quot;++&quot;;IF([.D28]&gt;1.1;&quot;+&quot;;&quot;&quot;))))))" office:value-type="string" office:string-value="---" calcext:value-type="string">
            <text:p>---</text:p>
          </table:table-cell>
          <table:table-cell table:style-name="ce2" table:formula="of:=IF([.E28]&lt;0.7;&quot;---&quot;;IF([.E28]&lt;0.8;&quot;--&quot;;IF([.E28]&lt;0.9;&quot;-&quot;;IF([.E28]&gt;1.3;&quot;+++&quot;;IF([.E28]&gt;1.2;&quot;++&quot;;IF([.E28]&gt;1.1;&quot;+&quot;;&quot;&quot;))))))">
            <text:p/>
          </table:table-cell>
          <table:table-cell table:style-name="ce2" table:formula="of:=IF([.F28]&lt;0.7;&quot;---&quot;;IF([.F28]&lt;0.8;&quot;--&quot;;IF([.F28]&lt;0.9;&quot;-&quot;;IF([.F28]&gt;1.3;&quot;+++&quot;;IF([.F28]&gt;1.2;&quot;++&quot;;IF([.F28]&gt;1.1;&quot;+&quot;;&quot;&quot;))))))" office:value-type="string" office:string-value="+++" calcext:value-type="string">
            <text:p>+++</text:p>
          </table:table-cell>
          <table:table-cell table:style-name="ce2" table:formula="of:=IF([.G28]&lt;0.7;&quot;---&quot;;IF([.G28]&lt;0.8;&quot;--&quot;;IF([.G28]&lt;0.9;&quot;-&quot;;IF([.G28]&gt;1.3;&quot;+++&quot;;IF([.G28]&gt;1.2;&quot;++&quot;;IF([.G28]&gt;1.1;&quot;+&quot;;&quot;&quot;))))))" office:value-type="string" office:string-value="++" calcext:value-type="string">
            <text:p>++</text:p>
          </table:table-cell>
          <table:table-cell table:style-name="ce2" table:formula="of:=IF([.H28]&lt;0.7;&quot;---&quot;;IF([.H28]&lt;0.8;&quot;--&quot;;IF([.H28]&lt;0.9;&quot;-&quot;;IF([.H28]&gt;1.3;&quot;+++&quot;;IF([.H28]&gt;1.2;&quot;++&quot;;IF([.H28]&gt;1.1;&quot;+&quot;;&quot;&quot;))))))" office:value-type="string" office:string-value="+" calcext:value-type="string">
            <text:p>+</text:p>
          </table:table-cell>
          <table:table-cell table:style-name="ce2" table:formula="of:=IF([.I28]&lt;0.7;&quot;---&quot;;IF([.I28]&lt;0.8;&quot;--&quot;;IF([.I28]&lt;0.9;&quot;-&quot;;IF([.I28]&gt;1.3;&quot;+++&quot;;IF([.I28]&gt;1.2;&quot;++&quot;;IF([.I28]&gt;1.1;&quot;+&quot;;&quot;&quot;))))))" office:value-type="string" office:string-value="--" calcext:value-type="string">
            <text:p>--</text:p>
          </table:table-cell>
          <table:table-cell table:style-name="ce2" table:formula="of:=IF([.J28]&lt;0.7;&quot;---&quot;;IF([.J28]&lt;0.8;&quot;--&quot;;IF([.J28]&lt;0.9;&quot;-&quot;;IF([.J28]&gt;1.3;&quot;+++&quot;;IF([.J28]&gt;1.2;&quot;++&quot;;IF([.J28]&gt;1.1;&quot;+&quot;;&quot;&quot;))))))" office:value-type="string" office:string-value="+++" calcext:value-type="string">
            <text:p>+++</text:p>
          </table:table-cell>
          <table:table-cell table:style-name="ce2" table:formula="of:=IF([.K28]&lt;0.7;&quot;---&quot;;IF([.K28]&lt;0.8;&quot;--&quot;;IF([.K28]&lt;0.9;&quot;-&quot;;IF([.K28]&gt;1.3;&quot;+++&quot;;IF([.K28]&gt;1.2;&quot;++&quot;;IF([.K28]&gt;1.1;&quot;+&quot;;&quot;&quot;))))))" office:value-type="string" office:string-value="+" calcext:value-type="string">
            <text:p>+</text:p>
          </table:table-cell>
          <table:table-cell table:style-name="ce2" table:formula="of:=IF([.L28]&lt;0.7;&quot;---&quot;;IF([.L28]&lt;0.8;&quot;--&quot;;IF([.L28]&lt;0.9;&quot;-&quot;;IF([.L28]&gt;1.3;&quot;+++&quot;;IF([.L28]&gt;1.2;&quot;++&quot;;IF([.L28]&gt;1.1;&quot;+&quot;;&quot;&quot;))))))" office:value-type="string" office:string-value="+++" calcext:value-type="string">
            <text:p>+++</text:p>
          </table:table-cell>
          <table:table-cell table:style-name="ce2" table:formula="of:=IF([.M28]&lt;0.7;&quot;---&quot;;IF([.M28]&lt;0.8;&quot;--&quot;;IF([.M28]&lt;0.9;&quot;-&quot;;IF([.M28]&gt;1.3;&quot;+++&quot;;IF([.M28]&gt;1.2;&quot;++&quot;;IF([.M28]&gt;1.1;&quot;+&quot;;&quot;&quot;))))))" office:value-type="string" office:string-value="---" calcext:value-type="string">
            <text:p>---</text:p>
          </table:table-cell>
          <table:table-cell table:style-name="ce2" table:formula="of:=IF([.N28]&lt;0.7;&quot;---&quot;;IF([.N28]&lt;0.8;&quot;--&quot;;IF([.N28]&lt;0.9;&quot;-&quot;;IF([.N28]&gt;1.3;&quot;+++&quot;;IF([.N28]&gt;1.2;&quot;++&quot;;IF([.N28]&gt;1.1;&quot;+&quot;;&quot;&quot;))))))">
            <text:p/>
          </table:table-cell>
          <table:table-cell table:style-name="ce2" table:formula="of:=IF([.O28]&lt;0.7;&quot;---&quot;;IF([.O28]&lt;0.8;&quot;--&quot;;IF([.O28]&lt;0.9;&quot;-&quot;;IF([.O28]&gt;1.3;&quot;+++&quot;;IF([.O28]&gt;1.2;&quot;++&quot;;IF([.O28]&gt;1.1;&quot;+&quot;;&quot;&quot;))))))" office:value-type="string" office:string-value="-" calcext:value-type="string">
            <text:p>-</text:p>
          </table:table-cell>
          <table:table-cell table:style-name="ce2" table:formula="of:=IF([.P28]&lt;0.7;&quot;---&quot;;IF([.P28]&lt;0.8;&quot;--&quot;;IF([.P28]&lt;0.9;&quot;-&quot;;IF([.P28]&gt;1.3;&quot;+++&quot;;IF([.P28]&gt;1.2;&quot;++&quot;;IF([.P28]&gt;1.1;&quot;+&quot;;&quot;&quot;))))))" office:value-type="string" office:string-value="+" calcext:value-type="string">
            <text:p>+</text:p>
          </table:table-cell>
          <table:table-cell table:style-name="ce2" table:formula="of:=IF([.Q28]&lt;0.7;&quot;---&quot;;IF([.Q28]&lt;0.8;&quot;--&quot;;IF([.Q28]&lt;0.9;&quot;-&quot;;IF([.Q28]&gt;1.3;&quot;+++&quot;;IF([.Q28]&gt;1.2;&quot;++&quot;;IF([.Q28]&gt;1.1;&quot;+&quot;;&quot;&quot;))))))">
            <text:p/>
          </table:table-cell>
          <table:table-cell table:style-name="ce2" table:formula="of:=IF([.R28]&lt;0.7;&quot;---&quot;;IF([.R28]&lt;0.8;&quot;--&quot;;IF([.R28]&lt;0.9;&quot;-&quot;;IF([.R28]&gt;1.3;&quot;+++&quot;;IF([.R28]&gt;1.2;&quot;++&quot;;IF([.R28]&gt;1.1;&quot;+&quot;;&quot;&quot;))))))">
            <text:p/>
          </table:table-cell>
          <table:table-cell table:style-name="ce2" table:formula="of:=IF([.S28]&lt;0.7;&quot;---&quot;;IF([.S28]&lt;0.8;&quot;--&quot;;IF([.S28]&lt;0.9;&quot;-&quot;;IF([.S28]&gt;1.3;&quot;+++&quot;;IF([.S28]&gt;1.2;&quot;++&quot;;IF([.S28]&gt;1.1;&quot;+&quot;;&quot;&quot;))))))" office:value-type="string" office:string-value="++" calcext:value-type="string">
            <text:p>++</text:p>
          </table:table-cell>
          <table:table-cell/>
        </table:table-row>
        <table:table-row table:style-name="ro1">
          <table:table-cell/>
          <table:table-cell table:style-name="ce2" table:number-columns-repeated="18"/>
          <table:table-cell/>
        </table:table-row>
        <table:table-row table:style-name="ro1">
          <table:table-cell/>
          <table:table-cell office:value-type="string" calcext:value-type="string">
            <text:p>异亮氨酸</text:p>
          </table:table-cell>
          <table:table-cell office:value-type="string" calcext:value-type="string">
            <text:p>亮氨酸</text:p>
          </table:table-cell>
          <table:table-cell office:value-type="string" calcext:value-type="string">
            <text:p>赖氨酸</text:p>
          </table:table-cell>
          <table:table-cell office:value-type="string" calcext:value-type="string">
            <text:p>蛋氨酸</text:p>
          </table:table-cell>
          <table:table-cell office:value-type="string" calcext:value-type="string">
            <text:p>胱氨酸</text:p>
          </table:table-cell>
          <table:table-cell office:value-type="string" calcext:value-type="string">
            <text:p>苯丙氨酸</text:p>
          </table:table-cell>
          <table:table-cell office:value-type="string" calcext:value-type="string">
            <text:p>酪氨酸</text:p>
          </table:table-cell>
          <table:table-cell office:value-type="string" calcext:value-type="string">
            <text:p>苏氨酸</text:p>
          </table:table-cell>
          <table:table-cell office:value-type="string" calcext:value-type="string">
            <text:p>色氨酸</text:p>
          </table:table-cell>
          <table:table-cell office:value-type="string" calcext:value-type="string">
            <text:p>缬氨酸</text:p>
          </table:table-cell>
          <table:table-cell office:value-type="string" calcext:value-type="string">
            <text:p>精氨酸</text:p>
          </table:table-cell>
          <table:table-cell office:value-type="string" calcext:value-type="string">
            <text:p>组氨酸</text:p>
          </table:table-cell>
          <table:table-cell office:value-type="string" calcext:value-type="string">
            <text:p>丙氨酸</text:p>
          </table:table-cell>
          <table:table-cell office:value-type="string" calcext:value-type="string">
            <text:p>天冬氨酸</text:p>
          </table:table-cell>
          <table:table-cell office:value-type="string" calcext:value-type="string">
            <text:p>谷氨酸</text:p>
          </table:table-cell>
          <table:table-cell office:value-type="string" calcext:value-type="string">
            <text:p>甘氨酸</text:p>
          </table:table-cell>
          <table:table-cell office:value-type="string" calcext:value-type="string">
            <text:p>脯氨酸</text:p>
          </table:table-cell>
          <table:table-cell office:value-type="string" calcext:value-type="string">
            <text:p>丝氨酸</text:p>
          </table:table-cell>
          <table:table-cell/>
        </table:table-row>
        <table:table-row table:style-name="ro1">
          <table:table-cell office:value-type="string" calcext:value-type="string">
            <text:p>玉米面（黄）</text:p>
          </table:table-cell>
          <table:table-cell office:value-type="float" office:value="294" calcext:value-type="float">
            <text:p>294</text:p>
          </table:table-cell>
          <table:table-cell office:value-type="float" office:value="935" calcext:value-type="float">
            <text:p>935</text:p>
          </table:table-cell>
          <table:table-cell office:value-type="float" office:value="244" calcext:value-type="float">
            <text:p>244</text:p>
          </table:table-cell>
          <table:table-cell office:value-type="float" office:value="142" calcext:value-type="float">
            <text:p>142</text:p>
          </table:table-cell>
          <table:table-cell office:value-type="float" office:value="215" calcext:value-type="float">
            <text:p>215</text:p>
          </table:table-cell>
          <table:table-cell office:value-type="float" office:value="388" calcext:value-type="float">
            <text:p>388</text:p>
          </table:table-cell>
          <table:table-cell office:value-type="float" office:value="275" calcext:value-type="float">
            <text:p>275</text:p>
          </table:table-cell>
          <table:table-cell office:value-type="float" office:value="245" calcext:value-type="float">
            <text:p>245</text:p>
          </table:table-cell>
          <table:table-cell office:value-type="float" office:value="74" calcext:value-type="float">
            <text:p>74</text:p>
          </table:table-cell>
          <table:table-cell office:value-type="float" office:value="408" calcext:value-type="float">
            <text:p>408</text:p>
          </table:table-cell>
          <table:table-cell office:value-type="float" office:value="356" calcext:value-type="float">
            <text:p>356</text:p>
          </table:table-cell>
          <table:table-cell office:value-type="float" office:value="194" calcext:value-type="float">
            <text:p>194</text:p>
          </table:table-cell>
          <table:table-cell office:value-type="float" office:value="564" calcext:value-type="float">
            <text:p>564</text:p>
          </table:table-cell>
          <table:table-cell office:value-type="float" office:value="490" calcext:value-type="float">
            <text:p>490</text:p>
          </table:table-cell>
          <table:table-cell office:value-type="float" office:value="1497" calcext:value-type="float">
            <text:p>1497</text:p>
          </table:table-cell>
          <table:table-cell office:value-type="float" office:value="273" calcext:value-type="float">
            <text:p>273</text:p>
          </table:table-cell>
          <table:table-cell office:value-type="float" office:value="608" calcext:value-type="float">
            <text:p>608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/>
          <table:table-cell table:formula="of:=SUM([.B32:.S32])" office:value-type="float" office:value="7520" calcext:value-type="float">
            <text:p>7520</text:p>
          </table:table-cell>
          <table:table-cell table:formula="of:=[.B33]" office:value-type="float" office:value="7520" calcext:value-type="float">
            <text:p>7520</text:p>
          </table:table-cell>
          <table:table-cell table:formula="of:=[.C33]" office:value-type="float" office:value="7520" calcext:value-type="float">
            <text:p>7520</text:p>
          </table:table-cell>
          <table:table-cell table:formula="of:=[.D33]" office:value-type="float" office:value="7520" calcext:value-type="float">
            <text:p>7520</text:p>
          </table:table-cell>
          <table:table-cell table:style-name="Default" table:formula="of:=[.E33]" office:value-type="float" office:value="7520" calcext:value-type="float">
            <text:p>7520</text:p>
          </table:table-cell>
          <table:table-cell table:formula="of:=[.F33]" office:value-type="float" office:value="7520" calcext:value-type="float">
            <text:p>7520</text:p>
          </table:table-cell>
          <table:table-cell table:formula="of:=[.G33]" office:value-type="float" office:value="7520" calcext:value-type="float">
            <text:p>7520</text:p>
          </table:table-cell>
          <table:table-cell table:formula="of:=[.H33]" office:value-type="float" office:value="7520" calcext:value-type="float">
            <text:p>7520</text:p>
          </table:table-cell>
          <table:table-cell table:formula="of:=[.I33]" office:value-type="float" office:value="7520" calcext:value-type="float">
            <text:p>7520</text:p>
          </table:table-cell>
          <table:table-cell table:formula="of:=[.J33]" office:value-type="float" office:value="7520" calcext:value-type="float">
            <text:p>7520</text:p>
          </table:table-cell>
          <table:table-cell table:formula="of:=[.K33]" office:value-type="float" office:value="7520" calcext:value-type="float">
            <text:p>7520</text:p>
          </table:table-cell>
          <table:table-cell table:style-name="Default" table:formula="of:=[.L33]" office:value-type="float" office:value="7520" calcext:value-type="float">
            <text:p>7520</text:p>
          </table:table-cell>
          <table:table-cell table:style-name="Default" table:formula="of:=[.M33]" office:value-type="float" office:value="7520" calcext:value-type="float">
            <text:p>7520</text:p>
          </table:table-cell>
          <table:table-cell table:style-name="Default" table:formula="of:=[.N33]" office:value-type="float" office:value="7520" calcext:value-type="float">
            <text:p>7520</text:p>
          </table:table-cell>
          <table:table-cell table:style-name="Default" table:formula="of:=[.O33]" office:value-type="float" office:value="7520" calcext:value-type="float">
            <text:p>7520</text:p>
          </table:table-cell>
          <table:table-cell table:style-name="Default" table:formula="of:=[.P33]" office:value-type="float" office:value="7520" calcext:value-type="float">
            <text:p>7520</text:p>
          </table:table-cell>
          <table:table-cell table:style-name="Default" table:formula="of:=[.Q33]" office:value-type="float" office:value="7520" calcext:value-type="float">
            <text:p>7520</text:p>
          </table:table-cell>
          <table:table-cell table:style-name="Default" table:formula="of:=[.R33]" office:value-type="float" office:value="7520" calcext:value-type="float">
            <text:p>7520</text:p>
          </table:table-cell>
          <table:table-cell/>
        </table:table-row>
        <table:table-row table:style-name="ro1">
          <table:table-cell/>
          <table:table-cell table:formula="of:=[.B32]/[.B33]" office:value-type="float" office:value="0.0390957446808511" calcext:value-type="float">
            <text:p>0.039095744680851</text:p>
          </table:table-cell>
          <table:table-cell table:formula="of:=[.C32]/[.C33]" office:value-type="float" office:value="0.124335106382979" calcext:value-type="float">
            <text:p>0.124335106382979</text:p>
          </table:table-cell>
          <table:table-cell table:formula="of:=[.D32]/[.D33]" office:value-type="float" office:value="0.0324468085106383" calcext:value-type="float">
            <text:p>0.032446808510638</text:p>
          </table:table-cell>
          <table:table-cell table:formula="of:=[.E32]/[.E33]" office:value-type="float" office:value="0.0188829787234043" calcext:value-type="float">
            <text:p>0.018882978723404</text:p>
          </table:table-cell>
          <table:table-cell table:style-name="Default" table:formula="of:=[.F32]/[.F33]" office:value-type="float" office:value="0.0285904255319149" calcext:value-type="float">
            <text:p>0.028590425531915</text:p>
          </table:table-cell>
          <table:table-cell table:formula="of:=[.G32]/[.G33]" office:value-type="float" office:value="0.0515957446808511" calcext:value-type="float">
            <text:p>0.051595744680851</text:p>
          </table:table-cell>
          <table:table-cell table:formula="of:=[.H32]/[.H33]" office:value-type="float" office:value="0.0365691489361702" calcext:value-type="float">
            <text:p>0.03656914893617</text:p>
          </table:table-cell>
          <table:table-cell table:formula="of:=[.I32]/[.I33]" office:value-type="float" office:value="0.0325797872340426" calcext:value-type="float">
            <text:p>0.032579787234043</text:p>
          </table:table-cell>
          <table:table-cell table:formula="of:=[.J32]/[.J33]" office:value-type="float" office:value="0.00984042553191489" calcext:value-type="float">
            <text:p>0.009840425531915</text:p>
          </table:table-cell>
          <table:table-cell table:formula="of:=[.K32]/[.K33]" office:value-type="float" office:value="0.0542553191489362" calcext:value-type="float">
            <text:p>0.054255319148936</text:p>
          </table:table-cell>
          <table:table-cell table:formula="of:=[.L32]/[.L33]" office:value-type="float" office:value="0.0473404255319149" calcext:value-type="float">
            <text:p>0.047340425531915</text:p>
          </table:table-cell>
          <table:table-cell table:style-name="Default" table:formula="of:=[.M32]/[.M33]" office:value-type="float" office:value="0.0257978723404255" calcext:value-type="float">
            <text:p>0.025797872340426</text:p>
          </table:table-cell>
          <table:table-cell table:style-name="Default" table:formula="of:=[.N32]/[.N33]" office:value-type="float" office:value="0.075" calcext:value-type="float">
            <text:p>0.075</text:p>
          </table:table-cell>
          <table:table-cell table:style-name="Default" table:formula="of:=[.O32]/[.O33]" office:value-type="float" office:value="0.0651595744680851" calcext:value-type="float">
            <text:p>0.065159574468085</text:p>
          </table:table-cell>
          <table:table-cell table:style-name="Default" table:formula="of:=[.P32]/[.P33]" office:value-type="float" office:value="0.19906914893617" calcext:value-type="float">
            <text:p>0.19906914893617</text:p>
          </table:table-cell>
          <table:table-cell table:style-name="Default" table:formula="of:=[.Q32]/[.Q33]" office:value-type="float" office:value="0.0363031914893617" calcext:value-type="float">
            <text:p>0.036303191489362</text:p>
          </table:table-cell>
          <table:table-cell table:style-name="Default" table:formula="of:=[.R32]/[.R33]" office:value-type="float" office:value="0.0808510638297872" calcext:value-type="float">
            <text:p>0.080851063829787</text:p>
          </table:table-cell>
          <table:table-cell table:style-name="Default" table:formula="of:=[.S32]/[.S33]" office:value-type="float" office:value="0.0422872340425532" calcext:value-type="float">
            <text:p>0.042287234042553</text:p>
          </table:table-cell>
          <table:table-cell/>
        </table:table-row>
        <table:table-row table:style-name="ro1">
          <table:table-cell office:value-type="string" calcext:value-type="string">
            <text:p>估算的人类的</text:p>
          </table:table-cell>
          <table:table-cell office:value-type="float" office:value="0.0468879406296822" calcext:value-type="float">
            <text:p>0.046887940629682</text:p>
          </table:table-cell>
          <table:table-cell office:value-type="float" office:value="0.0852003971564679" calcext:value-type="float">
            <text:p>0.085200397156468</text:p>
          </table:table-cell>
          <table:table-cell office:value-type="float" office:value="0.084301638447598" calcext:value-type="float">
            <text:p>0.084301638447598</text:p>
          </table:table-cell>
          <table:table-cell office:value-type="float" office:value="0.0234979232715351" calcext:value-type="float">
            <text:p>0.023497923271535</text:p>
          </table:table-cell>
          <table:table-cell office:value-type="float" office:value="0.0133674000124125" calcext:value-type="float">
            <text:p>0.013367400012413</text:p>
          </table:table-cell>
          <table:table-cell office:value-type="float" office:value="0.0441928080405394" calcext:value-type="float">
            <text:p>0.044192808040539</text:p>
          </table:table-cell>
          <table:table-cell office:value-type="float" office:value="0.0364485414582261" calcext:value-type="float">
            <text:p>0.036448541458226</text:p>
          </table:table-cell>
          <table:table-cell office:value-type="float" office:value="0.0476397332991453" calcext:value-type="float">
            <text:p>0.047639733299145</text:p>
          </table:table-cell>
          <table:table-cell office:value-type="float" office:value="0.0125888093745591" calcext:value-type="float">
            <text:p>0.012588809374559</text:p>
          </table:table-cell>
          <table:table-cell office:value-type="float" office:value="0.052534352831882" calcext:value-type="float">
            <text:p>0.052534352831882</text:p>
          </table:table-cell>
          <table:table-cell office:value-type="float" office:value="0.0650744625427592" calcext:value-type="float">
            <text:p>0.065074462542759</text:p>
          </table:table-cell>
          <table:table-cell office:value-type="float" office:value="0.0366288338301547" calcext:value-type="float">
            <text:p>0.036628833830155</text:p>
          </table:table-cell>
          <table:table-cell office:value-type="float" office:value="0.0594785861066533" calcext:value-type="float">
            <text:p>0.059478586106653</text:p>
          </table:table-cell>
          <table:table-cell office:value-type="float" office:value="0.0950461903237188" calcext:value-type="float">
            <text:p>0.095046190323719</text:p>
          </table:table-cell>
          <table:table-cell office:value-type="float" office:value="0.163801772450862" calcext:value-type="float">
            <text:p>0.163801772450862</text:p>
          </table:table-cell>
          <table:table-cell office:value-type="float" office:value="0.0465019349942437" calcext:value-type="float">
            <text:p>0.046501934994244</text:p>
          </table:table-cell>
          <table:table-cell office:value-type="float" office:value="0.0468110149179563" calcext:value-type="float">
            <text:p>0.046811014917956</text:p>
          </table:table-cell>
          <table:table-cell office:value-type="float" office:value="0.0399976603116048" calcext:value-type="float">
            <text:p>0.039997660311605</text:p>
          </table:table-cell>
          <table:table-cell/>
        </table:table-row>
        <table:table-row table:style-name="ro1">
          <table:table-cell office:value-type="string" calcext:value-type="string">
            <text:p>相除</text:p>
          </table:table-cell>
          <table:table-cell table:style-name="ce2" table:formula="of:=[.B34]/[.B35]" office:value-type="float" office:value="0.833812365307887" calcext:value-type="float">
            <text:p>0.833812365307887</text:p>
          </table:table-cell>
          <table:table-cell table:style-name="ce2" table:formula="of:=[.C34]/[.C35]" office:value-type="float" office:value="1.45932543195358" calcext:value-type="float">
            <text:p>1.45932543195358</text:p>
          </table:table-cell>
          <table:table-cell table:style-name="ce2" table:formula="of:=[.D34]/[.D35]" office:value-type="float" office:value="0.384889417431753" calcext:value-type="float">
            <text:p>0.384889417431753</text:p>
          </table:table-cell>
          <table:table-cell table:style-name="ce2" table:formula="of:=[.E34]/[.E35]" office:value-type="float" office:value="0.80360202496187" calcext:value-type="float">
            <text:p>0.80360202496187</text:p>
          </table:table-cell>
          <table:table-cell table:style-name="ce2" table:formula="of:=[.F34]/[.F35]" office:value-type="float" office:value="2.13881723486743" calcext:value-type="float">
            <text:p>2.13881723486743</text:p>
          </table:table-cell>
          <table:table-cell table:style-name="ce2" table:formula="of:=[.G34]/[.G35]" office:value-type="float" office:value="1.16751451126438" calcext:value-type="float">
            <text:p>1.16751451126438</text:p>
          </table:table-cell>
          <table:table-cell table:style-name="ce2" table:formula="of:=[.H34]/[.H35]" office:value-type="float" office:value="1.00330897953989" calcext:value-type="float">
            <text:p>1.00330897953989</text:p>
          </table:table-cell>
          <table:table-cell table:style-name="ce2" table:formula="of:=[.I34]/[.I35]" office:value-type="float" office:value="0.683878455604769" calcext:value-type="float">
            <text:p>0.683878455604769</text:p>
          </table:table-cell>
          <table:table-cell table:style-name="ce2" table:formula="of:=[.J34]/[.J35]" office:value-type="float" office:value="0.781680398767619" calcext:value-type="float">
            <text:p>0.781680398767619</text:p>
          </table:table-cell>
          <table:table-cell table:style-name="ce2" table:formula="of:=[.K34]/[.K35]" office:value-type="float" office:value="1.03275887536983" calcext:value-type="float">
            <text:p>1.03275887536983</text:p>
          </table:table-cell>
          <table:table-cell table:style-name="ce2" table:formula="of:=[.L34]/[.L35]" office:value-type="float" office:value="0.727480853196573" calcext:value-type="float">
            <text:p>0.727480853196573</text:p>
          </table:table-cell>
          <table:table-cell table:style-name="ce2" table:formula="of:=[.M34]/[.M35]" office:value-type="float" office:value="0.704305041761592" calcext:value-type="float">
            <text:p>0.704305041761592</text:p>
          </table:table-cell>
          <table:table-cell table:style-name="ce2" table:formula="of:=[.N34]/[.N35]" office:value-type="float" office:value="1.26095801715116" calcext:value-type="float">
            <text:p>1.26095801715116</text:p>
          </table:table-cell>
          <table:table-cell table:style-name="ce2" table:formula="of:=[.O34]/[.O35]" office:value-type="float" office:value="0.685556930226845" calcext:value-type="float">
            <text:p>0.685556930226845</text:p>
          </table:table-cell>
          <table:table-cell table:style-name="ce2" table:formula="of:=[.P34]/[.P35]" office:value-type="float" office:value="1.21530521897062" calcext:value-type="float">
            <text:p>1.21530521897062</text:p>
          </table:table-cell>
          <table:table-cell table:style-name="ce2" table:formula="of:=[.Q34]/[.Q35]" office:value-type="float" office:value="0.780681309151018" calcext:value-type="float">
            <text:p>0.780681309151018</text:p>
          </table:table-cell>
          <table:table-cell table:style-name="ce2" table:formula="of:=[.R34]/[.R35]" office:value-type="float" office:value="1.7271803222274" calcext:value-type="float">
            <text:p>1.7271803222274</text:p>
          </table:table-cell>
          <table:table-cell table:style-name="ce2" table:formula="of:=[.S34]/[.S35]" office:value-type="float" office:value="1.05724269152524" calcext:value-type="float">
            <text:p>1.05724269152524</text:p>
          </table:table-cell>
          <table:table-cell/>
        </table:table-row>
        <table:table-row table:style-name="ro1">
          <table:table-cell/>
          <table:table-cell table:style-name="ce2" table:formula="of:=IF([.B36]&lt;0.7;&quot;---&quot;;IF([.B36]&lt;0.8;&quot;--&quot;;IF([.B36]&lt;0.9;&quot;-&quot;;IF([.B36]&gt;1.3;&quot;+++&quot;;IF([.B36]&gt;1.2;&quot;++&quot;;IF([.B36]&gt;1.1;&quot;+&quot;;&quot;&quot;))))))" office:value-type="string" office:string-value="-" calcext:value-type="string">
            <text:p>-</text:p>
          </table:table-cell>
          <table:table-cell table:style-name="ce2" table:formula="of:=IF([.C36]&lt;0.7;&quot;---&quot;;IF([.C36]&lt;0.8;&quot;--&quot;;IF([.C36]&lt;0.9;&quot;-&quot;;IF([.C36]&gt;1.3;&quot;+++&quot;;IF([.C36]&gt;1.2;&quot;++&quot;;IF([.C36]&gt;1.1;&quot;+&quot;;&quot;&quot;))))))" office:value-type="string" office:string-value="+++" calcext:value-type="string">
            <text:p>+++</text:p>
          </table:table-cell>
          <table:table-cell table:style-name="ce2" table:formula="of:=IF([.D36]&lt;0.7;&quot;---&quot;;IF([.D36]&lt;0.8;&quot;--&quot;;IF([.D36]&lt;0.9;&quot;-&quot;;IF([.D36]&gt;1.3;&quot;+++&quot;;IF([.D36]&gt;1.2;&quot;++&quot;;IF([.D36]&gt;1.1;&quot;+&quot;;&quot;&quot;))))))" office:value-type="string" office:string-value="---" calcext:value-type="string">
            <text:p>---</text:p>
          </table:table-cell>
          <table:table-cell table:style-name="ce2" table:formula="of:=IF([.E36]&lt;0.7;&quot;---&quot;;IF([.E36]&lt;0.8;&quot;--&quot;;IF([.E36]&lt;0.9;&quot;-&quot;;IF([.E36]&gt;1.3;&quot;+++&quot;;IF([.E36]&gt;1.2;&quot;++&quot;;IF([.E36]&gt;1.1;&quot;+&quot;;&quot;&quot;))))))" office:value-type="string" office:string-value="-" calcext:value-type="string">
            <text:p>-</text:p>
          </table:table-cell>
          <table:table-cell table:style-name="ce2" table:formula="of:=IF([.F36]&lt;0.7;&quot;---&quot;;IF([.F36]&lt;0.8;&quot;--&quot;;IF([.F36]&lt;0.9;&quot;-&quot;;IF([.F36]&gt;1.3;&quot;+++&quot;;IF([.F36]&gt;1.2;&quot;++&quot;;IF([.F36]&gt;1.1;&quot;+&quot;;&quot;&quot;))))))" office:value-type="string" office:string-value="+++" calcext:value-type="string">
            <text:p>+++</text:p>
          </table:table-cell>
          <table:table-cell table:style-name="ce2" table:formula="of:=IF([.G36]&lt;0.7;&quot;---&quot;;IF([.G36]&lt;0.8;&quot;--&quot;;IF([.G36]&lt;0.9;&quot;-&quot;;IF([.G36]&gt;1.3;&quot;+++&quot;;IF([.G36]&gt;1.2;&quot;++&quot;;IF([.G36]&gt;1.1;&quot;+&quot;;&quot;&quot;))))))" office:value-type="string" office:string-value="+" calcext:value-type="string">
            <text:p>+</text:p>
          </table:table-cell>
          <table:table-cell table:style-name="ce2" table:formula="of:=IF([.H36]&lt;0.7;&quot;---&quot;;IF([.H36]&lt;0.8;&quot;--&quot;;IF([.H36]&lt;0.9;&quot;-&quot;;IF([.H36]&gt;1.3;&quot;+++&quot;;IF([.H36]&gt;1.2;&quot;++&quot;;IF([.H36]&gt;1.1;&quot;+&quot;;&quot;&quot;))))))">
            <text:p/>
          </table:table-cell>
          <table:table-cell table:style-name="ce2" table:formula="of:=IF([.I36]&lt;0.7;&quot;---&quot;;IF([.I36]&lt;0.8;&quot;--&quot;;IF([.I36]&lt;0.9;&quot;-&quot;;IF([.I36]&gt;1.3;&quot;+++&quot;;IF([.I36]&gt;1.2;&quot;++&quot;;IF([.I36]&gt;1.1;&quot;+&quot;;&quot;&quot;))))))" office:value-type="string" office:string-value="---" calcext:value-type="string">
            <text:p>---</text:p>
          </table:table-cell>
          <table:table-cell table:style-name="ce2" table:formula="of:=IF([.J36]&lt;0.7;&quot;---&quot;;IF([.J36]&lt;0.8;&quot;--&quot;;IF([.J36]&lt;0.9;&quot;-&quot;;IF([.J36]&gt;1.3;&quot;+++&quot;;IF([.J36]&gt;1.2;&quot;++&quot;;IF([.J36]&gt;1.1;&quot;+&quot;;&quot;&quot;))))))" office:value-type="string" office:string-value="--" calcext:value-type="string">
            <text:p>--</text:p>
          </table:table-cell>
          <table:table-cell table:style-name="ce2" table:formula="of:=IF([.K36]&lt;0.7;&quot;---&quot;;IF([.K36]&lt;0.8;&quot;--&quot;;IF([.K36]&lt;0.9;&quot;-&quot;;IF([.K36]&gt;1.3;&quot;+++&quot;;IF([.K36]&gt;1.2;&quot;++&quot;;IF([.K36]&gt;1.1;&quot;+&quot;;&quot;&quot;))))))">
            <text:p/>
          </table:table-cell>
          <table:table-cell table:style-name="ce2" table:formula="of:=IF([.L36]&lt;0.7;&quot;---&quot;;IF([.L36]&lt;0.8;&quot;--&quot;;IF([.L36]&lt;0.9;&quot;-&quot;;IF([.L36]&gt;1.3;&quot;+++&quot;;IF([.L36]&gt;1.2;&quot;++&quot;;IF([.L36]&gt;1.1;&quot;+&quot;;&quot;&quot;))))))" office:value-type="string" office:string-value="--" calcext:value-type="string">
            <text:p>--</text:p>
          </table:table-cell>
          <table:table-cell table:style-name="ce2" table:formula="of:=IF([.M36]&lt;0.7;&quot;---&quot;;IF([.M36]&lt;0.8;&quot;--&quot;;IF([.M36]&lt;0.9;&quot;-&quot;;IF([.M36]&gt;1.3;&quot;+++&quot;;IF([.M36]&gt;1.2;&quot;++&quot;;IF([.M36]&gt;1.1;&quot;+&quot;;&quot;&quot;))))))" office:value-type="string" office:string-value="--" calcext:value-type="string">
            <text:p>--</text:p>
          </table:table-cell>
          <table:table-cell table:style-name="ce2" table:formula="of:=IF([.N36]&lt;0.7;&quot;---&quot;;IF([.N36]&lt;0.8;&quot;--&quot;;IF([.N36]&lt;0.9;&quot;-&quot;;IF([.N36]&gt;1.3;&quot;+++&quot;;IF([.N36]&gt;1.2;&quot;++&quot;;IF([.N36]&gt;1.1;&quot;+&quot;;&quot;&quot;))))))" office:value-type="string" office:string-value="++" calcext:value-type="string">
            <text:p>++</text:p>
          </table:table-cell>
          <table:table-cell table:style-name="ce2" table:formula="of:=IF([.O36]&lt;0.7;&quot;---&quot;;IF([.O36]&lt;0.8;&quot;--&quot;;IF([.O36]&lt;0.9;&quot;-&quot;;IF([.O36]&gt;1.3;&quot;+++&quot;;IF([.O36]&gt;1.2;&quot;++&quot;;IF([.O36]&gt;1.1;&quot;+&quot;;&quot;&quot;))))))" office:value-type="string" office:string-value="---" calcext:value-type="string">
            <text:p>---</text:p>
          </table:table-cell>
          <table:table-cell table:style-name="ce2" table:formula="of:=IF([.P36]&lt;0.7;&quot;---&quot;;IF([.P36]&lt;0.8;&quot;--&quot;;IF([.P36]&lt;0.9;&quot;-&quot;;IF([.P36]&gt;1.3;&quot;+++&quot;;IF([.P36]&gt;1.2;&quot;++&quot;;IF([.P36]&gt;1.1;&quot;+&quot;;&quot;&quot;))))))" office:value-type="string" office:string-value="++" calcext:value-type="string">
            <text:p>++</text:p>
          </table:table-cell>
          <table:table-cell table:style-name="ce2" table:formula="of:=IF([.Q36]&lt;0.7;&quot;---&quot;;IF([.Q36]&lt;0.8;&quot;--&quot;;IF([.Q36]&lt;0.9;&quot;-&quot;;IF([.Q36]&gt;1.3;&quot;+++&quot;;IF([.Q36]&gt;1.2;&quot;++&quot;;IF([.Q36]&gt;1.1;&quot;+&quot;;&quot;&quot;))))))" office:value-type="string" office:string-value="--" calcext:value-type="string">
            <text:p>--</text:p>
          </table:table-cell>
          <table:table-cell table:style-name="ce2" table:formula="of:=IF([.R36]&lt;0.7;&quot;---&quot;;IF([.R36]&lt;0.8;&quot;--&quot;;IF([.R36]&lt;0.9;&quot;-&quot;;IF([.R36]&gt;1.3;&quot;+++&quot;;IF([.R36]&gt;1.2;&quot;++&quot;;IF([.R36]&gt;1.1;&quot;+&quot;;&quot;&quot;))))))" office:value-type="string" office:string-value="+++" calcext:value-type="string">
            <text:p>+++</text:p>
          </table:table-cell>
          <table:table-cell table:style-name="ce2" table:formula="of:=IF([.S36]&lt;0.7;&quot;---&quot;;IF([.S36]&lt;0.8;&quot;--&quot;;IF([.S36]&lt;0.9;&quot;-&quot;;IF([.S36]&gt;1.3;&quot;+++&quot;;IF([.S36]&gt;1.2;&quot;++&quot;;IF([.S36]&gt;1.1;&quot;+&quot;;&quot;&quot;))))))">
            <text:p/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异亮氨酸</text:p>
          </table:table-cell>
          <table:table-cell office:value-type="string" calcext:value-type="string">
            <text:p>亮氨酸</text:p>
          </table:table-cell>
          <table:table-cell office:value-type="string" calcext:value-type="string">
            <text:p>赖氨酸</text:p>
          </table:table-cell>
          <table:table-cell office:value-type="string" calcext:value-type="string">
            <text:p>蛋氨酸</text:p>
          </table:table-cell>
          <table:table-cell office:value-type="string" calcext:value-type="string">
            <text:p>胱氨酸</text:p>
          </table:table-cell>
          <table:table-cell office:value-type="string" calcext:value-type="string">
            <text:p>苯丙氨酸</text:p>
          </table:table-cell>
          <table:table-cell office:value-type="string" calcext:value-type="string">
            <text:p>酪氨酸</text:p>
          </table:table-cell>
          <table:table-cell office:value-type="string" calcext:value-type="string">
            <text:p>苏氨酸</text:p>
          </table:table-cell>
          <table:table-cell office:value-type="string" calcext:value-type="string">
            <text:p>色氨酸</text:p>
          </table:table-cell>
          <table:table-cell office:value-type="string" calcext:value-type="string">
            <text:p>缬氨酸</text:p>
          </table:table-cell>
          <table:table-cell office:value-type="string" calcext:value-type="string">
            <text:p>精氨酸</text:p>
          </table:table-cell>
          <table:table-cell office:value-type="string" calcext:value-type="string">
            <text:p>组氨酸</text:p>
          </table:table-cell>
          <table:table-cell office:value-type="string" calcext:value-type="string">
            <text:p>丙氨酸</text:p>
          </table:table-cell>
          <table:table-cell office:value-type="string" calcext:value-type="string">
            <text:p>天冬氨酸</text:p>
          </table:table-cell>
          <table:table-cell office:value-type="string" calcext:value-type="string">
            <text:p>谷氨酸</text:p>
          </table:table-cell>
          <table:table-cell office:value-type="string" calcext:value-type="string">
            <text:p>甘氨酸</text:p>
          </table:table-cell>
          <table:table-cell office:value-type="string" calcext:value-type="string">
            <text:p>脯氨酸</text:p>
          </table:table-cell>
          <table:table-cell office:value-type="string" calcext:value-type="string">
            <text:p>丝氨酸</text:p>
          </table:table-cell>
          <table:table-cell/>
        </table:table-row>
        <table:table-row table:style-name="ro1">
          <table:table-cell office:value-type="string" calcext:value-type="string">
            <text:p>黄豆</text:p>
          </table:table-cell>
          <table:table-cell office:value-type="float" office:value="1853" calcext:value-type="float">
            <text:p>1853</text:p>
          </table:table-cell>
          <table:table-cell office:value-type="float" office:value="2819" calcext:value-type="float">
            <text:p>2819</text:p>
          </table:table-cell>
          <table:table-cell office:value-type="float" office:value="2237" calcext:value-type="float">
            <text:p>2237</text:p>
          </table:table-cell>
          <table:table-cell office:value-type="float" office:value="385" calcext:value-type="float">
            <text:p>385</text:p>
          </table:table-cell>
          <table:table-cell office:value-type="float" office:value="517" calcext:value-type="float">
            <text:p>517</text:p>
          </table:table-cell>
          <table:table-cell office:value-type="float" office:value="1844" calcext:value-type="float">
            <text:p>1844</text:p>
          </table:table-cell>
          <table:table-cell office:value-type="float" office:value="1169" calcext:value-type="float">
            <text:p>1169</text:p>
          </table:table-cell>
          <table:table-cell office:value-type="float" office:value="1435" calcext:value-type="float">
            <text:p>1435</text:p>
          </table:table-cell>
          <table:table-cell office:value-type="float" office:value="455" calcext:value-type="float">
            <text:p>455</text:p>
          </table:table-cell>
          <table:table-cell office:value-type="float" office:value="1726" calcext:value-type="float">
            <text:p>1726</text:p>
          </table:table-cell>
          <table:table-cell office:value-type="float" office:value="2840" calcext:value-type="float">
            <text:p>2840</text:p>
          </table:table-cell>
          <table:table-cell office:value-type="float" office:value="968" calcext:value-type="float">
            <text:p>968</text:p>
          </table:table-cell>
          <table:table-cell office:value-type="float" office:value="1542" calcext:value-type="float">
            <text:p>1542</text:p>
          </table:table-cell>
          <table:table-cell office:value-type="float" office:value="3997" calcext:value-type="float">
            <text:p>3997</text:p>
          </table:table-cell>
          <table:table-cell office:value-type="float" office:value="6258" calcext:value-type="float">
            <text:p>6258</text:p>
          </table:table-cell>
          <table:table-cell office:value-type="float" office:value="1600" calcext:value-type="float">
            <text:p>1600</text:p>
          </table:table-cell>
          <table:table-cell office:value-type="float" office:value="1863" calcext:value-type="float">
            <text:p>1863</text:p>
          </table:table-cell>
          <table:table-cell office:value-type="float" office:value="1846" calcext:value-type="float">
            <text:p>1846</text:p>
          </table:table-cell>
          <table:table-cell/>
        </table:table-row>
        <table:table-row table:style-name="ro1">
          <table:table-cell/>
          <table:table-cell table:formula="of:=SUM([.B40:.S40])" office:value-type="float" office:value="35354" calcext:value-type="float">
            <text:p>35354</text:p>
          </table:table-cell>
          <table:table-cell table:formula="of:=[.B41]" office:value-type="float" office:value="35354" calcext:value-type="float">
            <text:p>35354</text:p>
          </table:table-cell>
          <table:table-cell table:formula="of:=[.C41]" office:value-type="float" office:value="35354" calcext:value-type="float">
            <text:p>35354</text:p>
          </table:table-cell>
          <table:table-cell table:formula="of:=[.D41]" office:value-type="float" office:value="35354" calcext:value-type="float">
            <text:p>35354</text:p>
          </table:table-cell>
          <table:table-cell table:style-name="Default" table:formula="of:=[.E41]" office:value-type="float" office:value="35354" calcext:value-type="float">
            <text:p>35354</text:p>
          </table:table-cell>
          <table:table-cell table:formula="of:=[.F41]" office:value-type="float" office:value="35354" calcext:value-type="float">
            <text:p>35354</text:p>
          </table:table-cell>
          <table:table-cell table:formula="of:=[.G41]" office:value-type="float" office:value="35354" calcext:value-type="float">
            <text:p>35354</text:p>
          </table:table-cell>
          <table:table-cell table:formula="of:=[.H41]" office:value-type="float" office:value="35354" calcext:value-type="float">
            <text:p>35354</text:p>
          </table:table-cell>
          <table:table-cell table:formula="of:=[.I41]" office:value-type="float" office:value="35354" calcext:value-type="float">
            <text:p>35354</text:p>
          </table:table-cell>
          <table:table-cell table:formula="of:=[.J41]" office:value-type="float" office:value="35354" calcext:value-type="float">
            <text:p>35354</text:p>
          </table:table-cell>
          <table:table-cell table:formula="of:=[.K41]" office:value-type="float" office:value="35354" calcext:value-type="float">
            <text:p>35354</text:p>
          </table:table-cell>
          <table:table-cell table:style-name="Default" table:formula="of:=[.L41]" office:value-type="float" office:value="35354" calcext:value-type="float">
            <text:p>35354</text:p>
          </table:table-cell>
          <table:table-cell table:style-name="Default" table:formula="of:=[.M41]" office:value-type="float" office:value="35354" calcext:value-type="float">
            <text:p>35354</text:p>
          </table:table-cell>
          <table:table-cell table:style-name="Default" table:formula="of:=[.N41]" office:value-type="float" office:value="35354" calcext:value-type="float">
            <text:p>35354</text:p>
          </table:table-cell>
          <table:table-cell table:style-name="Default" table:formula="of:=[.O41]" office:value-type="float" office:value="35354" calcext:value-type="float">
            <text:p>35354</text:p>
          </table:table-cell>
          <table:table-cell table:style-name="Default" table:formula="of:=[.P41]" office:value-type="float" office:value="35354" calcext:value-type="float">
            <text:p>35354</text:p>
          </table:table-cell>
          <table:table-cell table:style-name="Default" table:formula="of:=[.Q41]" office:value-type="float" office:value="35354" calcext:value-type="float">
            <text:p>35354</text:p>
          </table:table-cell>
          <table:table-cell table:style-name="Default" table:formula="of:=[.R41]" office:value-type="float" office:value="35354" calcext:value-type="float">
            <text:p>35354</text:p>
          </table:table-cell>
          <table:table-cell/>
        </table:table-row>
        <table:table-row table:style-name="ro1">
          <table:table-cell/>
          <table:table-cell table:formula="of:=[.B40]/[.B41]" office:value-type="float" office:value="0.052412739718278" calcext:value-type="float">
            <text:p>0.052412739718278</text:p>
          </table:table-cell>
          <table:table-cell table:formula="of:=[.C40]/[.C41]" office:value-type="float" office:value="0.0797363806075692" calcext:value-type="float">
            <text:p>0.079736380607569</text:p>
          </table:table-cell>
          <table:table-cell table:formula="of:=[.D40]/[.D41]" office:value-type="float" office:value="0.0632743112519093" calcext:value-type="float">
            <text:p>0.063274311251909</text:p>
          </table:table-cell>
          <table:table-cell table:formula="of:=[.E40]/[.E41]" office:value-type="float" office:value="0.0108898568761668" calcext:value-type="float">
            <text:p>0.010889856876167</text:p>
          </table:table-cell>
          <table:table-cell table:style-name="Default" table:formula="of:=[.F40]/[.F41]" office:value-type="float" office:value="0.0146235220908525" calcext:value-type="float">
            <text:p>0.014623522090853</text:p>
          </table:table-cell>
          <table:table-cell table:formula="of:=[.G40]/[.G41]" office:value-type="float" office:value="0.0521581716354585" calcext:value-type="float">
            <text:p>0.052158171635459</text:p>
          </table:table-cell>
          <table:table-cell table:formula="of:=[.H40]/[.H41]" office:value-type="float" office:value="0.0330655654239973" calcext:value-type="float">
            <text:p>0.033065565423997</text:p>
          </table:table-cell>
          <table:table-cell table:formula="of:=[.I40]/[.I41]" office:value-type="float" office:value="0.0405894665384398" calcext:value-type="float">
            <text:p>0.04058946653844</text:p>
          </table:table-cell>
          <table:table-cell table:formula="of:=[.J40]/[.J41]" office:value-type="float" office:value="0.0128698308536516" calcext:value-type="float">
            <text:p>0.012869830853652</text:p>
          </table:table-cell>
          <table:table-cell table:formula="of:=[.K40]/[.K41]" office:value-type="float" office:value="0.0488205012162697" calcext:value-type="float">
            <text:p>0.04882050121627</text:p>
          </table:table-cell>
          <table:table-cell table:formula="of:=[.L40]/[.L41]" office:value-type="float" office:value="0.0803303728008146" calcext:value-type="float">
            <text:p>0.080330372800815</text:p>
          </table:table-cell>
          <table:table-cell table:style-name="Default" table:formula="of:=[.M40]/[.M41]" office:value-type="float" office:value="0.0273802115743622" calcext:value-type="float">
            <text:p>0.027380211574362</text:p>
          </table:table-cell>
          <table:table-cell table:style-name="Default" table:formula="of:=[.N40]/[.N41]" office:value-type="float" office:value="0.0436159981897381" calcext:value-type="float">
            <text:p>0.043615998189738</text:p>
          </table:table-cell>
          <table:table-cell table:style-name="Default" table:formula="of:=[.O40]/[.O41]" office:value-type="float" office:value="0.113056514114386" calcext:value-type="float">
            <text:p>0.113056514114386</text:p>
          </table:table-cell>
          <table:table-cell table:style-name="Default" table:formula="of:=[.P40]/[.P41]" office:value-type="float" office:value="0.177009673587147" calcext:value-type="float">
            <text:p>0.177009673587147</text:p>
          </table:table-cell>
          <table:table-cell table:style-name="Default" table:formula="of:=[.Q40]/[.Q41]" office:value-type="float" office:value="0.045256548056797" calcext:value-type="float">
            <text:p>0.045256548056797</text:p>
          </table:table-cell>
          <table:table-cell table:style-name="Default" table:formula="of:=[.R40]/[.R41]" office:value-type="float" office:value="0.052695593143633" calcext:value-type="float">
            <text:p>0.052695593143633</text:p>
          </table:table-cell>
          <table:table-cell table:style-name="Default" table:formula="of:=[.S40]/[.S41]" office:value-type="float" office:value="0.0522147423205295" calcext:value-type="float">
            <text:p>0.05221474232053</text:p>
          </table:table-cell>
          <table:table-cell/>
        </table:table-row>
        <table:table-row table:style-name="ro1">
          <table:table-cell office:value-type="string" calcext:value-type="string">
            <text:p>估算的人类的</text:p>
          </table:table-cell>
          <table:table-cell office:value-type="float" office:value="0.0468879406296822" calcext:value-type="float">
            <text:p>0.046887940629682</text:p>
          </table:table-cell>
          <table:table-cell office:value-type="float" office:value="0.0852003971564679" calcext:value-type="float">
            <text:p>0.085200397156468</text:p>
          </table:table-cell>
          <table:table-cell office:value-type="float" office:value="0.084301638447598" calcext:value-type="float">
            <text:p>0.084301638447598</text:p>
          </table:table-cell>
          <table:table-cell office:value-type="float" office:value="0.0234979232715351" calcext:value-type="float">
            <text:p>0.023497923271535</text:p>
          </table:table-cell>
          <table:table-cell office:value-type="float" office:value="0.0133674000124125" calcext:value-type="float">
            <text:p>0.013367400012413</text:p>
          </table:table-cell>
          <table:table-cell office:value-type="float" office:value="0.0441928080405394" calcext:value-type="float">
            <text:p>0.044192808040539</text:p>
          </table:table-cell>
          <table:table-cell office:value-type="float" office:value="0.0364485414582261" calcext:value-type="float">
            <text:p>0.036448541458226</text:p>
          </table:table-cell>
          <table:table-cell office:value-type="float" office:value="0.0476397332991453" calcext:value-type="float">
            <text:p>0.047639733299145</text:p>
          </table:table-cell>
          <table:table-cell office:value-type="float" office:value="0.0125888093745591" calcext:value-type="float">
            <text:p>0.012588809374559</text:p>
          </table:table-cell>
          <table:table-cell office:value-type="float" office:value="0.052534352831882" calcext:value-type="float">
            <text:p>0.052534352831882</text:p>
          </table:table-cell>
          <table:table-cell office:value-type="float" office:value="0.0650744625427592" calcext:value-type="float">
            <text:p>0.065074462542759</text:p>
          </table:table-cell>
          <table:table-cell office:value-type="float" office:value="0.0366288338301547" calcext:value-type="float">
            <text:p>0.036628833830155</text:p>
          </table:table-cell>
          <table:table-cell office:value-type="float" office:value="0.0594785861066533" calcext:value-type="float">
            <text:p>0.059478586106653</text:p>
          </table:table-cell>
          <table:table-cell office:value-type="float" office:value="0.0950461903237188" calcext:value-type="float">
            <text:p>0.095046190323719</text:p>
          </table:table-cell>
          <table:table-cell office:value-type="float" office:value="0.163801772450862" calcext:value-type="float">
            <text:p>0.163801772450862</text:p>
          </table:table-cell>
          <table:table-cell office:value-type="float" office:value="0.0465019349942437" calcext:value-type="float">
            <text:p>0.046501934994244</text:p>
          </table:table-cell>
          <table:table-cell office:value-type="float" office:value="0.0468110149179563" calcext:value-type="float">
            <text:p>0.046811014917956</text:p>
          </table:table-cell>
          <table:table-cell office:value-type="float" office:value="0.0399976603116048" calcext:value-type="float">
            <text:p>0.039997660311605</text:p>
          </table:table-cell>
          <table:table-cell/>
        </table:table-row>
        <table:table-row table:style-name="ro1">
          <table:table-cell office:value-type="string" calcext:value-type="string">
            <text:p>相除</text:p>
          </table:table-cell>
          <table:table-cell table:style-name="ce2" table:formula="of:=[.B42]/[.B43]" office:value-type="float" office:value="1.11782985165056" calcext:value-type="float">
            <text:p>1.11782985165056</text:p>
          </table:table-cell>
          <table:table-cell table:style-name="ce2" table:formula="of:=[.C42]/[.C43]" office:value-type="float" office:value="0.935868649310821" calcext:value-type="float">
            <text:p>0.935868649310821</text:p>
          </table:table-cell>
          <table:table-cell table:style-name="ce2" table:formula="of:=[.D42]/[.D43]" office:value-type="float" office:value="0.75057036158604" calcext:value-type="float">
            <text:p>0.75057036158604</text:p>
          </table:table-cell>
          <table:table-cell table:style-name="ce2" table:formula="of:=[.E42]/[.E43]" office:value-type="float" office:value="0.463439119718231" calcext:value-type="float">
            <text:p>0.463439119718231</text:p>
          </table:table-cell>
          <table:table-cell table:style-name="ce2" table:formula="of:=[.F42]/[.F43]" office:value-type="float" office:value="1.09396906483487" calcext:value-type="float">
            <text:p>1.09396906483487</text:p>
          </table:table-cell>
          <table:table-cell table:style-name="ce2" table:formula="of:=[.G42]/[.G43]" office:value-type="float" office:value="1.18024117380394" calcext:value-type="float">
            <text:p>1.18024117380394</text:p>
          </table:table-cell>
          <table:table-cell table:style-name="ce2" table:formula="of:=[.H42]/[.H43]" office:value-type="float" office:value="0.907184872181893" calcext:value-type="float">
            <text:p>0.907184872181893</text:p>
          </table:table-cell>
          <table:table-cell table:style-name="ce2" table:formula="of:=[.I42]/[.I43]" office:value-type="float" office:value="0.85200868534602" calcext:value-type="float">
            <text:p>0.85200868534602</text:p>
          </table:table-cell>
          <table:table-cell table:style-name="ce2" table:formula="of:=[.J42]/[.J43]" office:value-type="float" office:value="1.02232311815448" calcext:value-type="float">
            <text:p>1.02232311815448</text:p>
          </table:table-cell>
          <table:table-cell table:style-name="ce2" table:formula="of:=[.K42]/[.K43]" office:value-type="float" office:value="0.929306226965483" calcext:value-type="float">
            <text:p>0.929306226965483</text:p>
          </table:table-cell>
          <table:table-cell table:style-name="ce2" table:formula="of:=[.L42]/[.L43]" office:value-type="float" office:value="1.23443774503756" calcext:value-type="float">
            <text:p>1.23443774503756</text:p>
          </table:table-cell>
          <table:table-cell table:style-name="ce2" table:formula="of:=[.M42]/[.M43]" office:value-type="float" office:value="0.747504321358477" calcext:value-type="float">
            <text:p>0.747504321358477</text:p>
          </table:table-cell>
          <table:table-cell table:style-name="ce2" table:formula="of:=[.N42]/[.N43]" office:value-type="float" office:value="0.733305901245342" calcext:value-type="float">
            <text:p>0.733305901245342</text:p>
          </table:table-cell>
          <table:table-cell table:style-name="ce2" table:formula="of:=[.O42]/[.O43]" office:value-type="float" office:value="1.18949022290452" calcext:value-type="float">
            <text:p>1.18949022290452</text:p>
          </table:table-cell>
          <table:table-cell table:style-name="ce2" table:formula="of:=[.P42]/[.P43]" office:value-type="float" office:value="1.08063344455108" calcext:value-type="float">
            <text:p>1.08063344455108</text:p>
          </table:table-cell>
          <table:table-cell table:style-name="ce2" table:formula="of:=[.Q42]/[.Q43]" office:value-type="float" office:value="0.973218599664705" calcext:value-type="float">
            <text:p>0.973218599664705</text:p>
          </table:table-cell>
          <table:table-cell table:style-name="ce2" table:formula="of:=[.R42]/[.R43]" office:value-type="float" office:value="1.12570926385575" calcext:value-type="float">
            <text:p>1.12570926385575</text:p>
          </table:table-cell>
          <table:table-cell table:style-name="ce2" table:formula="of:=[.S42]/[.S43]" office:value-type="float" office:value="1.30544491637127" calcext:value-type="float">
            <text:p>1.30544491637127</text:p>
          </table:table-cell>
          <table:table-cell/>
        </table:table-row>
        <table:table-row table:style-name="ro1">
          <table:table-cell/>
          <table:table-cell table:style-name="ce2" table:formula="of:=IF([.B44]&lt;0.7;&quot;---&quot;;IF([.B44]&lt;0.8;&quot;--&quot;;IF([.B44]&lt;0.9;&quot;-&quot;;IF([.B44]&gt;1.3;&quot;+++&quot;;IF([.B44]&gt;1.2;&quot;++&quot;;IF([.B44]&gt;1.1;&quot;+&quot;;&quot;&quot;))))))" office:value-type="string" office:string-value="+" calcext:value-type="string">
            <text:p>+</text:p>
          </table:table-cell>
          <table:table-cell table:style-name="ce2" table:formula="of:=IF([.C44]&lt;0.7;&quot;---&quot;;IF([.C44]&lt;0.8;&quot;--&quot;;IF([.C44]&lt;0.9;&quot;-&quot;;IF([.C44]&gt;1.3;&quot;+++&quot;;IF([.C44]&gt;1.2;&quot;++&quot;;IF([.C44]&gt;1.1;&quot;+&quot;;&quot;&quot;))))))">
            <text:p/>
          </table:table-cell>
          <table:table-cell table:style-name="ce2" table:formula="of:=IF([.D44]&lt;0.7;&quot;---&quot;;IF([.D44]&lt;0.8;&quot;--&quot;;IF([.D44]&lt;0.9;&quot;-&quot;;IF([.D44]&gt;1.3;&quot;+++&quot;;IF([.D44]&gt;1.2;&quot;++&quot;;IF([.D44]&gt;1.1;&quot;+&quot;;&quot;&quot;))))))" office:value-type="string" office:string-value="--" calcext:value-type="string">
            <text:p>--</text:p>
          </table:table-cell>
          <table:table-cell table:style-name="ce2" table:formula="of:=IF([.E44]&lt;0.7;&quot;---&quot;;IF([.E44]&lt;0.8;&quot;--&quot;;IF([.E44]&lt;0.9;&quot;-&quot;;IF([.E44]&gt;1.3;&quot;+++&quot;;IF([.E44]&gt;1.2;&quot;++&quot;;IF([.E44]&gt;1.1;&quot;+&quot;;&quot;&quot;))))))" office:value-type="string" office:string-value="---" calcext:value-type="string">
            <text:p>---</text:p>
          </table:table-cell>
          <table:table-cell table:style-name="ce2" table:formula="of:=IF([.F44]&lt;0.7;&quot;---&quot;;IF([.F44]&lt;0.8;&quot;--&quot;;IF([.F44]&lt;0.9;&quot;-&quot;;IF([.F44]&gt;1.3;&quot;+++&quot;;IF([.F44]&gt;1.2;&quot;++&quot;;IF([.F44]&gt;1.1;&quot;+&quot;;&quot;&quot;))))))">
            <text:p/>
          </table:table-cell>
          <table:table-cell table:style-name="ce2" table:formula="of:=IF([.G44]&lt;0.7;&quot;---&quot;;IF([.G44]&lt;0.8;&quot;--&quot;;IF([.G44]&lt;0.9;&quot;-&quot;;IF([.G44]&gt;1.3;&quot;+++&quot;;IF([.G44]&gt;1.2;&quot;++&quot;;IF([.G44]&gt;1.1;&quot;+&quot;;&quot;&quot;))))))" office:value-type="string" office:string-value="+" calcext:value-type="string">
            <text:p>+</text:p>
          </table:table-cell>
          <table:table-cell table:style-name="ce2" table:formula="of:=IF([.H44]&lt;0.7;&quot;---&quot;;IF([.H44]&lt;0.8;&quot;--&quot;;IF([.H44]&lt;0.9;&quot;-&quot;;IF([.H44]&gt;1.3;&quot;+++&quot;;IF([.H44]&gt;1.2;&quot;++&quot;;IF([.H44]&gt;1.1;&quot;+&quot;;&quot;&quot;))))))">
            <text:p/>
          </table:table-cell>
          <table:table-cell table:style-name="ce2" table:formula="of:=IF([.I44]&lt;0.7;&quot;---&quot;;IF([.I44]&lt;0.8;&quot;--&quot;;IF([.I44]&lt;0.9;&quot;-&quot;;IF([.I44]&gt;1.3;&quot;+++&quot;;IF([.I44]&gt;1.2;&quot;++&quot;;IF([.I44]&gt;1.1;&quot;+&quot;;&quot;&quot;))))))" office:value-type="string" office:string-value="-" calcext:value-type="string">
            <text:p>-</text:p>
          </table:table-cell>
          <table:table-cell table:style-name="ce2" table:formula="of:=IF([.J44]&lt;0.7;&quot;---&quot;;IF([.J44]&lt;0.8;&quot;--&quot;;IF([.J44]&lt;0.9;&quot;-&quot;;IF([.J44]&gt;1.3;&quot;+++&quot;;IF([.J44]&gt;1.2;&quot;++&quot;;IF([.J44]&gt;1.1;&quot;+&quot;;&quot;&quot;))))))">
            <text:p/>
          </table:table-cell>
          <table:table-cell table:style-name="ce2" table:formula="of:=IF([.K44]&lt;0.7;&quot;---&quot;;IF([.K44]&lt;0.8;&quot;--&quot;;IF([.K44]&lt;0.9;&quot;-&quot;;IF([.K44]&gt;1.3;&quot;+++&quot;;IF([.K44]&gt;1.2;&quot;++&quot;;IF([.K44]&gt;1.1;&quot;+&quot;;&quot;&quot;))))))">
            <text:p/>
          </table:table-cell>
          <table:table-cell table:style-name="ce2" table:formula="of:=IF([.L44]&lt;0.7;&quot;---&quot;;IF([.L44]&lt;0.8;&quot;--&quot;;IF([.L44]&lt;0.9;&quot;-&quot;;IF([.L44]&gt;1.3;&quot;+++&quot;;IF([.L44]&gt;1.2;&quot;++&quot;;IF([.L44]&gt;1.1;&quot;+&quot;;&quot;&quot;))))))" office:value-type="string" office:string-value="++" calcext:value-type="string">
            <text:p>++</text:p>
          </table:table-cell>
          <table:table-cell table:style-name="ce2" table:formula="of:=IF([.M44]&lt;0.7;&quot;---&quot;;IF([.M44]&lt;0.8;&quot;--&quot;;IF([.M44]&lt;0.9;&quot;-&quot;;IF([.M44]&gt;1.3;&quot;+++&quot;;IF([.M44]&gt;1.2;&quot;++&quot;;IF([.M44]&gt;1.1;&quot;+&quot;;&quot;&quot;))))))" office:value-type="string" office:string-value="--" calcext:value-type="string">
            <text:p>--</text:p>
          </table:table-cell>
          <table:table-cell table:style-name="ce2" table:formula="of:=IF([.N44]&lt;0.7;&quot;---&quot;;IF([.N44]&lt;0.8;&quot;--&quot;;IF([.N44]&lt;0.9;&quot;-&quot;;IF([.N44]&gt;1.3;&quot;+++&quot;;IF([.N44]&gt;1.2;&quot;++&quot;;IF([.N44]&gt;1.1;&quot;+&quot;;&quot;&quot;))))))" office:value-type="string" office:string-value="--" calcext:value-type="string">
            <text:p>--</text:p>
          </table:table-cell>
          <table:table-cell table:style-name="ce2" table:formula="of:=IF([.O44]&lt;0.7;&quot;---&quot;;IF([.O44]&lt;0.8;&quot;--&quot;;IF([.O44]&lt;0.9;&quot;-&quot;;IF([.O44]&gt;1.3;&quot;+++&quot;;IF([.O44]&gt;1.2;&quot;++&quot;;IF([.O44]&gt;1.1;&quot;+&quot;;&quot;&quot;))))))" office:value-type="string" office:string-value="+" calcext:value-type="string">
            <text:p>+</text:p>
          </table:table-cell>
          <table:table-cell table:style-name="ce2" table:formula="of:=IF([.P44]&lt;0.7;&quot;---&quot;;IF([.P44]&lt;0.8;&quot;--&quot;;IF([.P44]&lt;0.9;&quot;-&quot;;IF([.P44]&gt;1.3;&quot;+++&quot;;IF([.P44]&gt;1.2;&quot;++&quot;;IF([.P44]&gt;1.1;&quot;+&quot;;&quot;&quot;))))))">
            <text:p/>
          </table:table-cell>
          <table:table-cell table:style-name="ce2" table:formula="of:=IF([.Q44]&lt;0.7;&quot;---&quot;;IF([.Q44]&lt;0.8;&quot;--&quot;;IF([.Q44]&lt;0.9;&quot;-&quot;;IF([.Q44]&gt;1.3;&quot;+++&quot;;IF([.Q44]&gt;1.2;&quot;++&quot;;IF([.Q44]&gt;1.1;&quot;+&quot;;&quot;&quot;))))))">
            <text:p/>
          </table:table-cell>
          <table:table-cell table:style-name="ce2" table:formula="of:=IF([.R44]&lt;0.7;&quot;---&quot;;IF([.R44]&lt;0.8;&quot;--&quot;;IF([.R44]&lt;0.9;&quot;-&quot;;IF([.R44]&gt;1.3;&quot;+++&quot;;IF([.R44]&gt;1.2;&quot;++&quot;;IF([.R44]&gt;1.1;&quot;+&quot;;&quot;&quot;))))))" office:value-type="string" office:string-value="+" calcext:value-type="string">
            <text:p>+</text:p>
          </table:table-cell>
          <table:table-cell table:style-name="ce2" table:formula="of:=IF([.S44]&lt;0.7;&quot;---&quot;;IF([.S44]&lt;0.8;&quot;--&quot;;IF([.S44]&lt;0.9;&quot;-&quot;;IF([.S44]&gt;1.3;&quot;+++&quot;;IF([.S44]&gt;1.2;&quot;++&quot;;IF([.S44]&gt;1.1;&quot;+&quot;;&quot;&quot;))))))" office:value-type="string" office:string-value="+++" calcext:value-type="string">
            <text:p>+++</text:p>
          </table:table-cell>
          <table:table-cell/>
        </table:table-row>
        <table:table-row table:style-name="ro1">
          <table:table-cell/>
          <table:table-cell table:style-name="ce2" table:number-columns-repeated="18"/>
          <table:table-cell/>
        </table:table-row>
        <table:table-row table:style-name="ro1">
          <table:table-cell/>
          <table:table-cell office:value-type="string" calcext:value-type="string">
            <text:p>异亮氨酸</text:p>
          </table:table-cell>
          <table:table-cell office:value-type="string" calcext:value-type="string">
            <text:p>亮氨酸</text:p>
          </table:table-cell>
          <table:table-cell office:value-type="string" calcext:value-type="string">
            <text:p>赖氨酸</text:p>
          </table:table-cell>
          <table:table-cell office:value-type="string" calcext:value-type="string">
            <text:p>蛋氨酸</text:p>
          </table:table-cell>
          <table:table-cell office:value-type="string" calcext:value-type="string">
            <text:p>胱氨酸</text:p>
          </table:table-cell>
          <table:table-cell office:value-type="string" calcext:value-type="string">
            <text:p>苯丙氨酸</text:p>
          </table:table-cell>
          <table:table-cell office:value-type="string" calcext:value-type="string">
            <text:p>酪氨酸</text:p>
          </table:table-cell>
          <table:table-cell office:value-type="string" calcext:value-type="string">
            <text:p>苏氨酸</text:p>
          </table:table-cell>
          <table:table-cell office:value-type="string" calcext:value-type="string">
            <text:p>色氨酸</text:p>
          </table:table-cell>
          <table:table-cell office:value-type="string" calcext:value-type="string">
            <text:p>缬氨酸</text:p>
          </table:table-cell>
          <table:table-cell office:value-type="string" calcext:value-type="string">
            <text:p>精氨酸</text:p>
          </table:table-cell>
          <table:table-cell office:value-type="string" calcext:value-type="string">
            <text:p>组氨酸</text:p>
          </table:table-cell>
          <table:table-cell office:value-type="string" calcext:value-type="string">
            <text:p>丙氨酸</text:p>
          </table:table-cell>
          <table:table-cell office:value-type="string" calcext:value-type="string">
            <text:p>天冬氨酸</text:p>
          </table:table-cell>
          <table:table-cell office:value-type="string" calcext:value-type="string">
            <text:p>谷氨酸</text:p>
          </table:table-cell>
          <table:table-cell office:value-type="string" calcext:value-type="string">
            <text:p>甘氨酸</text:p>
          </table:table-cell>
          <table:table-cell office:value-type="string" calcext:value-type="string">
            <text:p>脯氨酸</text:p>
          </table:table-cell>
          <table:table-cell office:value-type="string" calcext:value-type="string">
            <text:p>丝氨酸</text:p>
          </table:table-cell>
          <table:table-cell/>
        </table:table-row>
        <table:table-row table:style-name="ro1">
          <table:table-cell office:value-type="string" calcext:value-type="string">
            <text:p>赤小豆</text:p>
          </table:table-cell>
          <table:table-cell office:value-type="float" office:value="841" calcext:value-type="float">
            <text:p>841</text:p>
          </table:table-cell>
          <table:table-cell office:value-type="float" office:value="1529" calcext:value-type="float">
            <text:p>1529</text:p>
          </table:table-cell>
          <table:table-cell office:value-type="float" office:value="1410" calcext:value-type="float">
            <text:p>1410</text:p>
          </table:table-cell>
          <table:table-cell office:value-type="float" office:value="309" calcext:value-type="float">
            <text:p>309</text:p>
          </table:table-cell>
          <table:table-cell office:value-type="float" office:value="189" calcext:value-type="float">
            <text:p>189</text:p>
          </table:table-cell>
          <table:table-cell office:value-type="float" office:value="1084" calcext:value-type="float">
            <text:p>1084</text:p>
          </table:table-cell>
          <table:table-cell office:value-type="float" office:value="539" calcext:value-type="float">
            <text:p>539</text:p>
          </table:table-cell>
          <table:table-cell office:value-type="float" office:value="644" calcext:value-type="float">
            <text:p>644</text:p>
          </table:table-cell>
          <table:table-cell office:value-type="float" office:value="172" calcext:value-type="float">
            <text:p>172</text:p>
          </table:table-cell>
          <table:table-cell office:value-type="float" office:value="923" calcext:value-type="float">
            <text:p>923</text:p>
          </table:table-cell>
          <table:table-cell office:value-type="float" office:value="1370" calcext:value-type="float">
            <text:p>1370</text:p>
          </table:table-cell>
          <table:table-cell office:value-type="float" office:value="569" calcext:value-type="float">
            <text:p>569</text:p>
          </table:table-cell>
          <table:table-cell office:value-type="float" office:value="810" calcext:value-type="float">
            <text:p>810</text:p>
          </table:table-cell>
          <table:table-cell office:value-type="float" office:value="2099" calcext:value-type="float">
            <text:p>2099</text:p>
          </table:table-cell>
          <table:table-cell office:value-type="float" office:value="3000" calcext:value-type="float">
            <text:p>3000</text:p>
          </table:table-cell>
          <table:table-cell office:value-type="float" office:value="703" calcext:value-type="float">
            <text:p>703</text:p>
          </table:table-cell>
          <table:table-cell office:value-type="float" office:value="576" calcext:value-type="float">
            <text:p>576</text:p>
          </table:table-cell>
          <table:table-cell office:value-type="float" office:value="891" calcext:value-type="float">
            <text:p>891</text:p>
          </table:table-cell>
          <table:table-cell/>
        </table:table-row>
        <table:table-row table:style-name="ro1">
          <table:table-cell/>
          <table:table-cell table:formula="of:=SUM([.B48:.S48])" office:value-type="float" office:value="17658" calcext:value-type="float">
            <text:p>17658</text:p>
          </table:table-cell>
          <table:table-cell table:formula="of:=[.B49]" office:value-type="float" office:value="17658" calcext:value-type="float">
            <text:p>17658</text:p>
          </table:table-cell>
          <table:table-cell table:formula="of:=[.C49]" office:value-type="float" office:value="17658" calcext:value-type="float">
            <text:p>17658</text:p>
          </table:table-cell>
          <table:table-cell table:formula="of:=[.D49]" office:value-type="float" office:value="17658" calcext:value-type="float">
            <text:p>17658</text:p>
          </table:table-cell>
          <table:table-cell table:style-name="Default" table:formula="of:=[.E49]" office:value-type="float" office:value="17658" calcext:value-type="float">
            <text:p>17658</text:p>
          </table:table-cell>
          <table:table-cell table:formula="of:=[.F49]" office:value-type="float" office:value="17658" calcext:value-type="float">
            <text:p>17658</text:p>
          </table:table-cell>
          <table:table-cell table:formula="of:=[.G49]" office:value-type="float" office:value="17658" calcext:value-type="float">
            <text:p>17658</text:p>
          </table:table-cell>
          <table:table-cell table:formula="of:=[.H49]" office:value-type="float" office:value="17658" calcext:value-type="float">
            <text:p>17658</text:p>
          </table:table-cell>
          <table:table-cell table:formula="of:=[.I49]" office:value-type="float" office:value="17658" calcext:value-type="float">
            <text:p>17658</text:p>
          </table:table-cell>
          <table:table-cell table:formula="of:=[.J49]" office:value-type="float" office:value="17658" calcext:value-type="float">
            <text:p>17658</text:p>
          </table:table-cell>
          <table:table-cell table:formula="of:=[.K49]" office:value-type="float" office:value="17658" calcext:value-type="float">
            <text:p>17658</text:p>
          </table:table-cell>
          <table:table-cell table:style-name="Default" table:formula="of:=[.L49]" office:value-type="float" office:value="17658" calcext:value-type="float">
            <text:p>17658</text:p>
          </table:table-cell>
          <table:table-cell table:style-name="Default" table:formula="of:=[.M49]" office:value-type="float" office:value="17658" calcext:value-type="float">
            <text:p>17658</text:p>
          </table:table-cell>
          <table:table-cell table:style-name="Default" table:formula="of:=[.N49]" office:value-type="float" office:value="17658" calcext:value-type="float">
            <text:p>17658</text:p>
          </table:table-cell>
          <table:table-cell table:style-name="Default" table:formula="of:=[.O49]" office:value-type="float" office:value="17658" calcext:value-type="float">
            <text:p>17658</text:p>
          </table:table-cell>
          <table:table-cell table:style-name="Default" table:formula="of:=[.P49]" office:value-type="float" office:value="17658" calcext:value-type="float">
            <text:p>17658</text:p>
          </table:table-cell>
          <table:table-cell table:style-name="Default" table:formula="of:=[.Q49]" office:value-type="float" office:value="17658" calcext:value-type="float">
            <text:p>17658</text:p>
          </table:table-cell>
          <table:table-cell table:style-name="Default" table:formula="of:=[.R49]" office:value-type="float" office:value="17658" calcext:value-type="float">
            <text:p>17658</text:p>
          </table:table-cell>
          <table:table-cell/>
        </table:table-row>
        <table:table-row table:style-name="ro1">
          <table:table-cell/>
          <table:table-cell table:formula="of:=[.B48]/[.B49]" office:value-type="float" office:value="0.0476271378412051" calcext:value-type="float">
            <text:p>0.047627137841205</text:p>
          </table:table-cell>
          <table:table-cell table:formula="of:=[.C48]/[.C49]" office:value-type="float" office:value="0.0865896477517273" calcext:value-type="float">
            <text:p>0.086589647751727</text:p>
          </table:table-cell>
          <table:table-cell table:formula="of:=[.D48]/[.D49]" office:value-type="float" office:value="0.0798504926945294" calcext:value-type="float">
            <text:p>0.079850492694529</text:p>
          </table:table-cell>
          <table:table-cell table:formula="of:=[.E48]/[.E49]" office:value-type="float" office:value="0.0174991505266735" calcext:value-type="float">
            <text:p>0.017499150526674</text:p>
          </table:table-cell>
          <table:table-cell table:style-name="Default" table:formula="of:=[.F48]/[.F49]" office:value-type="float" office:value="0.0107033639143731" calcext:value-type="float">
            <text:p>0.010703363914373</text:p>
          </table:table-cell>
          <table:table-cell table:formula="of:=[.G48]/[.G49]" office:value-type="float" office:value="0.0613886057311134" calcext:value-type="float">
            <text:p>0.061388605731113</text:p>
          </table:table-cell>
          <table:table-cell table:formula="of:=[.H48]/[.H49]" office:value-type="float" office:value="0.0305244082002492" calcext:value-type="float">
            <text:p>0.030524408200249</text:p>
          </table:table-cell>
          <table:table-cell table:formula="of:=[.I48]/[.I49]" office:value-type="float" office:value="0.036470721486012" calcext:value-type="float">
            <text:p>0.036470721486012</text:p>
          </table:table-cell>
          <table:table-cell table:formula="of:=[.J48]/[.J49]" office:value-type="float" office:value="0.00974062747763054" calcext:value-type="float">
            <text:p>0.009740627477631</text:p>
          </table:table-cell>
          <table:table-cell table:formula="of:=[.K48]/[.K49]" office:value-type="float" office:value="0.0522709253596104" calcext:value-type="float">
            <text:p>0.05227092535961</text:p>
          </table:table-cell>
          <table:table-cell table:formula="of:=[.L48]/[.L49]" office:value-type="float" office:value="0.0775852304904293" calcext:value-type="float">
            <text:p>0.077585230490429</text:p>
          </table:table-cell>
          <table:table-cell table:style-name="Default" table:formula="of:=[.M48]/[.M49]" office:value-type="float" office:value="0.0322233548533243" calcext:value-type="float">
            <text:p>0.032223354853324</text:p>
          </table:table-cell>
          <table:table-cell table:style-name="Default" table:formula="of:=[.N48]/[.N49]" office:value-type="float" office:value="0.0458715596330275" calcext:value-type="float">
            <text:p>0.045871559633028</text:p>
          </table:table-cell>
          <table:table-cell table:style-name="Default" table:formula="of:=[.O48]/[.O49]" office:value-type="float" office:value="0.118869634160154" calcext:value-type="float">
            <text:p>0.118869634160154</text:p>
          </table:table-cell>
          <table:table-cell table:style-name="Default" table:formula="of:=[.P48]/[.P49]" office:value-type="float" office:value="0.169894665307509" calcext:value-type="float">
            <text:p>0.169894665307509</text:p>
          </table:table-cell>
          <table:table-cell table:style-name="Default" table:formula="of:=[.Q48]/[.Q49]" office:value-type="float" office:value="0.0398119832370597" calcext:value-type="float">
            <text:p>0.03981198323706</text:p>
          </table:table-cell>
          <table:table-cell table:style-name="Default" table:formula="of:=[.R48]/[.R49]" office:value-type="float" office:value="0.0326197757390418" calcext:value-type="float">
            <text:p>0.032619775739042</text:p>
          </table:table-cell>
          <table:table-cell table:style-name="Default" table:formula="of:=[.S48]/[.S49]" office:value-type="float" office:value="0.0504587155963303" calcext:value-type="float">
            <text:p>0.05045871559633</text:p>
          </table:table-cell>
          <table:table-cell/>
        </table:table-row>
        <table:table-row table:style-name="ro1">
          <table:table-cell office:value-type="string" calcext:value-type="string">
            <text:p>估算的人类的</text:p>
          </table:table-cell>
          <table:table-cell office:value-type="float" office:value="0.0468879406296822" calcext:value-type="float">
            <text:p>0.046887940629682</text:p>
          </table:table-cell>
          <table:table-cell office:value-type="float" office:value="0.0852003971564679" calcext:value-type="float">
            <text:p>0.085200397156468</text:p>
          </table:table-cell>
          <table:table-cell office:value-type="float" office:value="0.084301638447598" calcext:value-type="float">
            <text:p>0.084301638447598</text:p>
          </table:table-cell>
          <table:table-cell office:value-type="float" office:value="0.0234979232715351" calcext:value-type="float">
            <text:p>0.023497923271535</text:p>
          </table:table-cell>
          <table:table-cell office:value-type="float" office:value="0.0133674000124125" calcext:value-type="float">
            <text:p>0.013367400012413</text:p>
          </table:table-cell>
          <table:table-cell office:value-type="float" office:value="0.0441928080405394" calcext:value-type="float">
            <text:p>0.044192808040539</text:p>
          </table:table-cell>
          <table:table-cell office:value-type="float" office:value="0.0364485414582261" calcext:value-type="float">
            <text:p>0.036448541458226</text:p>
          </table:table-cell>
          <table:table-cell office:value-type="float" office:value="0.0476397332991453" calcext:value-type="float">
            <text:p>0.047639733299145</text:p>
          </table:table-cell>
          <table:table-cell office:value-type="float" office:value="0.0125888093745591" calcext:value-type="float">
            <text:p>0.012588809374559</text:p>
          </table:table-cell>
          <table:table-cell office:value-type="float" office:value="0.052534352831882" calcext:value-type="float">
            <text:p>0.052534352831882</text:p>
          </table:table-cell>
          <table:table-cell office:value-type="float" office:value="0.0650744625427592" calcext:value-type="float">
            <text:p>0.065074462542759</text:p>
          </table:table-cell>
          <table:table-cell office:value-type="float" office:value="0.0366288338301547" calcext:value-type="float">
            <text:p>0.036628833830155</text:p>
          </table:table-cell>
          <table:table-cell office:value-type="float" office:value="0.0594785861066533" calcext:value-type="float">
            <text:p>0.059478586106653</text:p>
          </table:table-cell>
          <table:table-cell office:value-type="float" office:value="0.0950461903237188" calcext:value-type="float">
            <text:p>0.095046190323719</text:p>
          </table:table-cell>
          <table:table-cell office:value-type="float" office:value="0.163801772450862" calcext:value-type="float">
            <text:p>0.163801772450862</text:p>
          </table:table-cell>
          <table:table-cell office:value-type="float" office:value="0.0465019349942437" calcext:value-type="float">
            <text:p>0.046501934994244</text:p>
          </table:table-cell>
          <table:table-cell office:value-type="float" office:value="0.0468110149179563" calcext:value-type="float">
            <text:p>0.046811014917956</text:p>
          </table:table-cell>
          <table:table-cell office:value-type="float" office:value="0.0399976603116048" calcext:value-type="float">
            <text:p>0.039997660311605</text:p>
          </table:table-cell>
          <table:table-cell/>
        </table:table-row>
        <table:table-row table:style-name="ro1">
          <table:table-cell office:value-type="string" calcext:value-type="string">
            <text:p>相除</text:p>
          </table:table-cell>
          <table:table-cell table:style-name="ce2" table:formula="of:=[.B50]/[.B51]" office:value-type="float" office:value="1.01576518826794" calcext:value-type="float">
            <text:p>1.01576518826794</text:p>
          </table:table-cell>
          <table:table-cell table:style-name="ce2" table:formula="of:=[.C50]/[.C51]" office:value-type="float" office:value="1.01630568215202" calcext:value-type="float">
            <text:p>1.01630568215202</text:p>
          </table:table-cell>
          <table:table-cell table:style-name="ce2" table:formula="of:=[.D50]/[.D51]" office:value-type="float" office:value="0.947199771735926" calcext:value-type="float">
            <text:p>0.947199771735926</text:p>
          </table:table-cell>
          <table:table-cell table:style-name="ce2" table:formula="of:=[.E50]/[.E51]" office:value-type="float" office:value="0.744710514391354" calcext:value-type="float">
            <text:p>0.744710514391354</text:p>
          </table:table-cell>
          <table:table-cell table:style-name="ce2" table:formula="of:=[.F50]/[.F51]" office:value-type="float" office:value="0.800706487756356" calcext:value-type="float">
            <text:p>0.800706487756356</text:p>
          </table:table-cell>
          <table:table-cell table:style-name="ce2" table:formula="of:=[.G50]/[.G51]" office:value-type="float" office:value="1.38910851002724" calcext:value-type="float">
            <text:p>1.38910851002724</text:p>
          </table:table-cell>
          <table:table-cell table:style-name="ce2" table:formula="of:=[.H50]/[.H51]" office:value-type="float" office:value="0.837465834819025" calcext:value-type="float">
            <text:p>0.837465834819025</text:p>
          </table:table-cell>
          <table:table-cell table:style-name="ce2" table:formula="of:=[.I50]/[.I51]" office:value-type="float" office:value="0.765552595708304" calcext:value-type="float">
            <text:p>0.765552595708304</text:p>
          </table:table-cell>
          <table:table-cell table:style-name="ce2" table:formula="of:=[.J50]/[.J51]" office:value-type="float" office:value="0.773752877481448" calcext:value-type="float">
            <text:p>0.773752877481448</text:p>
          </table:table-cell>
          <table:table-cell table:style-name="ce2" table:formula="of:=[.K50]/[.K51]" office:value-type="float" office:value="0.994985614972461" calcext:value-type="float">
            <text:p>0.994985614972461</text:p>
          </table:table-cell>
          <table:table-cell table:style-name="ce2" table:formula="of:=[.L50]/[.L51]" office:value-type="float" office:value="1.1922531121859" calcext:value-type="float">
            <text:p>1.1922531121859</text:p>
          </table:table-cell>
          <table:table-cell table:style-name="ce2" table:formula="of:=[.M50]/[.M51]" office:value-type="float" office:value="0.879726474578516" calcext:value-type="float">
            <text:p>0.879726474578516</text:p>
          </table:table-cell>
          <table:table-cell table:style-name="ce2" table:formula="of:=[.N50]/[.N51]" office:value-type="float" office:value="0.77122814504658" calcext:value-type="float">
            <text:p>0.77122814504658</text:p>
          </table:table-cell>
          <table:table-cell table:style-name="ce2" table:formula="of:=[.O50]/[.O51]" office:value-type="float" office:value="1.25065122289799" calcext:value-type="float">
            <text:p>1.25065122289799</text:p>
          </table:table-cell>
          <table:table-cell table:style-name="ce2" table:formula="of:=[.P50]/[.P51]" office:value-type="float" office:value="1.03719674558757" calcext:value-type="float">
            <text:p>1.03719674558757</text:p>
          </table:table-cell>
          <table:table-cell table:style-name="ce2" table:formula="of:=[.Q50]/[.Q51]" office:value-type="float" office:value="0.856136056316535" calcext:value-type="float">
            <text:p>0.856136056316535</text:p>
          </table:table-cell>
          <table:table-cell table:style-name="ce2" table:formula="of:=[.R50]/[.R51]" office:value-type="float" office:value="0.696839745863513" calcext:value-type="float">
            <text:p>0.696839745863513</text:p>
          </table:table-cell>
          <table:table-cell table:style-name="ce2" table:formula="of:=[.S50]/[.S51]" office:value-type="float" office:value="1.26154168026899" calcext:value-type="float">
            <text:p>1.26154168026899</text:p>
          </table:table-cell>
          <table:table-cell/>
        </table:table-row>
        <table:table-row table:style-name="ro1">
          <table:table-cell/>
          <table:table-cell table:style-name="ce2" table:formula="of:=IF([.B52]&lt;0.7;&quot;---&quot;;IF([.B52]&lt;0.8;&quot;--&quot;;IF([.B52]&lt;0.9;&quot;-&quot;;IF([.B52]&gt;1.3;&quot;+++&quot;;IF([.B52]&gt;1.2;&quot;++&quot;;IF([.B52]&gt;1.1;&quot;+&quot;;&quot;&quot;))))))">
            <text:p/>
          </table:table-cell>
          <table:table-cell table:style-name="ce2" table:formula="of:=IF([.C52]&lt;0.7;&quot;---&quot;;IF([.C52]&lt;0.8;&quot;--&quot;;IF([.C52]&lt;0.9;&quot;-&quot;;IF([.C52]&gt;1.3;&quot;+++&quot;;IF([.C52]&gt;1.2;&quot;++&quot;;IF([.C52]&gt;1.1;&quot;+&quot;;&quot;&quot;))))))">
            <text:p/>
          </table:table-cell>
          <table:table-cell table:style-name="ce2" table:formula="of:=IF([.D52]&lt;0.7;&quot;---&quot;;IF([.D52]&lt;0.8;&quot;--&quot;;IF([.D52]&lt;0.9;&quot;-&quot;;IF([.D52]&gt;1.3;&quot;+++&quot;;IF([.D52]&gt;1.2;&quot;++&quot;;IF([.D52]&gt;1.1;&quot;+&quot;;&quot;&quot;))))))">
            <text:p/>
          </table:table-cell>
          <table:table-cell table:style-name="ce2" table:formula="of:=IF([.E52]&lt;0.7;&quot;---&quot;;IF([.E52]&lt;0.8;&quot;--&quot;;IF([.E52]&lt;0.9;&quot;-&quot;;IF([.E52]&gt;1.3;&quot;+++&quot;;IF([.E52]&gt;1.2;&quot;++&quot;;IF([.E52]&gt;1.1;&quot;+&quot;;&quot;&quot;))))))" office:value-type="string" office:string-value="--" calcext:value-type="string">
            <text:p>--</text:p>
          </table:table-cell>
          <table:table-cell table:style-name="ce2" table:formula="of:=IF([.F52]&lt;0.7;&quot;---&quot;;IF([.F52]&lt;0.8;&quot;--&quot;;IF([.F52]&lt;0.9;&quot;-&quot;;IF([.F52]&gt;1.3;&quot;+++&quot;;IF([.F52]&gt;1.2;&quot;++&quot;;IF([.F52]&gt;1.1;&quot;+&quot;;&quot;&quot;))))))" office:value-type="string" office:string-value="-" calcext:value-type="string">
            <text:p>-</text:p>
          </table:table-cell>
          <table:table-cell table:style-name="ce2" table:formula="of:=IF([.G52]&lt;0.7;&quot;---&quot;;IF([.G52]&lt;0.8;&quot;--&quot;;IF([.G52]&lt;0.9;&quot;-&quot;;IF([.G52]&gt;1.3;&quot;+++&quot;;IF([.G52]&gt;1.2;&quot;++&quot;;IF([.G52]&gt;1.1;&quot;+&quot;;&quot;&quot;))))))" office:value-type="string" office:string-value="+++" calcext:value-type="string">
            <text:p>+++</text:p>
          </table:table-cell>
          <table:table-cell table:style-name="ce2" table:formula="of:=IF([.H52]&lt;0.7;&quot;---&quot;;IF([.H52]&lt;0.8;&quot;--&quot;;IF([.H52]&lt;0.9;&quot;-&quot;;IF([.H52]&gt;1.3;&quot;+++&quot;;IF([.H52]&gt;1.2;&quot;++&quot;;IF([.H52]&gt;1.1;&quot;+&quot;;&quot;&quot;))))))" office:value-type="string" office:string-value="-" calcext:value-type="string">
            <text:p>-</text:p>
          </table:table-cell>
          <table:table-cell table:style-name="ce2" table:formula="of:=IF([.I52]&lt;0.7;&quot;---&quot;;IF([.I52]&lt;0.8;&quot;--&quot;;IF([.I52]&lt;0.9;&quot;-&quot;;IF([.I52]&gt;1.3;&quot;+++&quot;;IF([.I52]&gt;1.2;&quot;++&quot;;IF([.I52]&gt;1.1;&quot;+&quot;;&quot;&quot;))))))" office:value-type="string" office:string-value="--" calcext:value-type="string">
            <text:p>--</text:p>
          </table:table-cell>
          <table:table-cell table:style-name="ce2" table:formula="of:=IF([.J52]&lt;0.7;&quot;---&quot;;IF([.J52]&lt;0.8;&quot;--&quot;;IF([.J52]&lt;0.9;&quot;-&quot;;IF([.J52]&gt;1.3;&quot;+++&quot;;IF([.J52]&gt;1.2;&quot;++&quot;;IF([.J52]&gt;1.1;&quot;+&quot;;&quot;&quot;))))))" office:value-type="string" office:string-value="--" calcext:value-type="string">
            <text:p>--</text:p>
          </table:table-cell>
          <table:table-cell table:style-name="ce2" table:formula="of:=IF([.K52]&lt;0.7;&quot;---&quot;;IF([.K52]&lt;0.8;&quot;--&quot;;IF([.K52]&lt;0.9;&quot;-&quot;;IF([.K52]&gt;1.3;&quot;+++&quot;;IF([.K52]&gt;1.2;&quot;++&quot;;IF([.K52]&gt;1.1;&quot;+&quot;;&quot;&quot;))))))">
            <text:p/>
          </table:table-cell>
          <table:table-cell table:style-name="ce2" table:formula="of:=IF([.L52]&lt;0.7;&quot;---&quot;;IF([.L52]&lt;0.8;&quot;--&quot;;IF([.L52]&lt;0.9;&quot;-&quot;;IF([.L52]&gt;1.3;&quot;+++&quot;;IF([.L52]&gt;1.2;&quot;++&quot;;IF([.L52]&gt;1.1;&quot;+&quot;;&quot;&quot;))))))" office:value-type="string" office:string-value="+" calcext:value-type="string">
            <text:p>+</text:p>
          </table:table-cell>
          <table:table-cell table:style-name="ce2" table:formula="of:=IF([.M52]&lt;0.7;&quot;---&quot;;IF([.M52]&lt;0.8;&quot;--&quot;;IF([.M52]&lt;0.9;&quot;-&quot;;IF([.M52]&gt;1.3;&quot;+++&quot;;IF([.M52]&gt;1.2;&quot;++&quot;;IF([.M52]&gt;1.1;&quot;+&quot;;&quot;&quot;))))))" office:value-type="string" office:string-value="-" calcext:value-type="string">
            <text:p>-</text:p>
          </table:table-cell>
          <table:table-cell table:style-name="ce2" table:formula="of:=IF([.N52]&lt;0.7;&quot;---&quot;;IF([.N52]&lt;0.8;&quot;--&quot;;IF([.N52]&lt;0.9;&quot;-&quot;;IF([.N52]&gt;1.3;&quot;+++&quot;;IF([.N52]&gt;1.2;&quot;++&quot;;IF([.N52]&gt;1.1;&quot;+&quot;;&quot;&quot;))))))" office:value-type="string" office:string-value="--" calcext:value-type="string">
            <text:p>--</text:p>
          </table:table-cell>
          <table:table-cell table:style-name="ce2" table:formula="of:=IF([.O52]&lt;0.7;&quot;---&quot;;IF([.O52]&lt;0.8;&quot;--&quot;;IF([.O52]&lt;0.9;&quot;-&quot;;IF([.O52]&gt;1.3;&quot;+++&quot;;IF([.O52]&gt;1.2;&quot;++&quot;;IF([.O52]&gt;1.1;&quot;+&quot;;&quot;&quot;))))))" office:value-type="string" office:string-value="++" calcext:value-type="string">
            <text:p>++</text:p>
          </table:table-cell>
          <table:table-cell table:style-name="ce2" table:formula="of:=IF([.P52]&lt;0.7;&quot;---&quot;;IF([.P52]&lt;0.8;&quot;--&quot;;IF([.P52]&lt;0.9;&quot;-&quot;;IF([.P52]&gt;1.3;&quot;+++&quot;;IF([.P52]&gt;1.2;&quot;++&quot;;IF([.P52]&gt;1.1;&quot;+&quot;;&quot;&quot;))))))">
            <text:p/>
          </table:table-cell>
          <table:table-cell table:style-name="ce2" table:formula="of:=IF([.Q52]&lt;0.7;&quot;---&quot;;IF([.Q52]&lt;0.8;&quot;--&quot;;IF([.Q52]&lt;0.9;&quot;-&quot;;IF([.Q52]&gt;1.3;&quot;+++&quot;;IF([.Q52]&gt;1.2;&quot;++&quot;;IF([.Q52]&gt;1.1;&quot;+&quot;;&quot;&quot;))))))" office:value-type="string" office:string-value="-" calcext:value-type="string">
            <text:p>-</text:p>
          </table:table-cell>
          <table:table-cell table:style-name="ce2" table:formula="of:=IF([.R52]&lt;0.7;&quot;---&quot;;IF([.R52]&lt;0.8;&quot;--&quot;;IF([.R52]&lt;0.9;&quot;-&quot;;IF([.R52]&gt;1.3;&quot;+++&quot;;IF([.R52]&gt;1.2;&quot;++&quot;;IF([.R52]&gt;1.1;&quot;+&quot;;&quot;&quot;))))))" office:value-type="string" office:string-value="---" calcext:value-type="string">
            <text:p>---</text:p>
          </table:table-cell>
          <table:table-cell table:style-name="ce2" table:formula="of:=IF([.S52]&lt;0.7;&quot;---&quot;;IF([.S52]&lt;0.8;&quot;--&quot;;IF([.S52]&lt;0.9;&quot;-&quot;;IF([.S52]&gt;1.3;&quot;+++&quot;;IF([.S52]&gt;1.2;&quot;++&quot;;IF([.S52]&gt;1.1;&quot;+&quot;;&quot;&quot;))))))" office:value-type="string" office:string-value="++" calcext:value-type="string">
            <text:p>++</text:p>
          </table:table-cell>
          <table:table-cell/>
        </table:table-row>
        <table:table-row table:style-name="ro1">
          <table:table-cell/>
          <table:table-cell table:style-name="ce2" table:number-columns-repeated="18"/>
          <table:table-cell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异亮氨酸</text:p>
          </table:table-cell>
          <table:table-cell office:value-type="string" calcext:value-type="string">
            <text:p>亮氨酸</text:p>
          </table:table-cell>
          <table:table-cell office:value-type="string" calcext:value-type="string">
            <text:p>赖氨酸</text:p>
          </table:table-cell>
          <table:table-cell office:value-type="string" calcext:value-type="string">
            <text:p>蛋氨酸</text:p>
          </table:table-cell>
          <table:table-cell office:value-type="string" calcext:value-type="string">
            <text:p>胱氨酸</text:p>
          </table:table-cell>
          <table:table-cell office:value-type="string" calcext:value-type="string">
            <text:p>苯丙氨酸</text:p>
          </table:table-cell>
          <table:table-cell office:value-type="string" calcext:value-type="string">
            <text:p>酪氨酸</text:p>
          </table:table-cell>
          <table:table-cell office:value-type="string" calcext:value-type="string">
            <text:p>苏氨酸</text:p>
          </table:table-cell>
          <table:table-cell office:value-type="string" calcext:value-type="string">
            <text:p>色氨酸</text:p>
          </table:table-cell>
          <table:table-cell office:value-type="string" calcext:value-type="string">
            <text:p>缬氨酸</text:p>
          </table:table-cell>
          <table:table-cell office:value-type="string" calcext:value-type="string">
            <text:p>精氨酸</text:p>
          </table:table-cell>
          <table:table-cell office:value-type="string" calcext:value-type="string">
            <text:p>组氨酸</text:p>
          </table:table-cell>
          <table:table-cell office:value-type="string" calcext:value-type="string">
            <text:p>丙氨酸</text:p>
          </table:table-cell>
          <table:table-cell office:value-type="string" calcext:value-type="string">
            <text:p>天冬氨酸</text:p>
          </table:table-cell>
          <table:table-cell office:value-type="string" calcext:value-type="string">
            <text:p>谷氨酸</text:p>
          </table:table-cell>
          <table:table-cell office:value-type="string" calcext:value-type="string">
            <text:p>甘氨酸</text:p>
          </table:table-cell>
          <table:table-cell office:value-type="string" calcext:value-type="string">
            <text:p>脯氨酸</text:p>
          </table:table-cell>
          <table:table-cell office:value-type="string" calcext:value-type="string">
            <text:p>丝氨酸</text:p>
          </table:table-cell>
          <table:table-cell/>
        </table:table-row>
        <table:table-row table:style-name="ro1">
          <table:table-cell office:value-type="string" calcext:value-type="string">
            <text:p>猪肉（瘦）</text:p>
          </table:table-cell>
          <table:table-cell office:value-type="float" office:value="922" calcext:value-type="float">
            <text:p>922</text:p>
          </table:table-cell>
          <table:table-cell office:value-type="float" office:value="1694" calcext:value-type="float">
            <text:p>1694</text:p>
          </table:table-cell>
          <table:table-cell office:value-type="float" office:value="1521" calcext:value-type="float">
            <text:p>1521</text:p>
          </table:table-cell>
          <table:table-cell office:value-type="float" office:value="420" calcext:value-type="float">
            <text:p>420</text:p>
          </table:table-cell>
          <table:table-cell office:value-type="float" office:value="254" calcext:value-type="float">
            <text:p>254</text:p>
          </table:table-cell>
          <table:table-cell office:value-type="float" office:value="889" calcext:value-type="float">
            <text:p>889</text:p>
          </table:table-cell>
          <table:table-cell office:value-type="float" office:value="711" calcext:value-type="float">
            <text:p>711</text:p>
          </table:table-cell>
          <table:table-cell office:value-type="float" office:value="926" calcext:value-type="float">
            <text:p>926</text:p>
          </table:table-cell>
          <table:table-cell office:value-type="float" office:value="267" calcext:value-type="float">
            <text:p>267</text:p>
          </table:table-cell>
          <table:table-cell office:value-type="float" office:value="1050" calcext:value-type="float">
            <text:p>1050</text:p>
          </table:table-cell>
          <table:table-cell office:value-type="float" office:value="1255" calcext:value-type="float">
            <text:p>1255</text:p>
          </table:table-cell>
          <table:table-cell office:value-type="float" office:value="735" calcext:value-type="float">
            <text:p>735</text:p>
          </table:table-cell>
          <table:table-cell office:value-type="float" office:value="1153" calcext:value-type="float">
            <text:p>1153</text:p>
          </table:table-cell>
          <table:table-cell office:value-type="float" office:value="1850" calcext:value-type="float">
            <text:p>1850</text:p>
          </table:table-cell>
          <table:table-cell office:value-type="float" office:value="3126" calcext:value-type="float">
            <text:p>3126</text:p>
          </table:table-cell>
          <table:table-cell office:value-type="float" office:value="864" calcext:value-type="float">
            <text:p>864</text:p>
          </table:table-cell>
          <table:table-cell office:value-type="float" office:value="905" calcext:value-type="float">
            <text:p>905</text:p>
          </table:table-cell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/>
          <table:table-cell table:formula="of:=SUM([.B57:.S57])" office:value-type="float" office:value="19320" calcext:value-type="float">
            <text:p>19320</text:p>
          </table:table-cell>
          <table:table-cell table:formula="of:=[.B58]" office:value-type="float" office:value="19320" calcext:value-type="float">
            <text:p>19320</text:p>
          </table:table-cell>
          <table:table-cell table:formula="of:=[.C58]" office:value-type="float" office:value="19320" calcext:value-type="float">
            <text:p>19320</text:p>
          </table:table-cell>
          <table:table-cell table:formula="of:=[.D58]" office:value-type="float" office:value="19320" calcext:value-type="float">
            <text:p>19320</text:p>
          </table:table-cell>
          <table:table-cell table:style-name="Default" table:formula="of:=[.E58]" office:value-type="float" office:value="19320" calcext:value-type="float">
            <text:p>19320</text:p>
          </table:table-cell>
          <table:table-cell table:formula="of:=[.F58]" office:value-type="float" office:value="19320" calcext:value-type="float">
            <text:p>19320</text:p>
          </table:table-cell>
          <table:table-cell table:formula="of:=[.G58]" office:value-type="float" office:value="19320" calcext:value-type="float">
            <text:p>19320</text:p>
          </table:table-cell>
          <table:table-cell table:formula="of:=[.H58]" office:value-type="float" office:value="19320" calcext:value-type="float">
            <text:p>19320</text:p>
          </table:table-cell>
          <table:table-cell table:formula="of:=[.I58]" office:value-type="float" office:value="19320" calcext:value-type="float">
            <text:p>19320</text:p>
          </table:table-cell>
          <table:table-cell table:formula="of:=[.J58]" office:value-type="float" office:value="19320" calcext:value-type="float">
            <text:p>19320</text:p>
          </table:table-cell>
          <table:table-cell table:formula="of:=[.K58]" office:value-type="float" office:value="19320" calcext:value-type="float">
            <text:p>19320</text:p>
          </table:table-cell>
          <table:table-cell table:style-name="Default" table:formula="of:=[.L58]" office:value-type="float" office:value="19320" calcext:value-type="float">
            <text:p>19320</text:p>
          </table:table-cell>
          <table:table-cell table:style-name="Default" table:formula="of:=[.M58]" office:value-type="float" office:value="19320" calcext:value-type="float">
            <text:p>19320</text:p>
          </table:table-cell>
          <table:table-cell table:style-name="Default" table:formula="of:=[.N58]" office:value-type="float" office:value="19320" calcext:value-type="float">
            <text:p>19320</text:p>
          </table:table-cell>
          <table:table-cell table:style-name="Default" table:formula="of:=[.O58]" office:value-type="float" office:value="19320" calcext:value-type="float">
            <text:p>19320</text:p>
          </table:table-cell>
          <table:table-cell table:style-name="Default" table:formula="of:=[.P58]" office:value-type="float" office:value="19320" calcext:value-type="float">
            <text:p>19320</text:p>
          </table:table-cell>
          <table:table-cell table:style-name="Default" table:formula="of:=[.Q58]" office:value-type="float" office:value="19320" calcext:value-type="float">
            <text:p>19320</text:p>
          </table:table-cell>
          <table:table-cell table:style-name="Default" table:formula="of:=[.R58]" office:value-type="float" office:value="19320" calcext:value-type="float">
            <text:p>19320</text:p>
          </table:table-cell>
          <table:table-cell/>
        </table:table-row>
        <table:table-row table:style-name="ro1">
          <table:table-cell/>
          <table:table-cell table:formula="of:=[.B57]/[.B58]" office:value-type="float" office:value="0.0477225672877847" calcext:value-type="float">
            <text:p>0.047722567287785</text:p>
          </table:table-cell>
          <table:table-cell table:formula="of:=[.C57]/[.C58]" office:value-type="float" office:value="0.0876811594202898" calcext:value-type="float">
            <text:p>0.08768115942029</text:p>
          </table:table-cell>
          <table:table-cell table:formula="of:=[.D57]/[.D58]" office:value-type="float" office:value="0.0787267080745342" calcext:value-type="float">
            <text:p>0.078726708074534</text:p>
          </table:table-cell>
          <table:table-cell table:formula="of:=[.E57]/[.E58]" office:value-type="float" office:value="0.0217391304347826" calcext:value-type="float">
            <text:p>0.021739130434783</text:p>
          </table:table-cell>
          <table:table-cell table:style-name="Default" table:formula="of:=[.F57]/[.F58]" office:value-type="float" office:value="0.0131469979296066" calcext:value-type="float">
            <text:p>0.013146997929607</text:p>
          </table:table-cell>
          <table:table-cell table:formula="of:=[.G57]/[.G58]" office:value-type="float" office:value="0.0460144927536232" calcext:value-type="float">
            <text:p>0.046014492753623</text:p>
          </table:table-cell>
          <table:table-cell table:formula="of:=[.H57]/[.H58]" office:value-type="float" office:value="0.0368012422360248" calcext:value-type="float">
            <text:p>0.036801242236025</text:p>
          </table:table-cell>
          <table:table-cell table:formula="of:=[.I57]/[.I58]" office:value-type="float" office:value="0.0479296066252588" calcext:value-type="float">
            <text:p>0.047929606625259</text:p>
          </table:table-cell>
          <table:table-cell table:formula="of:=[.J57]/[.J58]" office:value-type="float" office:value="0.0138198757763975" calcext:value-type="float">
            <text:p>0.013819875776398</text:p>
          </table:table-cell>
          <table:table-cell table:formula="of:=[.K57]/[.K58]" office:value-type="float" office:value="0.0543478260869565" calcext:value-type="float">
            <text:p>0.054347826086957</text:p>
          </table:table-cell>
          <table:table-cell table:formula="of:=[.L57]/[.L58]" office:value-type="float" office:value="0.0649585921325052" calcext:value-type="float">
            <text:p>0.064958592132505</text:p>
          </table:table-cell>
          <table:table-cell table:style-name="Default" table:formula="of:=[.M57]/[.M58]" office:value-type="float" office:value="0.0380434782608696" calcext:value-type="float">
            <text:p>0.03804347826087</text:p>
          </table:table-cell>
          <table:table-cell table:style-name="Default" table:formula="of:=[.N57]/[.N58]" office:value-type="float" office:value="0.0596790890269151" calcext:value-type="float">
            <text:p>0.059679089026915</text:p>
          </table:table-cell>
          <table:table-cell table:style-name="Default" table:formula="of:=[.O57]/[.O58]" office:value-type="float" office:value="0.0957556935817805" calcext:value-type="float">
            <text:p>0.095755693581781</text:p>
          </table:table-cell>
          <table:table-cell table:style-name="Default" table:formula="of:=[.P57]/[.P58]" office:value-type="float" office:value="0.161801242236025" calcext:value-type="float">
            <text:p>0.161801242236025</text:p>
          </table:table-cell>
          <table:table-cell table:style-name="Default" table:formula="of:=[.Q57]/[.Q58]" office:value-type="float" office:value="0.0447204968944099" calcext:value-type="float">
            <text:p>0.04472049689441</text:p>
          </table:table-cell>
          <table:table-cell table:style-name="Default" table:formula="of:=[.R57]/[.R58]" office:value-type="float" office:value="0.0468426501035197" calcext:value-type="float">
            <text:p>0.04684265010352</text:p>
          </table:table-cell>
          <table:table-cell table:style-name="Default" table:formula="of:=[.S57]/[.S58]" office:value-type="float" office:value="0.0402691511387164" calcext:value-type="float">
            <text:p>0.040269151138716</text:p>
          </table:table-cell>
          <table:table-cell/>
        </table:table-row>
        <table:table-row table:style-name="ro1">
          <table:table-cell office:value-type="string" calcext:value-type="string">
            <text:p>估算的人类的</text:p>
          </table:table-cell>
          <table:table-cell office:value-type="float" office:value="0.0468879406296822" calcext:value-type="float">
            <text:p>0.046887940629682</text:p>
          </table:table-cell>
          <table:table-cell office:value-type="float" office:value="0.0852003971564679" calcext:value-type="float">
            <text:p>0.085200397156468</text:p>
          </table:table-cell>
          <table:table-cell office:value-type="float" office:value="0.084301638447598" calcext:value-type="float">
            <text:p>0.084301638447598</text:p>
          </table:table-cell>
          <table:table-cell office:value-type="float" office:value="0.0234979232715351" calcext:value-type="float">
            <text:p>0.023497923271535</text:p>
          </table:table-cell>
          <table:table-cell office:value-type="float" office:value="0.0133674000124125" calcext:value-type="float">
            <text:p>0.013367400012413</text:p>
          </table:table-cell>
          <table:table-cell office:value-type="float" office:value="0.0441928080405394" calcext:value-type="float">
            <text:p>0.044192808040539</text:p>
          </table:table-cell>
          <table:table-cell office:value-type="float" office:value="0.0364485414582261" calcext:value-type="float">
            <text:p>0.036448541458226</text:p>
          </table:table-cell>
          <table:table-cell office:value-type="float" office:value="0.0476397332991453" calcext:value-type="float">
            <text:p>0.047639733299145</text:p>
          </table:table-cell>
          <table:table-cell office:value-type="float" office:value="0.0125888093745591" calcext:value-type="float">
            <text:p>0.012588809374559</text:p>
          </table:table-cell>
          <table:table-cell office:value-type="float" office:value="0.052534352831882" calcext:value-type="float">
            <text:p>0.052534352831882</text:p>
          </table:table-cell>
          <table:table-cell office:value-type="float" office:value="0.0650744625427592" calcext:value-type="float">
            <text:p>0.065074462542759</text:p>
          </table:table-cell>
          <table:table-cell office:value-type="float" office:value="0.0366288338301547" calcext:value-type="float">
            <text:p>0.036628833830155</text:p>
          </table:table-cell>
          <table:table-cell office:value-type="float" office:value="0.0594785861066533" calcext:value-type="float">
            <text:p>0.059478586106653</text:p>
          </table:table-cell>
          <table:table-cell office:value-type="float" office:value="0.0950461903237188" calcext:value-type="float">
            <text:p>0.095046190323719</text:p>
          </table:table-cell>
          <table:table-cell office:value-type="float" office:value="0.163801772450862" calcext:value-type="float">
            <text:p>0.163801772450862</text:p>
          </table:table-cell>
          <table:table-cell office:value-type="float" office:value="0.0465019349942437" calcext:value-type="float">
            <text:p>0.046501934994244</text:p>
          </table:table-cell>
          <table:table-cell office:value-type="float" office:value="0.0468110149179563" calcext:value-type="float">
            <text:p>0.046811014917956</text:p>
          </table:table-cell>
          <table:table-cell office:value-type="float" office:value="0.0399976603116048" calcext:value-type="float">
            <text:p>0.039997660311605</text:p>
          </table:table-cell>
          <table:table-cell/>
        </table:table-row>
        <table:table-row table:style-name="ro1">
          <table:table-cell office:value-type="string" calcext:value-type="string">
            <text:p>相除</text:p>
          </table:table-cell>
          <table:table-cell table:style-name="ce2" table:formula="of:=[.B59]/[.B60]" office:value-type="float" office:value="1.01780045459224" calcext:value-type="float">
            <text:p>1.01780045459224</text:p>
          </table:table-cell>
          <table:table-cell table:style-name="ce2" table:formula="of:=[.C59]/[.C60]" office:value-type="float" office:value="1.02911679225234" calcext:value-type="float">
            <text:p>1.02911679225234</text:p>
          </table:table-cell>
          <table:table-cell table:style-name="ce2" table:formula="of:=[.D59]/[.D60]" office:value-type="float" office:value="0.933869252416378" calcext:value-type="float">
            <text:p>0.933869252416378</text:p>
          </table:table-cell>
          <table:table-cell table:style-name="ce2" table:formula="of:=[.E59]/[.E60]" office:value-type="float" office:value="0.925151137126954" calcext:value-type="float">
            <text:p>0.925151137126954</text:p>
          </table:table-cell>
          <table:table-cell table:style-name="ce2" table:formula="of:=[.F59]/[.F60]" office:value-type="float" office:value="0.983511970719718" calcext:value-type="float">
            <text:p>0.983511970719718</text:p>
          </table:table-cell>
          <table:table-cell table:style-name="ce2" table:formula="of:=[.G59]/[.G60]" office:value-type="float" office:value="1.04122129355104" calcext:value-type="float">
            <text:p>1.04122129355104</text:p>
          </table:table-cell>
          <table:table-cell table:style-name="ce2" table:formula="of:=[.H59]/[.H60]" office:value-type="float" office:value="1.00967667741117" calcext:value-type="float">
            <text:p>1.00967667741117</text:p>
          </table:table-cell>
          <table:table-cell table:style-name="ce2" table:formula="of:=[.I59]/[.I60]" office:value-type="float" office:value="1.00608469666052" calcext:value-type="float">
            <text:p>1.00608469666052</text:p>
          </table:table-cell>
          <table:table-cell table:style-name="ce2" table:formula="of:=[.J59]/[.J60]" office:value-type="float" office:value="1.09779053484806" calcext:value-type="float">
            <text:p>1.09779053484806</text:p>
          </table:table-cell>
          <table:table-cell table:style-name="ce2" table:formula="of:=[.K59]/[.K60]" office:value-type="float" office:value="1.03451976006782" calcext:value-type="float">
            <text:p>1.03451976006782</text:p>
          </table:table-cell>
          <table:table-cell table:style-name="ce2" table:formula="of:=[.L59]/[.L60]" office:value-type="float" office:value="0.998219418098491" calcext:value-type="float">
            <text:p>0.998219418098491</text:p>
          </table:table-cell>
          <table:table-cell table:style-name="ce2" table:formula="of:=[.M59]/[.M60]" office:value-type="float" office:value="1.03862106113655" calcext:value-type="float">
            <text:p>1.03862106113655</text:p>
          </table:table-cell>
          <table:table-cell table:style-name="ce2" table:formula="of:=[.N59]/[.N60]" office:value-type="float" office:value="1.00337101019688" calcext:value-type="float">
            <text:p>1.00337101019688</text:p>
          </table:table-cell>
          <table:table-cell table:style-name="ce2" table:formula="of:=[.O59]/[.O60]" office:value-type="float" office:value="1.00746482584568" calcext:value-type="float">
            <text:p>1.00746482584568</text:p>
          </table:table-cell>
          <table:table-cell table:style-name="ce2" table:formula="of:=[.P59]/[.P60]" office:value-type="float" office:value="0.987786882981152" calcext:value-type="float">
            <text:p>0.987786882981152</text:p>
          </table:table-cell>
          <table:table-cell table:style-name="ce2" table:formula="of:=[.Q59]/[.Q60]" office:value-type="float" office:value="0.961691097369296" calcext:value-type="float">
            <text:p>0.961691097369296</text:p>
          </table:table-cell>
          <table:table-cell table:style-name="ce2" table:formula="of:=[.R59]/[.R60]" office:value-type="float" office:value="1.00067580644468" calcext:value-type="float">
            <text:p>1.00067580644468</text:p>
          </table:table-cell>
          <table:table-cell table:style-name="ce2" table:formula="of:=[.S59]/[.S60]" office:value-type="float" office:value="1.00678766770347" calcext:value-type="float">
            <text:p>1.00678766770347</text:p>
          </table:table-cell>
          <table:table-cell/>
        </table:table-row>
        <table:table-row table:style-name="ro1">
          <table:table-cell/>
          <table:table-cell table:style-name="ce2" table:formula="of:=IF([.B61]&lt;0.7;&quot;---&quot;;IF([.B61]&lt;0.8;&quot;--&quot;;IF([.B61]&lt;0.9;&quot;-&quot;;IF([.B61]&gt;1.3;&quot;+++&quot;;IF([.B61]&gt;1.2;&quot;++&quot;;IF([.B61]&gt;1.1;&quot;+&quot;;&quot;&quot;))))))">
            <text:p/>
          </table:table-cell>
          <table:table-cell table:style-name="ce2" table:formula="of:=IF([.C61]&lt;0.7;&quot;---&quot;;IF([.C61]&lt;0.8;&quot;--&quot;;IF([.C61]&lt;0.9;&quot;-&quot;;IF([.C61]&gt;1.3;&quot;+++&quot;;IF([.C61]&gt;1.2;&quot;++&quot;;IF([.C61]&gt;1.1;&quot;+&quot;;&quot;&quot;))))))">
            <text:p/>
          </table:table-cell>
          <table:table-cell table:style-name="ce2" table:formula="of:=IF([.D61]&lt;0.7;&quot;---&quot;;IF([.D61]&lt;0.8;&quot;--&quot;;IF([.D61]&lt;0.9;&quot;-&quot;;IF([.D61]&gt;1.3;&quot;+++&quot;;IF([.D61]&gt;1.2;&quot;++&quot;;IF([.D61]&gt;1.1;&quot;+&quot;;&quot;&quot;))))))">
            <text:p/>
          </table:table-cell>
          <table:table-cell table:style-name="ce2" table:formula="of:=IF([.E61]&lt;0.7;&quot;---&quot;;IF([.E61]&lt;0.8;&quot;--&quot;;IF([.E61]&lt;0.9;&quot;-&quot;;IF([.E61]&gt;1.3;&quot;+++&quot;;IF([.E61]&gt;1.2;&quot;++&quot;;IF([.E61]&gt;1.1;&quot;+&quot;;&quot;&quot;))))))">
            <text:p/>
          </table:table-cell>
          <table:table-cell table:style-name="ce2" table:formula="of:=IF([.F61]&lt;0.7;&quot;---&quot;;IF([.F61]&lt;0.8;&quot;--&quot;;IF([.F61]&lt;0.9;&quot;-&quot;;IF([.F61]&gt;1.3;&quot;+++&quot;;IF([.F61]&gt;1.2;&quot;++&quot;;IF([.F61]&gt;1.1;&quot;+&quot;;&quot;&quot;))))))">
            <text:p/>
          </table:table-cell>
          <table:table-cell table:style-name="ce2" table:formula="of:=IF([.G61]&lt;0.7;&quot;---&quot;;IF([.G61]&lt;0.8;&quot;--&quot;;IF([.G61]&lt;0.9;&quot;-&quot;;IF([.G61]&gt;1.3;&quot;+++&quot;;IF([.G61]&gt;1.2;&quot;++&quot;;IF([.G61]&gt;1.1;&quot;+&quot;;&quot;&quot;))))))">
            <text:p/>
          </table:table-cell>
          <table:table-cell table:style-name="ce2" table:formula="of:=IF([.H61]&lt;0.7;&quot;---&quot;;IF([.H61]&lt;0.8;&quot;--&quot;;IF([.H61]&lt;0.9;&quot;-&quot;;IF([.H61]&gt;1.3;&quot;+++&quot;;IF([.H61]&gt;1.2;&quot;++&quot;;IF([.H61]&gt;1.1;&quot;+&quot;;&quot;&quot;))))))">
            <text:p/>
          </table:table-cell>
          <table:table-cell table:style-name="ce2" table:formula="of:=IF([.I61]&lt;0.7;&quot;---&quot;;IF([.I61]&lt;0.8;&quot;--&quot;;IF([.I61]&lt;0.9;&quot;-&quot;;IF([.I61]&gt;1.3;&quot;+++&quot;;IF([.I61]&gt;1.2;&quot;++&quot;;IF([.I61]&gt;1.1;&quot;+&quot;;&quot;&quot;))))))">
            <text:p/>
          </table:table-cell>
          <table:table-cell table:style-name="ce2" table:formula="of:=IF([.J61]&lt;0.7;&quot;---&quot;;IF([.J61]&lt;0.8;&quot;--&quot;;IF([.J61]&lt;0.9;&quot;-&quot;;IF([.J61]&gt;1.3;&quot;+++&quot;;IF([.J61]&gt;1.2;&quot;++&quot;;IF([.J61]&gt;1.1;&quot;+&quot;;&quot;&quot;))))))">
            <text:p/>
          </table:table-cell>
          <table:table-cell table:style-name="ce2" table:formula="of:=IF([.K61]&lt;0.7;&quot;---&quot;;IF([.K61]&lt;0.8;&quot;--&quot;;IF([.K61]&lt;0.9;&quot;-&quot;;IF([.K61]&gt;1.3;&quot;+++&quot;;IF([.K61]&gt;1.2;&quot;++&quot;;IF([.K61]&gt;1.1;&quot;+&quot;;&quot;&quot;))))))">
            <text:p/>
          </table:table-cell>
          <table:table-cell table:style-name="ce2" table:formula="of:=IF([.L61]&lt;0.7;&quot;---&quot;;IF([.L61]&lt;0.8;&quot;--&quot;;IF([.L61]&lt;0.9;&quot;-&quot;;IF([.L61]&gt;1.3;&quot;+++&quot;;IF([.L61]&gt;1.2;&quot;++&quot;;IF([.L61]&gt;1.1;&quot;+&quot;;&quot;&quot;))))))">
            <text:p/>
          </table:table-cell>
          <table:table-cell table:style-name="ce2" table:formula="of:=IF([.M61]&lt;0.7;&quot;---&quot;;IF([.M61]&lt;0.8;&quot;--&quot;;IF([.M61]&lt;0.9;&quot;-&quot;;IF([.M61]&gt;1.3;&quot;+++&quot;;IF([.M61]&gt;1.2;&quot;++&quot;;IF([.M61]&gt;1.1;&quot;+&quot;;&quot;&quot;))))))">
            <text:p/>
          </table:table-cell>
          <table:table-cell table:style-name="ce2" table:formula="of:=IF([.N61]&lt;0.7;&quot;---&quot;;IF([.N61]&lt;0.8;&quot;--&quot;;IF([.N61]&lt;0.9;&quot;-&quot;;IF([.N61]&gt;1.3;&quot;+++&quot;;IF([.N61]&gt;1.2;&quot;++&quot;;IF([.N61]&gt;1.1;&quot;+&quot;;&quot;&quot;))))))">
            <text:p/>
          </table:table-cell>
          <table:table-cell table:style-name="ce2" table:formula="of:=IF([.O61]&lt;0.7;&quot;---&quot;;IF([.O61]&lt;0.8;&quot;--&quot;;IF([.O61]&lt;0.9;&quot;-&quot;;IF([.O61]&gt;1.3;&quot;+++&quot;;IF([.O61]&gt;1.2;&quot;++&quot;;IF([.O61]&gt;1.1;&quot;+&quot;;&quot;&quot;))))))">
            <text:p/>
          </table:table-cell>
          <table:table-cell table:style-name="ce2" table:formula="of:=IF([.P61]&lt;0.7;&quot;---&quot;;IF([.P61]&lt;0.8;&quot;--&quot;;IF([.P61]&lt;0.9;&quot;-&quot;;IF([.P61]&gt;1.3;&quot;+++&quot;;IF([.P61]&gt;1.2;&quot;++&quot;;IF([.P61]&gt;1.1;&quot;+&quot;;&quot;&quot;))))))">
            <text:p/>
          </table:table-cell>
          <table:table-cell table:style-name="ce2" table:formula="of:=IF([.Q61]&lt;0.7;&quot;---&quot;;IF([.Q61]&lt;0.8;&quot;--&quot;;IF([.Q61]&lt;0.9;&quot;-&quot;;IF([.Q61]&gt;1.3;&quot;+++&quot;;IF([.Q61]&gt;1.2;&quot;++&quot;;IF([.Q61]&gt;1.1;&quot;+&quot;;&quot;&quot;))))))">
            <text:p/>
          </table:table-cell>
          <table:table-cell table:style-name="ce2" table:formula="of:=IF([.R61]&lt;0.7;&quot;---&quot;;IF([.R61]&lt;0.8;&quot;--&quot;;IF([.R61]&lt;0.9;&quot;-&quot;;IF([.R61]&gt;1.3;&quot;+++&quot;;IF([.R61]&gt;1.2;&quot;++&quot;;IF([.R61]&gt;1.1;&quot;+&quot;;&quot;&quot;))))))">
            <text:p/>
          </table:table-cell>
          <table:table-cell table:style-name="ce2" table:formula="of:=IF([.S61]&lt;0.7;&quot;---&quot;;IF([.S61]&lt;0.8;&quot;--&quot;;IF([.S61]&lt;0.9;&quot;-&quot;;IF([.S61]&gt;1.3;&quot;+++&quot;;IF([.S61]&gt;1.2;&quot;++&quot;;IF([.S61]&gt;1.1;&quot;+&quot;;&quot;&quot;))))))">
            <text:p/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异亮氨酸</text:p>
          </table:table-cell>
          <table:table-cell office:value-type="string" calcext:value-type="string">
            <text:p>亮氨酸</text:p>
          </table:table-cell>
          <table:table-cell office:value-type="string" calcext:value-type="string">
            <text:p>赖氨酸</text:p>
          </table:table-cell>
          <table:table-cell office:value-type="string" calcext:value-type="string">
            <text:p>蛋氨酸</text:p>
          </table:table-cell>
          <table:table-cell office:value-type="string" calcext:value-type="string">
            <text:p>胱氨酸</text:p>
          </table:table-cell>
          <table:table-cell office:value-type="string" calcext:value-type="string">
            <text:p>苯丙氨酸</text:p>
          </table:table-cell>
          <table:table-cell office:value-type="string" calcext:value-type="string">
            <text:p>酪氨酸</text:p>
          </table:table-cell>
          <table:table-cell office:value-type="string" calcext:value-type="string">
            <text:p>苏氨酸</text:p>
          </table:table-cell>
          <table:table-cell office:value-type="string" calcext:value-type="string">
            <text:p>色氨酸</text:p>
          </table:table-cell>
          <table:table-cell office:value-type="string" calcext:value-type="string">
            <text:p>缬氨酸</text:p>
          </table:table-cell>
          <table:table-cell office:value-type="string" calcext:value-type="string">
            <text:p>精氨酸</text:p>
          </table:table-cell>
          <table:table-cell office:value-type="string" calcext:value-type="string">
            <text:p>组氨酸</text:p>
          </table:table-cell>
          <table:table-cell office:value-type="string" calcext:value-type="string">
            <text:p>丙氨酸</text:p>
          </table:table-cell>
          <table:table-cell office:value-type="string" calcext:value-type="string">
            <text:p>天冬氨酸</text:p>
          </table:table-cell>
          <table:table-cell office:value-type="string" calcext:value-type="string">
            <text:p>谷氨酸</text:p>
          </table:table-cell>
          <table:table-cell office:value-type="string" calcext:value-type="string">
            <text:p>甘氨酸</text:p>
          </table:table-cell>
          <table:table-cell office:value-type="string" calcext:value-type="string">
            <text:p>脯氨酸</text:p>
          </table:table-cell>
          <table:table-cell office:value-type="string" calcext:value-type="string">
            <text:p>丝氨酸</text:p>
          </table:table-cell>
          <table:table-cell/>
        </table:table-row>
        <table:table-row table:style-name="ro1">
          <table:table-cell office:value-type="string" calcext:value-type="string">
            <text:p>鸡</text:p>
          </table:table-cell>
          <table:table-cell office:value-type="float" office:value="812" calcext:value-type="float">
            <text:p>812</text:p>
          </table:table-cell>
          <table:table-cell office:value-type="float" office:value="1366" calcext:value-type="float">
            <text:p>1366</text:p>
          </table:table-cell>
          <table:table-cell office:value-type="float" office:value="1422" calcext:value-type="float">
            <text:p>1422</text:p>
          </table:table-cell>
          <table:table-cell office:value-type="float" office:value="450" calcext:value-type="float">
            <text:p>450</text:p>
          </table:table-cell>
          <table:table-cell office:value-type="float" office:value="192" calcext:value-type="float">
            <text:p>192</text:p>
          </table:table-cell>
          <table:table-cell office:value-type="float" office:value="728" calcext:value-type="float">
            <text:p>728</text:p>
          </table:table-cell>
          <table:table-cell office:value-type="float" office:value="585" calcext:value-type="float">
            <text:p>585</text:p>
          </table:table-cell>
          <table:table-cell office:value-type="float" office:value="747" calcext:value-type="float">
            <text:p>747</text:p>
          </table:table-cell>
          <table:table-cell office:value-type="float" office:value="226" calcext:value-type="float">
            <text:p>226</text:p>
          </table:table-cell>
          <table:table-cell office:value-type="float" office:value="844" calcext:value-type="float">
            <text:p>844</text:p>
          </table:table-cell>
          <table:table-cell office:value-type="float" office:value="1111" calcext:value-type="float">
            <text:p>1111</text:p>
          </table:table-cell>
          <table:table-cell office:value-type="float" office:value="527" calcext:value-type="float">
            <text:p>527</text:p>
          </table:table-cell>
          <table:table-cell office:value-type="float" office:value="1007" calcext:value-type="float">
            <text:p>1007</text:p>
          </table:table-cell>
          <table:table-cell office:value-type="float" office:value="1556" calcext:value-type="float">
            <text:p>1556</text:p>
          </table:table-cell>
          <table:table-cell office:value-type="float" office:value="2574" calcext:value-type="float">
            <text:p>2574</text:p>
          </table:table-cell>
          <table:table-cell office:value-type="float" office:value="864" calcext:value-type="float">
            <text:p>864</text:p>
          </table:table-cell>
          <table:table-cell office:value-type="float" office:value="768" calcext:value-type="float">
            <text:p>768</text:p>
          </table:table-cell>
          <table:table-cell office:value-type="float" office:value="667" calcext:value-type="float">
            <text:p>667</text:p>
          </table:table-cell>
          <table:table-cell/>
        </table:table-row>
        <table:table-row table:style-name="ro1">
          <table:table-cell/>
          <table:table-cell table:formula="of:=SUM([.B65:.S65])" office:value-type="float" office:value="16446" calcext:value-type="float">
            <text:p>16446</text:p>
          </table:table-cell>
          <table:table-cell table:formula="of:=[.B66]" office:value-type="float" office:value="16446" calcext:value-type="float">
            <text:p>16446</text:p>
          </table:table-cell>
          <table:table-cell table:formula="of:=[.C66]" office:value-type="float" office:value="16446" calcext:value-type="float">
            <text:p>16446</text:p>
          </table:table-cell>
          <table:table-cell table:formula="of:=[.D66]" office:value-type="float" office:value="16446" calcext:value-type="float">
            <text:p>16446</text:p>
          </table:table-cell>
          <table:table-cell table:style-name="Default" table:formula="of:=[.E66]" office:value-type="float" office:value="16446" calcext:value-type="float">
            <text:p>16446</text:p>
          </table:table-cell>
          <table:table-cell table:formula="of:=[.F66]" office:value-type="float" office:value="16446" calcext:value-type="float">
            <text:p>16446</text:p>
          </table:table-cell>
          <table:table-cell table:formula="of:=[.G66]" office:value-type="float" office:value="16446" calcext:value-type="float">
            <text:p>16446</text:p>
          </table:table-cell>
          <table:table-cell table:formula="of:=[.H66]" office:value-type="float" office:value="16446" calcext:value-type="float">
            <text:p>16446</text:p>
          </table:table-cell>
          <table:table-cell table:formula="of:=[.I66]" office:value-type="float" office:value="16446" calcext:value-type="float">
            <text:p>16446</text:p>
          </table:table-cell>
          <table:table-cell table:formula="of:=[.J66]" office:value-type="float" office:value="16446" calcext:value-type="float">
            <text:p>16446</text:p>
          </table:table-cell>
          <table:table-cell table:formula="of:=[.K66]" office:value-type="float" office:value="16446" calcext:value-type="float">
            <text:p>16446</text:p>
          </table:table-cell>
          <table:table-cell table:style-name="Default" table:formula="of:=[.L66]" office:value-type="float" office:value="16446" calcext:value-type="float">
            <text:p>16446</text:p>
          </table:table-cell>
          <table:table-cell table:style-name="Default" table:formula="of:=[.M66]" office:value-type="float" office:value="16446" calcext:value-type="float">
            <text:p>16446</text:p>
          </table:table-cell>
          <table:table-cell table:style-name="Default" table:formula="of:=[.N66]" office:value-type="float" office:value="16446" calcext:value-type="float">
            <text:p>16446</text:p>
          </table:table-cell>
          <table:table-cell table:style-name="Default" table:formula="of:=[.O66]" office:value-type="float" office:value="16446" calcext:value-type="float">
            <text:p>16446</text:p>
          </table:table-cell>
          <table:table-cell table:style-name="Default" table:formula="of:=[.P66]" office:value-type="float" office:value="16446" calcext:value-type="float">
            <text:p>16446</text:p>
          </table:table-cell>
          <table:table-cell table:style-name="Default" table:formula="of:=[.Q66]" office:value-type="float" office:value="16446" calcext:value-type="float">
            <text:p>16446</text:p>
          </table:table-cell>
          <table:table-cell table:style-name="Default" table:formula="of:=[.R66]" office:value-type="float" office:value="16446" calcext:value-type="float">
            <text:p>16446</text:p>
          </table:table-cell>
          <table:table-cell/>
        </table:table-row>
        <table:table-row table:style-name="ro1">
          <table:table-cell/>
          <table:table-cell table:formula="of:=[.B65]/[.B66]" office:value-type="float" office:value="0.0493737078924967" calcext:value-type="float">
            <text:p>0.049373707892497</text:p>
          </table:table-cell>
          <table:table-cell table:formula="of:=[.C65]/[.C66]" office:value-type="float" office:value="0.0830597105679193" calcext:value-type="float">
            <text:p>0.083059710567919</text:p>
          </table:table-cell>
          <table:table-cell table:formula="of:=[.D65]/[.D66]" office:value-type="float" office:value="0.0864647938708501" calcext:value-type="float">
            <text:p>0.08646479387085</text:p>
          </table:table-cell>
          <table:table-cell table:formula="of:=[.E65]/[.E66]" office:value-type="float" office:value="0.0273622765414082" calcext:value-type="float">
            <text:p>0.027362276541408</text:p>
          </table:table-cell>
          <table:table-cell table:style-name="Default" table:formula="of:=[.F65]/[.F66]" office:value-type="float" office:value="0.0116745713243342" calcext:value-type="float">
            <text:p>0.011674571324334</text:p>
          </table:table-cell>
          <table:table-cell table:formula="of:=[.G65]/[.G66]" office:value-type="float" office:value="0.0442660829381004" calcext:value-type="float">
            <text:p>0.044266082938101</text:p>
          </table:table-cell>
          <table:table-cell table:formula="of:=[.H65]/[.H66]" office:value-type="float" office:value="0.0355709595038307" calcext:value-type="float">
            <text:p>0.035570959503831</text:p>
          </table:table-cell>
          <table:table-cell table:formula="of:=[.I65]/[.I66]" office:value-type="float" office:value="0.0454213790587377" calcext:value-type="float">
            <text:p>0.045421379058738</text:p>
          </table:table-cell>
          <table:table-cell table:formula="of:=[.J65]/[.J66]" office:value-type="float" office:value="0.013741943329685" calcext:value-type="float">
            <text:p>0.013741943329685</text:p>
          </table:table-cell>
          <table:table-cell table:formula="of:=[.K65]/[.K66]" office:value-type="float" office:value="0.0513194697798857" calcext:value-type="float">
            <text:p>0.051319469779886</text:p>
          </table:table-cell>
          <table:table-cell table:formula="of:=[.L65]/[.L66]" office:value-type="float" office:value="0.0675544205277879" calcext:value-type="float">
            <text:p>0.067554420527788</text:p>
          </table:table-cell>
          <table:table-cell table:style-name="Default" table:formula="of:=[.M65]/[.M66]" office:value-type="float" office:value="0.0320442660829381" calcext:value-type="float">
            <text:p>0.032044266082938</text:p>
          </table:table-cell>
          <table:table-cell table:style-name="Default" table:formula="of:=[.N65]/[.N66]" office:value-type="float" office:value="0.0612306943937736" calcext:value-type="float">
            <text:p>0.061230694393774</text:p>
          </table:table-cell>
          <table:table-cell table:style-name="Default" table:formula="of:=[.O65]/[.O66]" office:value-type="float" office:value="0.0946126717742916" calcext:value-type="float">
            <text:p>0.094612671774292</text:p>
          </table:table-cell>
          <table:table-cell table:style-name="Default" table:formula="of:=[.P65]/[.P66]" office:value-type="float" office:value="0.156512221816855" calcext:value-type="float">
            <text:p>0.156512221816855</text:p>
          </table:table-cell>
          <table:table-cell table:style-name="Default" table:formula="of:=[.Q65]/[.Q66]" office:value-type="float" office:value="0.0525355709595038" calcext:value-type="float">
            <text:p>0.052535570959504</text:p>
          </table:table-cell>
          <table:table-cell table:style-name="Default" table:formula="of:=[.R65]/[.R66]" office:value-type="float" office:value="0.0466982852973367" calcext:value-type="float">
            <text:p>0.046698285297337</text:p>
          </table:table-cell>
          <table:table-cell table:style-name="Default" table:formula="of:=[.S65]/[.S66]" office:value-type="float" office:value="0.0405569743402651" calcext:value-type="float">
            <text:p>0.040556974340265</text:p>
          </table:table-cell>
          <table:table-cell/>
        </table:table-row>
        <table:table-row table:style-name="ro1">
          <table:table-cell office:value-type="string" calcext:value-type="string">
            <text:p>估算的人类的</text:p>
          </table:table-cell>
          <table:table-cell office:value-type="float" office:value="0.0468879406296822" calcext:value-type="float">
            <text:p>0.046887940629682</text:p>
          </table:table-cell>
          <table:table-cell office:value-type="float" office:value="0.0852003971564679" calcext:value-type="float">
            <text:p>0.085200397156468</text:p>
          </table:table-cell>
          <table:table-cell office:value-type="float" office:value="0.084301638447598" calcext:value-type="float">
            <text:p>0.084301638447598</text:p>
          </table:table-cell>
          <table:table-cell office:value-type="float" office:value="0.0234979232715351" calcext:value-type="float">
            <text:p>0.023497923271535</text:p>
          </table:table-cell>
          <table:table-cell office:value-type="float" office:value="0.0133674000124125" calcext:value-type="float">
            <text:p>0.013367400012413</text:p>
          </table:table-cell>
          <table:table-cell office:value-type="float" office:value="0.0441928080405394" calcext:value-type="float">
            <text:p>0.044192808040539</text:p>
          </table:table-cell>
          <table:table-cell office:value-type="float" office:value="0.0364485414582261" calcext:value-type="float">
            <text:p>0.036448541458226</text:p>
          </table:table-cell>
          <table:table-cell office:value-type="float" office:value="0.0476397332991453" calcext:value-type="float">
            <text:p>0.047639733299145</text:p>
          </table:table-cell>
          <table:table-cell office:value-type="float" office:value="0.0125888093745591" calcext:value-type="float">
            <text:p>0.012588809374559</text:p>
          </table:table-cell>
          <table:table-cell office:value-type="float" office:value="0.052534352831882" calcext:value-type="float">
            <text:p>0.052534352831882</text:p>
          </table:table-cell>
          <table:table-cell office:value-type="float" office:value="0.0650744625427592" calcext:value-type="float">
            <text:p>0.065074462542759</text:p>
          </table:table-cell>
          <table:table-cell office:value-type="float" office:value="0.0366288338301547" calcext:value-type="float">
            <text:p>0.036628833830155</text:p>
          </table:table-cell>
          <table:table-cell office:value-type="float" office:value="0.0594785861066533" calcext:value-type="float">
            <text:p>0.059478586106653</text:p>
          </table:table-cell>
          <table:table-cell office:value-type="float" office:value="0.0950461903237188" calcext:value-type="float">
            <text:p>0.095046190323719</text:p>
          </table:table-cell>
          <table:table-cell office:value-type="float" office:value="0.163801772450862" calcext:value-type="float">
            <text:p>0.163801772450862</text:p>
          </table:table-cell>
          <table:table-cell office:value-type="float" office:value="0.0465019349942437" calcext:value-type="float">
            <text:p>0.046501934994244</text:p>
          </table:table-cell>
          <table:table-cell office:value-type="float" office:value="0.0468110149179563" calcext:value-type="float">
            <text:p>0.046811014917956</text:p>
          </table:table-cell>
          <table:table-cell office:value-type="float" office:value="0.0399976603116048" calcext:value-type="float">
            <text:p>0.039997660311605</text:p>
          </table:table-cell>
          <table:table-cell/>
        </table:table-row>
        <table:table-row table:style-name="ro1">
          <table:table-cell office:value-type="string" calcext:value-type="string">
            <text:p>相除</text:p>
          </table:table-cell>
          <table:table-cell table:style-name="ce2" table:formula="of:=[.B67]/[.B68]" office:value-type="float" office:value="1.05301506590888" calcext:value-type="float">
            <text:p>1.05301506590888</text:p>
          </table:table-cell>
          <table:table-cell table:style-name="ce2" table:formula="of:=[.C67]/[.C68]" office:value-type="float" office:value="0.974874687677601" calcext:value-type="float">
            <text:p>0.974874687677601</text:p>
          </table:table-cell>
          <table:table-cell table:style-name="ce2" table:formula="of:=[.D67]/[.D68]" office:value-type="float" office:value="1.02565970796163" calcext:value-type="float">
            <text:p>1.02565970796163</text:p>
          </table:table-cell>
          <table:table-cell table:style-name="ce2" table:formula="of:=[.E67]/[.E68]" office:value-type="float" office:value="1.16445509780664" calcext:value-type="float">
            <text:p>1.16445509780664</text:p>
          </table:table-cell>
          <table:table-cell table:style-name="ce2" table:formula="of:=[.F67]/[.F68]" office:value-type="float" office:value="0.873361410109191" calcext:value-type="float">
            <text:p>0.873361410109191</text:p>
          </table:table-cell>
          <table:table-cell table:style-name="ce2" table:formula="of:=[.G67]/[.G68]" office:value-type="float" office:value="1.00165807290394" calcext:value-type="float">
            <text:p>1.00165807290394</text:p>
          </table:table-cell>
          <table:table-cell table:style-name="ce2" table:formula="of:=[.H67]/[.H68]" office:value-type="float" office:value="0.975922714070708" calcext:value-type="float">
            <text:p>0.975922714070708</text:p>
          </table:table-cell>
          <table:table-cell table:style-name="ce2" table:formula="of:=[.I67]/[.I68]" office:value-type="float" office:value="0.953434788845734" calcext:value-type="float">
            <text:p>0.953434788845734</text:p>
          </table:table-cell>
          <table:table-cell table:style-name="ce2" table:formula="of:=[.J67]/[.J68]" office:value-type="float" office:value="1.09159992186841" calcext:value-type="float">
            <text:p>1.09159992186841</text:p>
          </table:table-cell>
          <table:table-cell table:style-name="ce2" table:formula="of:=[.K67]/[.K68]" office:value-type="float" office:value="0.976874502368305" calcext:value-type="float">
            <text:p>0.976874502368305</text:p>
          </table:table-cell>
          <table:table-cell table:style-name="ce2" table:formula="of:=[.L67]/[.L68]" office:value-type="float" office:value="1.03810954233236" calcext:value-type="float">
            <text:p>1.03810954233236</text:p>
          </table:table-cell>
          <table:table-cell table:style-name="ce2" table:formula="of:=[.M67]/[.M68]" office:value-type="float" office:value="0.874837190600309" calcext:value-type="float">
            <text:p>0.874837190600309</text:p>
          </table:table-cell>
          <table:table-cell table:style-name="ce2" table:formula="of:=[.N67]/[.N68]" office:value-type="float" office:value="1.02945779988748" calcext:value-type="float">
            <text:p>1.02945779988748</text:p>
          </table:table-cell>
          <table:table-cell table:style-name="ce2" table:formula="of:=[.O67]/[.O68]" office:value-type="float" office:value="0.995438864535752" calcext:value-type="float">
            <text:p>0.995438864535752</text:p>
          </table:table-cell>
          <table:table-cell table:style-name="ce2" table:formula="of:=[.P67]/[.P68]" office:value-type="float" office:value="0.955497730427833" calcext:value-type="float">
            <text:p>0.955497730427833</text:p>
          </table:table-cell>
          <table:table-cell table:style-name="ce2" table:formula="of:=[.Q67]/[.Q68]" office:value-type="float" office:value="1.12975021288914" calcext:value-type="float">
            <text:p>1.12975021288914</text:p>
          </table:table-cell>
          <table:table-cell table:style-name="ce2" table:formula="of:=[.R67]/[.R68]" office:value-type="float" office:value="0.997591814216864" calcext:value-type="float">
            <text:p>0.997591814216864</text:p>
          </table:table-cell>
          <table:table-cell table:style-name="ce2" table:formula="of:=[.S67]/[.S68]" office:value-type="float" office:value="1.01398366865219" calcext:value-type="float">
            <text:p>1.01398366865219</text:p>
          </table:table-cell>
          <table:table-cell/>
        </table:table-row>
        <table:table-row table:style-name="ro1">
          <table:table-cell/>
          <table:table-cell table:style-name="ce2" table:formula="of:=IF([.B69]&lt;0.7;&quot;---&quot;;IF([.B69]&lt;0.8;&quot;--&quot;;IF([.B69]&lt;0.9;&quot;-&quot;;IF([.B69]&gt;1.3;&quot;+++&quot;;IF([.B69]&gt;1.2;&quot;++&quot;;IF([.B69]&gt;1.1;&quot;+&quot;;&quot;&quot;))))))">
            <text:p/>
          </table:table-cell>
          <table:table-cell table:style-name="ce2" table:formula="of:=IF([.C69]&lt;0.7;&quot;---&quot;;IF([.C69]&lt;0.8;&quot;--&quot;;IF([.C69]&lt;0.9;&quot;-&quot;;IF([.C69]&gt;1.3;&quot;+++&quot;;IF([.C69]&gt;1.2;&quot;++&quot;;IF([.C69]&gt;1.1;&quot;+&quot;;&quot;&quot;))))))">
            <text:p/>
          </table:table-cell>
          <table:table-cell table:style-name="ce2" table:formula="of:=IF([.D69]&lt;0.7;&quot;---&quot;;IF([.D69]&lt;0.8;&quot;--&quot;;IF([.D69]&lt;0.9;&quot;-&quot;;IF([.D69]&gt;1.3;&quot;+++&quot;;IF([.D69]&gt;1.2;&quot;++&quot;;IF([.D69]&gt;1.1;&quot;+&quot;;&quot;&quot;))))))">
            <text:p/>
          </table:table-cell>
          <table:table-cell table:style-name="ce2" table:formula="of:=IF([.E69]&lt;0.7;&quot;---&quot;;IF([.E69]&lt;0.8;&quot;--&quot;;IF([.E69]&lt;0.9;&quot;-&quot;;IF([.E69]&gt;1.3;&quot;+++&quot;;IF([.E69]&gt;1.2;&quot;++&quot;;IF([.E69]&gt;1.1;&quot;+&quot;;&quot;&quot;))))))" office:value-type="string" office:string-value="+" calcext:value-type="string">
            <text:p>+</text:p>
          </table:table-cell>
          <table:table-cell table:style-name="ce2" table:formula="of:=IF([.F69]&lt;0.7;&quot;---&quot;;IF([.F69]&lt;0.8;&quot;--&quot;;IF([.F69]&lt;0.9;&quot;-&quot;;IF([.F69]&gt;1.3;&quot;+++&quot;;IF([.F69]&gt;1.2;&quot;++&quot;;IF([.F69]&gt;1.1;&quot;+&quot;;&quot;&quot;))))))" office:value-type="string" office:string-value="-" calcext:value-type="string">
            <text:p>-</text:p>
          </table:table-cell>
          <table:table-cell table:style-name="ce2" table:formula="of:=IF([.G69]&lt;0.7;&quot;---&quot;;IF([.G69]&lt;0.8;&quot;--&quot;;IF([.G69]&lt;0.9;&quot;-&quot;;IF([.G69]&gt;1.3;&quot;+++&quot;;IF([.G69]&gt;1.2;&quot;++&quot;;IF([.G69]&gt;1.1;&quot;+&quot;;&quot;&quot;))))))">
            <text:p/>
          </table:table-cell>
          <table:table-cell table:style-name="ce2" table:formula="of:=IF([.H69]&lt;0.7;&quot;---&quot;;IF([.H69]&lt;0.8;&quot;--&quot;;IF([.H69]&lt;0.9;&quot;-&quot;;IF([.H69]&gt;1.3;&quot;+++&quot;;IF([.H69]&gt;1.2;&quot;++&quot;;IF([.H69]&gt;1.1;&quot;+&quot;;&quot;&quot;))))))">
            <text:p/>
          </table:table-cell>
          <table:table-cell table:style-name="ce2" table:formula="of:=IF([.I69]&lt;0.7;&quot;---&quot;;IF([.I69]&lt;0.8;&quot;--&quot;;IF([.I69]&lt;0.9;&quot;-&quot;;IF([.I69]&gt;1.3;&quot;+++&quot;;IF([.I69]&gt;1.2;&quot;++&quot;;IF([.I69]&gt;1.1;&quot;+&quot;;&quot;&quot;))))))">
            <text:p/>
          </table:table-cell>
          <table:table-cell table:style-name="ce2" table:formula="of:=IF([.J69]&lt;0.7;&quot;---&quot;;IF([.J69]&lt;0.8;&quot;--&quot;;IF([.J69]&lt;0.9;&quot;-&quot;;IF([.J69]&gt;1.3;&quot;+++&quot;;IF([.J69]&gt;1.2;&quot;++&quot;;IF([.J69]&gt;1.1;&quot;+&quot;;&quot;&quot;))))))">
            <text:p/>
          </table:table-cell>
          <table:table-cell table:style-name="ce2" table:formula="of:=IF([.K69]&lt;0.7;&quot;---&quot;;IF([.K69]&lt;0.8;&quot;--&quot;;IF([.K69]&lt;0.9;&quot;-&quot;;IF([.K69]&gt;1.3;&quot;+++&quot;;IF([.K69]&gt;1.2;&quot;++&quot;;IF([.K69]&gt;1.1;&quot;+&quot;;&quot;&quot;))))))">
            <text:p/>
          </table:table-cell>
          <table:table-cell table:style-name="ce2" table:formula="of:=IF([.L69]&lt;0.7;&quot;---&quot;;IF([.L69]&lt;0.8;&quot;--&quot;;IF([.L69]&lt;0.9;&quot;-&quot;;IF([.L69]&gt;1.3;&quot;+++&quot;;IF([.L69]&gt;1.2;&quot;++&quot;;IF([.L69]&gt;1.1;&quot;+&quot;;&quot;&quot;))))))">
            <text:p/>
          </table:table-cell>
          <table:table-cell table:style-name="ce2" table:formula="of:=IF([.M69]&lt;0.7;&quot;---&quot;;IF([.M69]&lt;0.8;&quot;--&quot;;IF([.M69]&lt;0.9;&quot;-&quot;;IF([.M69]&gt;1.3;&quot;+++&quot;;IF([.M69]&gt;1.2;&quot;++&quot;;IF([.M69]&gt;1.1;&quot;+&quot;;&quot;&quot;))))))" office:value-type="string" office:string-value="-" calcext:value-type="string">
            <text:p>-</text:p>
          </table:table-cell>
          <table:table-cell table:style-name="ce2" table:formula="of:=IF([.N69]&lt;0.7;&quot;---&quot;;IF([.N69]&lt;0.8;&quot;--&quot;;IF([.N69]&lt;0.9;&quot;-&quot;;IF([.N69]&gt;1.3;&quot;+++&quot;;IF([.N69]&gt;1.2;&quot;++&quot;;IF([.N69]&gt;1.1;&quot;+&quot;;&quot;&quot;))))))">
            <text:p/>
          </table:table-cell>
          <table:table-cell table:style-name="ce2" table:formula="of:=IF([.O69]&lt;0.7;&quot;---&quot;;IF([.O69]&lt;0.8;&quot;--&quot;;IF([.O69]&lt;0.9;&quot;-&quot;;IF([.O69]&gt;1.3;&quot;+++&quot;;IF([.O69]&gt;1.2;&quot;++&quot;;IF([.O69]&gt;1.1;&quot;+&quot;;&quot;&quot;))))))">
            <text:p/>
          </table:table-cell>
          <table:table-cell table:style-name="ce2" table:formula="of:=IF([.P69]&lt;0.7;&quot;---&quot;;IF([.P69]&lt;0.8;&quot;--&quot;;IF([.P69]&lt;0.9;&quot;-&quot;;IF([.P69]&gt;1.3;&quot;+++&quot;;IF([.P69]&gt;1.2;&quot;++&quot;;IF([.P69]&gt;1.1;&quot;+&quot;;&quot;&quot;))))))">
            <text:p/>
          </table:table-cell>
          <table:table-cell table:style-name="ce2" table:formula="of:=IF([.Q69]&lt;0.7;&quot;---&quot;;IF([.Q69]&lt;0.8;&quot;--&quot;;IF([.Q69]&lt;0.9;&quot;-&quot;;IF([.Q69]&gt;1.3;&quot;+++&quot;;IF([.Q69]&gt;1.2;&quot;++&quot;;IF([.Q69]&gt;1.1;&quot;+&quot;;&quot;&quot;))))))" office:value-type="string" office:string-value="+" calcext:value-type="string">
            <text:p>+</text:p>
          </table:table-cell>
          <table:table-cell table:style-name="ce2" table:formula="of:=IF([.R69]&lt;0.7;&quot;---&quot;;IF([.R69]&lt;0.8;&quot;--&quot;;IF([.R69]&lt;0.9;&quot;-&quot;;IF([.R69]&gt;1.3;&quot;+++&quot;;IF([.R69]&gt;1.2;&quot;++&quot;;IF([.R69]&gt;1.1;&quot;+&quot;;&quot;&quot;))))))">
            <text:p/>
          </table:table-cell>
          <table:table-cell table:style-name="ce2" table:formula="of:=IF([.S69]&lt;0.7;&quot;---&quot;;IF([.S69]&lt;0.8;&quot;--&quot;;IF([.S69]&lt;0.9;&quot;-&quot;;IF([.S69]&gt;1.3;&quot;+++&quot;;IF([.S69]&gt;1.2;&quot;++&quot;;IF([.S69]&gt;1.1;&quot;+&quot;;&quot;&quot;))))))">
            <text:p/>
          </table:table-cell>
          <table:table-cell/>
        </table:table-row>
        <table:table-row table:style-name="ro1" table:number-rows-repeated="1048505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8">0000/00/00</text:date>, <text:time style:data-style-name="N2" text:time-value="10:03:54.198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8T10:12:05.308000000</dc:date>
    <meta:editing-duration>PT37M55S</meta:editing-duration>
    <meta:editing-cycles>7</meta:editing-cycles>
    <meta:generator>LibreOffice/7.1.6.2$Windows_X86_64 LibreOffice_project/0e133318fcee89abacd6a7d077e292f1145735c3</meta:generator>
    <meta:document-statistic meta:table-count="1" meta:cell-count="1068" meta:object-count="0"/>
  </office:meta>
</office:document-meta>
</file>